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493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919cm"/>
    </style:style>
    <style:style style:name="co5" style:family="table-column">
      <style:table-column-properties fo:break-before="auto" style:column-width="1.392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2.002cm"/>
    </style:style>
    <style:style style:name="co8" style:family="table-column">
      <style:table-column-properties fo:break-before="auto" style:column-width="1.11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5" table:number-columns-repeated="8" table:default-cell-style-name="Default"/>
        <table:table-column table:style-name="co8" table:default-cell-style-name="Default"/>
        <table:table-column table:style-name="co6" table:number-columns-repeated="86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column table:style-name="co5" table:number-columns-repeated="17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5" table:number-columns-repeated="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row table:style-name="ro1">
          <table:table-cell office:value-type="string">
            <text:p>motion list: </text:p>
          </table:table-cell>
          <table:table-cell table:number-columns-repeated="161"/>
        </table:table-row>
        <table:table-row table:style-name="ro1">
          <table:table-cell office:value-type="string">
            <text:p>[8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]</text:p>
          </table:table-cell>
          <table:table-cell table:number-columns-repeated="142"/>
        </table:table-row>
        <table:table-row table:style-name="ro1">
          <table:table-cell office:value-type="string">
            <text:p>[16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3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<text:s/>16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18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]</text:p>
          </table:table-cell>
          <table:table-cell table:number-columns-repeated="142"/>
        </table:table-row>
        <table:table-row table:style-name="ro1">
          <table:table-cell office:value-type="string">
            <text:p>[163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89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]</text:p>
          </table:table-cell>
          <table:table-cell table:number-columns-repeated="142"/>
        </table:table-row>
        <table:table-row table:style-name="ro1">
          <table:table-cell office:value-type="string">
            <text:p>[86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]</text:p>
          </table:table-cell>
          <table:table-cell table:number-columns-repeated="142"/>
        </table:table-row>
        <table:table-row table:style-name="ro1">
          <table:table-cell office:value-type="string">
            <text:p>[73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]</text:p>
          </table:table-cell>
          <table:table-cell table:number-columns-repeated="142"/>
        </table:table-row>
        <table:table-row table:style-name="ro1">
          <table:table-cell office:value-type="string">
            <text:p>[111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91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]</text:p>
          </table:table-cell>
          <table:table-cell table:number-columns-repeated="142"/>
        </table:table-row>
        <table:table-row table:style-name="ro1">
          <table:table-cell office:value-type="string">
            <text:p>[9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]</text:p>
          </table:table-cell>
          <table:table-cell table:number-columns-repeated="142"/>
        </table:table-row>
        <table:table-row table:style-name="ro1">
          <table:table-cell office:value-type="string">
            <text:p>[107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]</text:p>
          </table:table-cell>
          <table:table-cell table:number-columns-repeated="142"/>
        </table:table-row>
        <table:table-row table:style-name="ro1">
          <table:table-cell office:value-type="string">
            <text:p>[69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float" office:value="4">
            <text:p>4</text:p>
          </table:table-cell>
          <table:table-cell table:number-columns-repeated="161"/>
        </table:table-row>
        <table:table-row table:style-name="ro1">
          <table:table-cell office:value-type="string">
            <text:p>modified data: </text:p>
          </table:table-cell>
          <table:table-cell table:number-columns-repeated="161"/>
        </table:table-row>
        <table:table-row table:style-name="ro1">
          <table:table-cell office:value-type="string">
            <text:p>[8.0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.0]</text:p>
          </table:table-cell>
          <table:table-cell table:number-columns-repeated="142"/>
        </table:table-row>
        <table:table-row table:style-name="ro1">
          <table:table-cell office:value-type="string">
            <text:p>[16.0</text:p>
          </table:table-cell>
          <table:table-cell office:value-type="float" office:value="16.34375">
            <text:p>16.34</text:p>
          </table:table-cell>
          <table:table-cell office:value-type="float" office:value="17.71875">
            <text:p>17.72</text:p>
          </table:table-cell>
          <table:table-cell office:value-type="float" office:value="3.28125">
            <text:p>3.28</text:p>
          </table:table-cell>
          <table:table-cell office:value-type="float" office:value="2.78125">
            <text:p>2.78</text:p>
          </table:table-cell>
          <table:table-cell office:value-type="float" office:value="-2.5">
            <text:p>-2.5</text:p>
          </table:table-cell>
          <table:table-cell office:value-type="float" office:value="81.875">
            <text:p>81.88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1.875">
            <text:p>81.88</text:p>
          </table:table-cell>
          <table:table-cell office:value-type="float" office:value="-2.5">
            <text:p>-2.5</text:p>
          </table:table-cell>
          <table:table-cell office:value-type="float" office:value="2.78125">
            <text:p>2.78</text:p>
          </table:table-cell>
          <table:table-cell office:value-type="float" office:value="3.28125">
            <text:p>3.28</text:p>
          </table:table-cell>
          <table:table-cell office:value-type="float" office:value="17.71875">
            <text:p>17.72</text:p>
          </table:table-cell>
          <table:table-cell office:value-type="string">
            <text:p><text:s/>16.34375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180.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.0]</text:p>
          </table:table-cell>
          <table:table-cell table:number-columns-repeated="142"/>
        </table:table-row>
        <table:table-row table:style-name="ro1">
          <table:table-cell office:value-type="string">
            <text:p>[163.0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89.0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.0]</text:p>
          </table:table-cell>
          <table:table-cell table:number-columns-repeated="142"/>
        </table:table-row>
        <table:table-row table:style-name="ro1">
          <table:table-cell office:value-type="string">
            <text:p>[86.0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.0]</text:p>
          </table:table-cell>
          <table:table-cell table:number-columns-repeated="142"/>
        </table:table-row>
        <table:table-row table:style-name="ro1">
          <table:table-cell office:value-type="string">
            <text:p>[73.0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.0]</text:p>
          </table:table-cell>
          <table:table-cell table:number-columns-repeated="142"/>
        </table:table-row>
        <table:table-row table:style-name="ro1">
          <table:table-cell office:value-type="string">
            <text:p>[111.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91.0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.0]</text:p>
          </table:table-cell>
          <table:table-cell table:number-columns-repeated="142"/>
        </table:table-row>
        <table:table-row table:style-name="ro1">
          <table:table-cell office:value-type="string">
            <text:p>[94.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.0]</text:p>
          </table:table-cell>
          <table:table-cell table:number-columns-repeated="142"/>
        </table:table-row>
        <table:table-row table:style-name="ro1">
          <table:table-cell office:value-type="string">
            <text:p>[107.0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.0]</text:p>
          </table:table-cell>
          <table:table-cell table:number-columns-repeated="142"/>
        </table:table-row>
        <table:table-row table:style-name="ro1">
          <table:table-cell office:value-type="string">
            <text:p>[69.0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Weight = -0.8</text:p>
          </table:table-cell>
          <table:table-cell office:value-type="string">
            <text:p><text:s/>Time = 1</text:p>
          </table:table-cell>
          <table:table-cell office:value-type="string">
            <text:p><text:s/>Space = 0</text:p>
          </table:table-cell>
          <table:table-cell office:value-type="string">
            <text:p><text:s/>Flow = -1</text:p>
          </table:table-cell>
          <table:table-cell table:number-columns-repeated="158"/>
        </table:table-row>
        <table:table-row table:style-name="ro1">
          <table:table-cell office:value-type="string">
            <text:p>Weight: <text:s/>light</text:p>
          </table:table-cell>
          <table:table-cell table:number-columns-repeated="161"/>
        </table:table-row>
        <table:table-row table:style-name="ro1">
          <table:table-cell office:value-type="string">
            <text:p>Time: <text:s/>sudden</text:p>
          </table:table-cell>
          <table:table-cell table:number-columns-repeated="161"/>
        </table:table-row>
        <table:table-row table:style-name="ro1">
          <table:table-cell office:value-type="string">
            <text:p>Space: <text:s/>neutralspace</text:p>
          </table:table-cell>
          <table:table-cell table:number-columns-repeated="161"/>
        </table:table-row>
        <table:table-row table:style-name="ro1">
          <table:table-cell office:value-type="string">
            <text:p>Flow: <text:s/>free</text:p>
          </table:table-cell>
          <table:table-cell table:number-columns-repeated="161"/>
        </table:table-row>
        <table:table-row table:style-name="ro1">
          <table:table-cell table:number-columns-repeated="162"/>
        </table:table-row>
        <table:table-row table:style-name="ro1">
          <table:table-cell office:value-type="string">
            <text:p>ti= <text:s/>-0.22 | v0= <text:s/>-0.02 | v1= <text:s/>0.2 | texp= <text:s/>2.6</text:p>
          </table:table-cell>
          <table:table-cell table:number-columns-repeated="161"/>
        </table:table-row>
        <table:table-row table:style-name="ro1">
          <table:table-cell office:value-type="string">
            <text:p>elbow_angle= <text:s/>0.628318530718 | vt__= <text:s/>-0.183648564196</text:p>
          </table:table-cell>
          <table:table-cell table:number-columns-repeated="161"/>
        </table:table-row>
        <table:table-row table:style-name="ro1">
          <table:table-cell office:value-type="string">
            <text:p>[82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table:number-columns-repeated="2" office:value-type="float" office:value="95">
            <text:p>95</text:p>
          </table:table-cell>
          <table:table-cell office:value-type="float" office:value="89">
            <text:p>89</text:p>
          </table:table-cell>
          <table:table-cell table:number-columns-repeated="2"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110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string">
            <text:p><text:s/>30]</text:p>
          </table:table-cell>
        </table:table-row>
        <table:table-row table:style-name="ro1">
          <table:table-cell office:value-type="string">
            <text:p>[16</text:p>
          </table:table-cell>
          <table:table-cell table:number-columns-repeated="9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1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><text:s/>16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36"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102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table:number-columns-repeated="2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2"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111"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table:number-columns-repeated="2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string">
            <text:p><text:s/>154]</text:p>
          </table:table-cell>
        </table:table-row>
        <table:table-row table:style-name="ro1">
          <table:table-cell office:value-type="string">
            <text:p>[163</text:p>
          </table:table-cell>
          <table:table-cell table:number-columns-repeated="10"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74">
            <text:p>174</text:p>
          </table:table-cell>
          <table:table-cell table:number-columns-repeated="4" office:value-type="float" office:value="175">
            <text:p>175</text:p>
          </table:table-cell>
          <table:table-cell table:number-columns-repeated="14" office:value-type="float" office:value="174">
            <text:p>174</text:p>
          </table:table-cell>
          <table:table-cell office:value-type="float" office:value="172">
            <text:p>172</text:p>
          </table:table-cell>
          <table:table-cell office:value-type="float" office:value="167">
            <text:p>167</text:p>
          </table:table-cell>
          <table:table-cell office:value-type="float" office:value="161">
            <text:p>161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table:number-columns-repeated="12"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string">
            <text:p><text:s/>163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36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89</text:p>
          </table:table-cell>
          <table:table-cell table:number-columns-repeated="160" office:value-type="float" office:value="89">
            <text:p>89</text:p>
          </table:table-cell>
          <table:table-cell office:value-type="string">
            <text:p><text:s/>89]</text:p>
          </table:table-cell>
        </table:table-row>
        <table:table-row table:style-name="ro1">
          <table:table-cell office:value-type="string">
            <text:p>[151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table:number-columns-repeated="2"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127">
            <text:p>12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string">
            <text:p><text:s/>151]</text:p>
          </table:table-cell>
        </table:table-row>
        <table:table-row table:style-name="ro1">
          <table:table-cell office:value-type="string">
            <text:p>[73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2">
            <text:p>182</text:p>
          </table:table-cell>
          <table:table-cell office:value-type="float" office:value="169">
            <text:p>169</text:p>
          </table:table-cell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table:number-columns-repeated="110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string">
            <text:p><text:s/>73]</text:p>
          </table:table-cell>
        </table:table-row>
        <table:table-row table:style-name="ro1">
          <table:table-cell office:value-type="string">
            <text:p>[80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number-columns-repeated="2"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61">
            <text:p>161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92"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29">
            <text:p>129</text:p>
          </table:table-cell>
          <table:table-cell office:value-type="float" office:value="140">
            <text:p>140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61">
            <text:p>161</text:p>
          </table:table-cell>
          <table:table-cell office:value-type="float" office:value="164">
            <text:p>164</text:p>
          </table:table-cell>
          <table:table-cell office:value-type="float" office:value="157">
            <text:p>157</text:p>
          </table:table-cell>
          <table:table-cell office:value-type="float" office:value="143">
            <text:p>143</text:p>
          </table:table-cell>
          <table:table-cell office:value-type="float" office:value="124">
            <text:p>124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table:number-columns-repeated="2"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string">
            <text:p><text:s/>80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table:number-columns-repeated="4" office:value-type="float" office:value="89">
            <text:p>89</text:p>
          </table:table-cell>
          <table:table-cell table:number-columns-repeated="5" office:value-type="float" office:value="88">
            <text:p>88</text:p>
          </table:table-cell>
          <table:table-cell table:number-columns-repeated="7" office:value-type="float" office:value="87">
            <text:p>87</text:p>
          </table:table-cell>
          <table:table-cell table:number-columns-repeated="96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91</text:p>
          </table:table-cell>
          <table:table-cell table:number-columns-repeated="160" office:value-type="float" office:value="91">
            <text:p>91</text:p>
          </table:table-cell>
          <table:table-cell office:value-type="string">
            <text:p><text:s/>91]</text:p>
          </table:table-cell>
        </table:table-row>
        <table:table-row table:style-name="ro1">
          <table:table-cell office:value-type="string">
            <text:p>[28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2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table:number-columns-repeated="111"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table:number-columns-repeated="2"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string">
            <text:p><text:s/>28]</text:p>
          </table:table-cell>
        </table:table-row>
        <table:table-row table:style-name="ro1">
          <table:table-cell office:value-type="string">
            <text:p>[107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table:number-columns-repeated="2" office:value-type="float" office:value="73">
            <text:p>73</text:p>
          </table:table-cell>
          <table:table-cell office:value-type="float" office:value="80">
            <text:p>80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107]</text:p>
          </table:table-cell>
        </table:table-row>
        <table:table-row table:style-name="ro1">
          <table:table-cell office:value-type="string">
            <text:p>[101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table:number-columns-repeated="3" office:value-type="float" office:value="143">
            <text:p>143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table:number-columns-repeated="2" office:value-type="float" office:value="87">
            <text:p>87</text:p>
          </table:table-cell>
          <table:table-cell office:value-type="float" office:value="93">
            <text:p>93</text:p>
          </table:table-cell>
          <table:table-cell table:number-columns-repeated="2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93"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string">
            <text:p><text:s/>101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161"/>
        </table:table-row>
        <table:table-row table:style-name="ro1">
          <table:table-cell office:value-type="float" office:value="7">
            <text:p>7</text:p>
          </table:table-cell>
          <table:table-cell table:number-columns-repeated="161"/>
        </table:table-row>
        <table:table-row table:style-name="ro1">
          <table:table-cell office:value-type="string">
            <text:p>[101.59375</text:p>
          </table:table-cell>
          <table:table-cell office:value-type="float" office:value="113.125">
            <text:p>113.13</text:p>
          </table:table-cell>
          <table:table-cell office:value-type="float" office:value="124">
            <text:p>124</text:p>
          </table:table-cell>
          <table:table-cell office:value-type="float" office:value="133.9375">
            <text:p>133.94</text:p>
          </table:table-cell>
          <table:table-cell office:value-type="float" office:value="141.53125">
            <text:p>141.53</text:p>
          </table:table-cell>
          <table:table-cell office:value-type="float" office:value="146.40625">
            <text:p>146.41</text:p>
          </table:table-cell>
          <table:table-cell office:value-type="float" office:value="150.625">
            <text:p>150.63</text:p>
          </table:table-cell>
          <table:table-cell office:value-type="float" office:value="154.1875">
            <text:p>154.19</text:p>
          </table:table-cell>
          <table:table-cell office:value-type="float" office:value="158.21875">
            <text:p>158.22</text:p>
          </table:table-cell>
          <table:table-cell office:value-type="float" office:value="157.65625">
            <text:p>157.66</text:p>
          </table:table-cell>
          <table:table-cell office:value-type="float" office:value="165.75">
            <text:p>165.75</text:p>
          </table:table-cell>
          <table:table-cell office:value-type="float" office:value="164.875">
            <text:p>164.88</text:p>
          </table:table-cell>
          <table:table-cell office:value-type="float" office:value="161.125">
            <text:p>161.13</text:p>
          </table:table-cell>
          <table:table-cell office:value-type="float" office:value="153.5">
            <text:p>153.5</text:p>
          </table:table-cell>
          <table:table-cell office:value-type="float" office:value="145.25">
            <text:p>145.25</text:p>
          </table:table-cell>
          <table:table-cell office:value-type="float" office:value="136.375">
            <text:p>136.38</text:p>
          </table:table-cell>
          <table:table-cell office:value-type="float" office:value="129.875">
            <text:p>129.88</text:p>
          </table:table-cell>
          <table:table-cell office:value-type="float" office:value="119.09375">
            <text:p>119.09</text:p>
          </table:table-cell>
          <table:table-cell office:value-type="float" office:value="118.8125">
            <text:p>118.81</text:p>
          </table:table-cell>
          <table:table-cell office:value-type="float" office:value="109.53125">
            <text:p>109.53</text:p>
          </table:table-cell>
          <table:table-cell office:value-type="float" office:value="101.75">
            <text:p>101.75</text:p>
          </table:table-cell>
          <table:table-cell office:value-type="float" office:value="95.09375">
            <text:p>95.09</text:p>
          </table:table-cell>
          <table:table-cell office:value-type="float" office:value="89.0625">
            <text:p>89.06</text:p>
          </table:table-cell>
          <table:table-cell office:value-type="float" office:value="83.65625">
            <text:p>83.66</text:p>
          </table:table-cell>
          <table:table-cell office:value-type="float" office:value="80">
            <text:p>80</text:p>
          </table:table-cell>
          <table:table-cell office:value-type="float" office:value="78.625">
            <text:p>78.63</text:p>
          </table:table-cell>
          <table:table-cell office:value-type="float" office:value="78.21875">
            <text:p>78.22</text:p>
          </table:table-cell>
          <table:table-cell office:value-type="float" office:value="76.53125">
            <text:p>76.53</text:p>
          </table:table-cell>
          <table:table-cell office:value-type="float" office:value="77.09375">
            <text:p>77.09</text:p>
          </table:table-cell>
          <table:table-cell office:value-type="float" office:value="80.1875">
            <text:p>80.19</text:p>
          </table:table-cell>
          <table:table-cell office:value-type="float" office:value="83.9375">
            <text:p>83.94</text:p>
          </table:table-cell>
          <table:table-cell office:value-type="float" office:value="88.34375">
            <text:p>88.34</text:p>
          </table:table-cell>
          <table:table-cell office:value-type="float" office:value="92.5625">
            <text:p>92.56</text:p>
          </table:table-cell>
          <table:table-cell office:value-type="float" office:value="95">
            <text:p>95</text:p>
          </table:table-cell>
          <table:table-cell office:value-type="float" office:value="94.53125">
            <text:p>94.53</text:p>
          </table:table-cell>
          <table:table-cell table:number-columns-repeated="2" office:value-type="float" office:value="95.375">
            <text:p>95.38</text:p>
          </table:table-cell>
          <table:table-cell office:value-type="float" office:value="94.53125">
            <text:p>94.53</text:p>
          </table:table-cell>
          <table:table-cell office:value-type="float" office:value="93.40625">
            <text:p>93.41</text:p>
          </table:table-cell>
          <table:table-cell office:value-type="float" office:value="92">
            <text:p>92</text:p>
          </table:table-cell>
          <table:table-cell office:value-type="float" office:value="90.3125">
            <text:p>90.31</text:p>
          </table:table-cell>
          <table:table-cell office:value-type="float" office:value="89.75">
            <text:p>89.75</text:p>
          </table:table-cell>
          <table:table-cell office:value-type="float" office:value="89">
            <text:p>89</text:p>
          </table:table-cell>
          <table:table-cell office:value-type="float" office:value="89.1875">
            <text:p>89.19</text:p>
          </table:table-cell>
          <table:table-cell office:value-type="float" office:value="89.75">
            <text:p>89.75</text:p>
          </table:table-cell>
          <table:table-cell office:value-type="float" office:value="90.78125">
            <text:p>90.78</text:p>
          </table:table-cell>
          <table:table-cell office:value-type="float" office:value="91.90625">
            <text:p>91.91</text:p>
          </table:table-cell>
          <table:table-cell office:value-type="float" office:value="93.125">
            <text:p>93.13</text:p>
          </table:table-cell>
          <table:table-cell office:value-type="float" office:value="94.15625">
            <text:p>94.16</text:p>
          </table:table-cell>
          <table:table-cell table:number-columns-repeated="2" office:value-type="float" office:value="95">
            <text:p>95</text:p>
          </table:table-cell>
          <table:table-cell office:value-type="float" office:value="95.5625">
            <text:p>95.56</text:p>
          </table:table-cell>
          <table:table-cell table:number-columns-repeated="2" office:value-type="float" office:value="95.84375">
            <text:p>95.84</text:p>
          </table:table-cell>
          <table:table-cell office:value-type="float" office:value="95.75">
            <text:p>95.75</text:p>
          </table:table-cell>
          <table:table-cell office:value-type="float" office:value="95.5625">
            <text:p>95.56</text:p>
          </table:table-cell>
          <table:table-cell office:value-type="float" office:value="95.28125">
            <text:p>95.28</text:p>
          </table:table-cell>
          <table:table-cell office:value-type="float" office:value="95.09375">
            <text:p>95.09</text:p>
          </table:table-cell>
          <table:table-cell table:number-columns-repeated="46" office:value-type="float" office:value="95">
            <text:p>95</text:p>
          </table:table-cell>
          <table:table-cell office:value-type="float" office:value="94.90625">
            <text:p>94.91</text:p>
          </table:table-cell>
          <table:table-cell office:value-type="float" office:value="94.4375">
            <text:p>94.44</text:p>
          </table:table-cell>
          <table:table-cell office:value-type="float" office:value="93.78125">
            <text:p>93.78</text:p>
          </table:table-cell>
          <table:table-cell office:value-type="float" office:value="92.9375">
            <text:p>92.94</text:p>
          </table:table-cell>
          <table:table-cell office:value-type="float" office:value="92.09375">
            <text:p>92.09</text:p>
          </table:table-cell>
          <table:table-cell office:value-type="float" office:value="91.15625">
            <text:p>91.16</text:p>
          </table:table-cell>
          <table:table-cell office:value-type="float" office:value="90.3125">
            <text:p>90.31</text:p>
          </table:table-cell>
          <table:table-cell table:number-columns-repeated="2" office:value-type="float" office:value="89.46875">
            <text:p>89.47</text:p>
          </table:table-cell>
          <table:table-cell office:value-type="float" office:value="89.28125">
            <text:p>89.28</text:p>
          </table:table-cell>
          <table:table-cell office:value-type="float" office:value="90.03125">
            <text:p>90.03</text:p>
          </table:table-cell>
          <table:table-cell office:value-type="float" office:value="91.34375">
            <text:p>91.34</text:p>
          </table:table-cell>
          <table:table-cell office:value-type="float" office:value="93.21875">
            <text:p>93.22</text:p>
          </table:table-cell>
          <table:table-cell office:value-type="float" office:value="95.28125">
            <text:p>95.28</text:p>
          </table:table-cell>
          <table:table-cell office:value-type="float" office:value="97.4375">
            <text:p>97.44</text:p>
          </table:table-cell>
          <table:table-cell office:value-type="float" office:value="99.40625">
            <text:p>99.41</text:p>
          </table:table-cell>
          <table:table-cell office:value-type="float" office:value="100.8125">
            <text:p>100.81</text:p>
          </table:table-cell>
          <table:table-cell office:value-type="float" office:value="87.78125">
            <text:p>87.78</text:p>
          </table:table-cell>
          <table:table-cell office:value-type="float" office:value="85.625">
            <text:p>85.63</text:p>
          </table:table-cell>
          <table:table-cell office:value-type="float" office:value="83.84375">
            <text:p>83.84</text:p>
          </table:table-cell>
          <table:table-cell office:value-type="float" office:value="82.625">
            <text:p>82.63</text:p>
          </table:table-cell>
          <table:table-cell office:value-type="float" office:value="81.6875">
            <text:p>81.69</text:p>
          </table:table-cell>
          <table:table-cell office:value-type="float" office:value="81.21875">
            <text:p>81.22</text:p>
          </table:table-cell>
          <table:table-cell office:value-type="float" office:value="80.84375">
            <text:p>80.84</text:p>
          </table:table-cell>
          <table:table-cell office:value-type="float" office:value="83.1875">
            <text:p>83.19</text:p>
          </table:table-cell>
          <table:table-cell office:value-type="float" office:value="86.1875">
            <text:p>86.19</text:p>
          </table:table-cell>
          <table:table-cell office:value-type="float" office:value="91.0625">
            <text:p>91.06</text:p>
          </table:table-cell>
          <table:table-cell office:value-type="float" office:value="98.375">
            <text:p>98.38</text:p>
          </table:table-cell>
          <table:table-cell office:value-type="float" office:value="107.375">
            <text:p>107.38</text:p>
          </table:table-cell>
          <table:table-cell office:value-type="float" office:value="117.3125">
            <text:p>117.31</text:p>
          </table:table-cell>
          <table:table-cell office:value-type="float" office:value="127.15625">
            <text:p>127.16</text:p>
          </table:table-cell>
          <table:table-cell office:value-type="float" office:value="136.4375">
            <text:p>136.44</text:p>
          </table:table-cell>
          <table:table-cell office:value-type="float" office:value="142.5">
            <text:p>142.5</text:p>
          </table:table-cell>
          <table:table-cell office:value-type="float" office:value="113.375">
            <text:p>113.38</text:p>
          </table:table-cell>
          <table:table-cell office:value-type="float" office:value="116.8125">
            <text:p>116.81</text:p>
          </table:table-cell>
          <table:table-cell office:value-type="float" office:value="122.8125">
            <text:p>122.81</text:p>
          </table:table-cell>
          <table:table-cell office:value-type="float" office:value="128.25">
            <text:p>128.25</text:p>
          </table:table-cell>
          <table:table-cell office:value-type="float" office:value="135.625">
            <text:p>135.63</text:p>
          </table:table-cell>
          <table:table-cell office:value-type="float" office:value="142.1875">
            <text:p>142.19</text:p>
          </table:table-cell>
          <table:table-cell office:value-type="float" office:value="149.78125">
            <text:p>149.78</text:p>
          </table:table-cell>
          <table:table-cell office:value-type="float" office:value="149.3125">
            <text:p>149.31</text:p>
          </table:table-cell>
          <table:table-cell office:value-type="float" office:value="204.75">
            <text:p>204.75</text:p>
          </table:table-cell>
          <table:table-cell office:value-type="float" office:value="200.125">
            <text:p>200.13</text:p>
          </table:table-cell>
          <table:table-cell office:value-type="float" office:value="186.5">
            <text:p>186.5</text:p>
          </table:table-cell>
          <table:table-cell office:value-type="float" office:value="164.625">
            <text:p>164.63</text:p>
          </table:table-cell>
          <table:table-cell office:value-type="float" office:value="138.875">
            <text:p>138.88</text:p>
          </table:table-cell>
          <table:table-cell office:value-type="float" office:value="111">
            <text:p>111</text:p>
          </table:table-cell>
          <table:table-cell office:value-type="float" office:value="84.75">
            <text:p>84.75</text:p>
          </table:table-cell>
          <table:table-cell office:value-type="float" office:value="58.59375">
            <text:p>58.59</text:p>
          </table:table-cell>
          <table:table-cell office:value-type="float" office:value="175.1875">
            <text:p>175.19</text:p>
          </table:table-cell>
          <table:table-cell office:value-type="float" office:value="172.21875">
            <text:p>172.22</text:p>
          </table:table-cell>
          <table:table-cell office:value-type="float" office:value="156.4375">
            <text:p>156.44</text:p>
          </table:table-cell>
          <table:table-cell office:value-type="float" office:value="132.40625">
            <text:p>132.41</text:p>
          </table:table-cell>
          <table:table-cell office:value-type="float" office:value="101.34375">
            <text:p>101.34</text:p>
          </table:table-cell>
          <table:table-cell office:value-type="float" office:value="68.1875">
            <text:p>68.19</text:p>
          </table:table-cell>
          <table:table-cell office:value-type="float" office:value="34.78125">
            <text:p>34.78</text:p>
          </table:table-cell>
          <table:table-cell office:value-type="float" office:value="7.03125">
            <text:p>7.03</text:p>
          </table:table-cell>
          <table:table-cell office:value-type="string">
            <text:p><text:s/>34.96875]</text:p>
          </table:table-cell>
        </table:table-row>
        <table:table-row table:style-name="ro1">
          <table:table-cell office:value-type="string">
            <text:p>[19.84375</text:p>
          </table:table-cell>
          <table:table-cell office:value-type="float" office:value="20.125">
            <text:p>20.13</text:p>
          </table:table-cell>
          <table:table-cell office:value-type="float" office:value="19.75">
            <text:p>19.75</text:p>
          </table:table-cell>
          <table:table-cell office:value-type="float" office:value="19.9375">
            <text:p>19.94</text:p>
          </table:table-cell>
          <table:table-cell office:value-type="float" office:value="19.5625">
            <text:p>19.56</text:p>
          </table:table-cell>
          <table:table-cell office:value-type="float" office:value="18.71875">
            <text:p>18.72</text:p>
          </table:table-cell>
          <table:table-cell office:value-type="float" office:value="17.875">
            <text:p>17.88</text:p>
          </table:table-cell>
          <table:table-cell office:value-type="float" office:value="16.1875">
            <text:p>16.19</text:p>
          </table:table-cell>
          <table:table-cell office:value-type="float" office:value="14.59375">
            <text:p>14.59</text:p>
          </table:table-cell>
          <table:table-cell office:value-type="float" office:value="13.28125">
            <text:p>13.28</text:p>
          </table:table-cell>
          <table:table-cell office:value-type="float" office:value="11.0625">
            <text:p>11.06</text:p>
          </table:table-cell>
          <table:table-cell office:value-type="float" office:value="8.46875">
            <text:p>8.47</text:p>
          </table:table-cell>
          <table:table-cell office:value-type="float" office:value="6.625">
            <text:p>6.63</text:p>
          </table:table-cell>
          <table:table-cell office:value-type="float" office:value="4.625">
            <text:p>4.63</text:p>
          </table:table-cell>
          <table:table-cell office:value-type="float" office:value="3.34375">
            <text:p>3.34</text:p>
          </table:table-cell>
          <table:table-cell office:value-type="float" office:value="1.90625">
            <text:p>1.91</text:p>
          </table:table-cell>
          <table:table-cell office:value-type="float" office:value="0.46875">
            <text:p>0.47</text:p>
          </table:table-cell>
          <table:table-cell office:value-type="float" office:value="0.40625">
            <text:p>0.41</text:p>
          </table:table-cell>
          <table:table-cell office:value-type="float" office:value="1.53125">
            <text:p>1.53</text:p>
          </table:table-cell>
          <table:table-cell office:value-type="float" office:value="0.375">
            <text:p>0.38</text:p>
          </table:table-cell>
          <table:table-cell office:value-type="float" office:value="1.03125">
            <text:p>1.03</text:p>
          </table:table-cell>
          <table:table-cell office:value-type="float" office:value="0.84375">
            <text:p>0.84</text:p>
          </table:table-cell>
          <table:table-cell office:value-type="float" office:value="-0.9375">
            <text:p>-0.94</text:p>
          </table:table-cell>
          <table:table-cell office:value-type="float" office:value="-2.28125">
            <text:p>-2.28</text:p>
          </table:table-cell>
          <table:table-cell office:value-type="float" office:value="-5.75">
            <text:p>-5.75</text:p>
          </table:table-cell>
          <table:table-cell office:value-type="float" office:value="-9.5">
            <text:p>-9.5</text:p>
          </table:table-cell>
          <table:table-cell office:value-type="float" office:value="-12.0625">
            <text:p>-12.06</text:p>
          </table:table-cell>
          <table:table-cell office:value-type="float" office:value="-16.09375">
            <text:p>-16.09</text:p>
          </table:table-cell>
          <table:table-cell office:value-type="float" office:value="-19.5625">
            <text:p>-19.56</text:p>
          </table:table-cell>
          <table:table-cell office:value-type="float" office:value="-19.65625">
            <text:p>-19.66</text:p>
          </table:table-cell>
          <table:table-cell office:value-type="float" office:value="-19.28125">
            <text:p>-19.28</text:p>
          </table:table-cell>
          <table:table-cell office:value-type="float" office:value="-15.15625">
            <text:p>-15.16</text:p>
          </table:table-cell>
          <table:table-cell office:value-type="float" office:value="-9.8125">
            <text:p>-9.81</text:p>
          </table:table-cell>
          <table:table-cell office:value-type="float" office:value="-2.78125">
            <text:p>-2.78</text:p>
          </table:table-cell>
          <table:table-cell office:value-type="float" office:value="5.28125">
            <text:p>5.28</text:p>
          </table:table-cell>
          <table:table-cell office:value-type="float" office:value="13.8125">
            <text:p>13.81</text:p>
          </table:table-cell>
          <table:table-cell office:value-type="float" office:value="21.40625">
            <text:p>21.41</text:p>
          </table:table-cell>
          <table:table-cell office:value-type="float" office:value="26.15625">
            <text:p>26.16</text:p>
          </table:table-cell>
          <table:table-cell office:value-type="float" office:value="33.3125">
            <text:p>33.31</text:p>
          </table:table-cell>
          <table:table-cell office:value-type="float" office:value="41.25">
            <text:p>41.25</text:p>
          </table:table-cell>
          <table:table-cell office:value-type="float" office:value="47.4375">
            <text:p>47.44</text:p>
          </table:table-cell>
          <table:table-cell office:value-type="float" office:value="52.375">
            <text:p>52.38</text:p>
          </table:table-cell>
          <table:table-cell office:value-type="float" office:value="54.40625">
            <text:p>54.41</text:p>
          </table:table-cell>
          <table:table-cell office:value-type="float" office:value="54.96875">
            <text:p>54.97</text:p>
          </table:table-cell>
          <table:table-cell office:value-type="float" office:value="55.25">
            <text:p>55.25</text:p>
          </table:table-cell>
          <table:table-cell office:value-type="float" office:value="48.3125">
            <text:p>48.31</text:p>
          </table:table-cell>
          <table:table-cell office:value-type="float" office:value="49.25">
            <text:p>49.25</text:p>
          </table:table-cell>
          <table:table-cell office:value-type="float" office:value="47.53125">
            <text:p>47.53</text:p>
          </table:table-cell>
          <table:table-cell office:value-type="float" office:value="44.0625">
            <text:p>44.06</text:p>
          </table:table-cell>
          <table:table-cell office:value-type="float" office:value="40.71875">
            <text:p>40.72</text:p>
          </table:table-cell>
          <table:table-cell office:value-type="float" office:value="38">
            <text:p>38</text:p>
          </table:table-cell>
          <table:table-cell office:value-type="float" office:value="35.6875">
            <text:p>35.69</text:p>
          </table:table-cell>
          <table:table-cell office:value-type="float" office:value="36.875">
            <text:p>36.88</text:p>
          </table:table-cell>
          <table:table-cell office:value-type="float" office:value="36.3125">
            <text:p>36.31</text:p>
          </table:table-cell>
          <table:table-cell office:value-type="float" office:value="44">
            <text:p>44</text:p>
          </table:table-cell>
          <table:table-cell office:value-type="float" office:value="40.9375">
            <text:p>40.94</text:p>
          </table:table-cell>
          <table:table-cell office:value-type="float" office:value="40.3125">
            <text:p>40.31</text:p>
          </table:table-cell>
          <table:table-cell office:value-type="float" office:value="40.96875">
            <text:p>40.97</text:p>
          </table:table-cell>
          <table:table-cell office:value-type="float" office:value="41.75">
            <text:p>41.75</text:p>
          </table:table-cell>
          <table:table-cell office:value-type="float" office:value="40.28125">
            <text:p>40.28</text:p>
          </table:table-cell>
          <table:table-cell office:value-type="float" office:value="38.84375">
            <text:p>38.84</text:p>
          </table:table-cell>
          <table:table-cell office:value-type="float" office:value="37.9375">
            <text:p>37.94</text:p>
          </table:table-cell>
          <table:table-cell office:value-type="float" office:value="38.28125">
            <text:p>38.28</text:p>
          </table:table-cell>
          <table:table-cell office:value-type="float" office:value="29.84375">
            <text:p>29.84</text:p>
          </table:table-cell>
          <table:table-cell office:value-type="float" office:value="31.25">
            <text:p>31.25</text:p>
          </table:table-cell>
          <table:table-cell office:value-type="float" office:value="31.78125">
            <text:p>31.78</text:p>
          </table:table-cell>
          <table:table-cell office:value-type="float" office:value="32.25">
            <text:p>32.25</text:p>
          </table:table-cell>
          <table:table-cell office:value-type="float" office:value="32.84375">
            <text:p>32.84</text:p>
          </table:table-cell>
          <table:table-cell office:value-type="float" office:value="34.34375">
            <text:p>34.34</text:p>
          </table:table-cell>
          <table:table-cell office:value-type="float" office:value="35.03125">
            <text:p>35.03</text:p>
          </table:table-cell>
          <table:table-cell office:value-type="float" office:value="36.125">
            <text:p>36.13</text:p>
          </table:table-cell>
          <table:table-cell office:value-type="float" office:value="36.3125">
            <text:p>36.31</text:p>
          </table:table-cell>
          <table:table-cell office:value-type="float" office:value="44">
            <text:p>44</text:p>
          </table:table-cell>
          <table:table-cell office:value-type="float" office:value="40.375">
            <text:p>40.38</text:p>
          </table:table-cell>
          <table:table-cell office:value-type="float" office:value="38.25">
            <text:p>38.25</text:p>
          </table:table-cell>
          <table:table-cell office:value-type="float" office:value="37.78125">
            <text:p>37.78</text:p>
          </table:table-cell>
          <table:table-cell office:value-type="float" office:value="36.96875">
            <text:p>36.97</text:p>
          </table:table-cell>
          <table:table-cell office:value-type="float" office:value="34.9375">
            <text:p>34.94</text:p>
          </table:table-cell>
          <table:table-cell office:value-type="float" office:value="32.9375">
            <text:p>32.94</text:p>
          </table:table-cell>
          <table:table-cell office:value-type="float" office:value="32.21875">
            <text:p>32.22</text:p>
          </table:table-cell>
          <table:table-cell office:value-type="float" office:value="33.125">
            <text:p>33.13</text:p>
          </table:table-cell>
          <table:table-cell office:value-type="float" office:value="25.625">
            <text:p>25.63</text:p>
          </table:table-cell>
          <table:table-cell office:value-type="float" office:value="28.15625">
            <text:p>28.16</text:p>
          </table:table-cell>
          <table:table-cell office:value-type="float" office:value="29.90625">
            <text:p>29.91</text:p>
          </table:table-cell>
          <table:table-cell office:value-type="float" office:value="31.40625">
            <text:p>31.41</text:p>
          </table:table-cell>
          <table:table-cell office:value-type="float" office:value="32.84375">
            <text:p>32.84</text:p>
          </table:table-cell>
          <table:table-cell office:value-type="float" office:value="34.34375">
            <text:p>34.34</text:p>
          </table:table-cell>
          <table:table-cell office:value-type="float" office:value="35.5">
            <text:p>35.5</text:p>
          </table:table-cell>
          <table:table-cell office:value-type="float" office:value="36.875">
            <text:p>36.88</text:p>
          </table:table-cell>
          <table:table-cell office:value-type="float" office:value="37.15625">
            <text:p>37.16</text:p>
          </table:table-cell>
          <table:table-cell office:value-type="float" office:value="44.65625">
            <text:p>44.66</text:p>
          </table:table-cell>
          <table:table-cell office:value-type="float" office:value="40.9375">
            <text:p>40.94</text:p>
          </table:table-cell>
          <table:table-cell office:value-type="float" office:value="38.53125">
            <text:p>38.53</text:p>
          </table:table-cell>
          <table:table-cell office:value-type="float" office:value="37.875">
            <text:p>37.88</text:p>
          </table:table-cell>
          <table:table-cell office:value-type="float" office:value="36.96875">
            <text:p>36.97</text:p>
          </table:table-cell>
          <table:table-cell office:value-type="float" office:value="35.03125">
            <text:p>35.03</text:p>
          </table:table-cell>
          <table:table-cell office:value-type="float" office:value="32.9375">
            <text:p>32.94</text:p>
          </table:table-cell>
          <table:table-cell office:value-type="float" office:value="32.78125">
            <text:p>32.78</text:p>
          </table:table-cell>
          <table:table-cell office:value-type="float" office:value="34.8125">
            <text:p>34.81</text:p>
          </table:table-cell>
          <table:table-cell office:value-type="float" office:value="28.53125">
            <text:p>28.53</text:p>
          </table:table-cell>
          <table:table-cell office:value-type="float" office:value="32.09375">
            <text:p>32.09</text:p>
          </table:table-cell>
          <table:table-cell office:value-type="float" office:value="34.6875">
            <text:p>34.69</text:p>
          </table:table-cell>
          <table:table-cell office:value-type="float" office:value="37.03125">
            <text:p>37.03</text:p>
          </table:table-cell>
          <table:table-cell office:value-type="float" office:value="38.46875">
            <text:p>38.47</text:p>
          </table:table-cell>
          <table:table-cell office:value-type="float" office:value="40.25">
            <text:p>40.25</text:p>
          </table:table-cell>
          <table:table-cell office:value-type="float" office:value="41.21875">
            <text:p>41.22</text:p>
          </table:table-cell>
          <table:table-cell office:value-type="float" office:value="42.03125">
            <text:p>42.03</text:p>
          </table:table-cell>
          <table:table-cell office:value-type="float" office:value="41.375">
            <text:p>41.38</text:p>
          </table:table-cell>
          <table:table-cell office:value-type="float" office:value="47.75">
            <text:p>47.75</text:p>
          </table:table-cell>
          <table:table-cell office:value-type="float" office:value="42.8125">
            <text:p>42.81</text:p>
          </table:table-cell>
          <table:table-cell office:value-type="float" office:value="39.375">
            <text:p>39.38</text:p>
          </table:table-cell>
          <table:table-cell office:value-type="float" office:value="38.15625">
            <text:p>38.16</text:p>
          </table:table-cell>
          <table:table-cell office:value-type="float" office:value="36.96875">
            <text:p>36.97</text:p>
          </table:table-cell>
          <table:table-cell office:value-type="float" office:value="36.25">
            <text:p>36.25</text:p>
          </table:table-cell>
          <table:table-cell office:value-type="float" office:value="37.71875">
            <text:p>37.72</text:p>
          </table:table-cell>
          <table:table-cell office:value-type="float" office:value="41.125">
            <text:p>41.13</text:p>
          </table:table-cell>
          <table:table-cell office:value-type="float" office:value="45.96875">
            <text:p>45.97</text:p>
          </table:table-cell>
          <table:table-cell office:value-type="float" office:value="41.9375">
            <text:p>41.94</text:p>
          </table:table-cell>
          <table:table-cell office:value-type="float" office:value="48.03125">
            <text:p>48.03</text:p>
          </table:table-cell>
          <table:table-cell office:value-type="float" office:value="50.25">
            <text:p>50.25</text:p>
          </table:table-cell>
          <table:table-cell office:value-type="float" office:value="53.71875">
            <text:p>53.72</text:p>
          </table:table-cell>
          <table:table-cell office:value-type="float" office:value="53.375">
            <text:p>53.38</text:p>
          </table:table-cell>
          <table:table-cell office:value-type="float" office:value="48.96875">
            <text:p>48.97</text:p>
          </table:table-cell>
          <table:table-cell office:value-type="float" office:value="42.15625">
            <text:p>42.16</text:p>
          </table:table-cell>
          <table:table-cell office:value-type="float" office:value="35.375">
            <text:p>35.38</text:p>
          </table:table-cell>
          <table:table-cell office:value-type="float" office:value="27.5">
            <text:p>27.5</text:p>
          </table:table-cell>
          <table:table-cell office:value-type="float" office:value="27.3125">
            <text:p>27.31</text:p>
          </table:table-cell>
          <table:table-cell office:value-type="float" office:value="18.65625">
            <text:p>18.66</text:p>
          </table:table-cell>
          <table:table-cell office:value-type="float" office:value="14.90625">
            <text:p>14.91</text:p>
          </table:table-cell>
          <table:table-cell office:value-type="float" office:value="6.84375">
            <text:p>6.84</text:p>
          </table:table-cell>
          <table:table-cell office:value-type="float" office:value="-3.53125">
            <text:p>-3.53</text:p>
          </table:table-cell>
          <table:table-cell office:value-type="float" office:value="-13.78125">
            <text:p>-13.78</text:p>
          </table:table-cell>
          <table:table-cell office:value-type="float" office:value="-19.5625">
            <text:p>-19.56</text:p>
          </table:table-cell>
          <table:table-cell office:value-type="float" office:value="-21.03125">
            <text:p>-21.03</text:p>
          </table:table-cell>
          <table:table-cell office:value-type="float" office:value="-20.875">
            <text:p>-20.88</text:p>
          </table:table-cell>
          <table:table-cell office:value-type="float" office:value="-21.8125">
            <text:p>-21.81</text:p>
          </table:table-cell>
          <table:table-cell office:value-type="float" office:value="-18.4375">
            <text:p>-18.44</text:p>
          </table:table-cell>
          <table:table-cell office:value-type="float" office:value="-11.3125">
            <text:p>-11.31</text:p>
          </table:table-cell>
          <table:table-cell office:value-type="float" office:value="-6.90625">
            <text:p>-6.91</text:p>
          </table:table-cell>
          <table:table-cell office:value-type="float" office:value="-3.0625">
            <text:p>-3.06</text:p>
          </table:table-cell>
          <table:table-cell office:value-type="float" office:value="1.25">
            <text:p>1.25</text:p>
          </table:table-cell>
          <table:table-cell office:value-type="float" office:value="4.71875">
            <text:p>4.72</text:p>
          </table:table-cell>
          <table:table-cell office:value-type="float" office:value="5.375">
            <text:p>5.38</text:p>
          </table:table-cell>
          <table:table-cell office:value-type="float" office:value="6.40625">
            <text:p>6.41</text:p>
          </table:table-cell>
          <table:table-cell office:value-type="float" office:value="4.71875">
            <text:p>4.72</text:p>
          </table:table-cell>
          <table:table-cell office:value-type="float" office:value="-1">
            <text:p>-1</text:p>
          </table:table-cell>
          <table:table-cell office:value-type="float" office:value="-0.9375">
            <text:p>-0.94</text:p>
          </table:table-cell>
          <table:table-cell office:value-type="float" office:value="-0.03125">
            <text:p>-0.03</text:p>
          </table:table-cell>
          <table:table-cell office:value-type="float" office:value="0.84375">
            <text:p>0.84</text:p>
          </table:table-cell>
          <table:table-cell office:value-type="float" office:value="2.03125">
            <text:p>2.03</text:p>
          </table:table-cell>
          <table:table-cell office:value-type="float" office:value="3.84375">
            <text:p>3.84</text:p>
          </table:table-cell>
          <table:table-cell office:value-type="float" office:value="6.78125">
            <text:p>6.78</text:p>
          </table:table-cell>
          <table:table-cell office:value-type="float" office:value="10.09375">
            <text:p>10.09</text:p>
          </table:table-cell>
          <table:table-cell office:value-type="float" office:value="0.78125">
            <text:p>0.78</text:p>
          </table:table-cell>
          <table:table-cell office:value-type="float" office:value="2.28125">
            <text:p>2.28</text:p>
          </table:table-cell>
          <table:table-cell office:value-type="float" office:value="4.875">
            <text:p>4.88</text:p>
          </table:table-cell>
          <table:table-cell office:value-type="float" office:value="7.65625">
            <text:p>7.66</text:p>
          </table:table-cell>
          <table:table-cell office:value-type="float" office:value="10.875">
            <text:p>10.88</text:p>
          </table:table-cell>
          <table:table-cell office:value-type="float" office:value="12.625">
            <text:p>12.63</text:p>
          </table:table-cell>
          <table:table-cell office:value-type="float" office:value="15.84375">
            <text:p>15.84</text:p>
          </table:table-cell>
          <table:table-cell office:value-type="float" office:value="18.3125">
            <text:p>18.31</text:p>
          </table:table-cell>
          <table:table-cell office:value-type="string">
            <text:p><text:s/>16.1875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4" office:value-type="float" office:value="90">
            <text:p>90</text:p>
          </table:table-cell>
          <table:table-cell office:value-type="float" office:value="90.28125">
            <text:p>90.28</text:p>
          </table:table-cell>
          <table:table-cell office:value-type="float" office:value="90.9375">
            <text:p>90.94</text:p>
          </table:table-cell>
          <table:table-cell office:value-type="float" office:value="91.96875">
            <text:p>91.97</text:p>
          </table:table-cell>
          <table:table-cell office:value-type="float" office:value="93.1875">
            <text:p>93.19</text:p>
          </table:table-cell>
          <table:table-cell office:value-type="float" office:value="94.59375">
            <text:p>94.59</text:p>
          </table:table-cell>
          <table:table-cell office:value-type="float" office:value="96">
            <text:p>96</text:p>
          </table:table-cell>
          <table:table-cell office:value-type="float" office:value="97.3125">
            <text:p>97.31</text:p>
          </table:table-cell>
          <table:table-cell table:number-columns-repeated="2" office:value-type="float" office:value="98.4375">
            <text:p>98.44</text:p>
          </table:table-cell>
          <table:table-cell office:value-type="float" office:value="97.96875">
            <text:p>97.97</text:p>
          </table:table-cell>
          <table:table-cell office:value-type="float" office:value="98.25">
            <text:p>98.25</text:p>
          </table:table-cell>
          <table:table-cell office:value-type="float" office:value="97.78125">
            <text:p>97.78</text:p>
          </table:table-cell>
          <table:table-cell office:value-type="float" office:value="96.375">
            <text:p>96.38</text:p>
          </table:table-cell>
          <table:table-cell office:value-type="float" office:value="94.6875">
            <text:p>94.69</text:p>
          </table:table-cell>
          <table:table-cell office:value-type="float" office:value="92.90625">
            <text:p>92.91</text:p>
          </table:table-cell>
          <table:table-cell office:value-type="float" office:value="91.3125">
            <text:p>91.31</text:p>
          </table:table-cell>
          <table:table-cell office:value-type="float" office:value="90.84375">
            <text:p>90.84</text:p>
          </table:table-cell>
          <table:table-cell office:value-type="float" office:value="92.8125">
            <text:p>92.81</text:p>
          </table:table-cell>
          <table:table-cell office:value-type="float" office:value="95.4375">
            <text:p>95.44</text:p>
          </table:table-cell>
          <table:table-cell office:value-type="float" office:value="99.375">
            <text:p>99.38</text:p>
          </table:table-cell>
          <table:table-cell office:value-type="float" office:value="104.53125">
            <text:p>104.53</text:p>
          </table:table-cell>
          <table:table-cell office:value-type="float" office:value="110.15625">
            <text:p>110.16</text:p>
          </table:table-cell>
          <table:table-cell office:value-type="float" office:value="115.78125">
            <text:p>115.78</text:p>
          </table:table-cell>
          <table:table-cell office:value-type="float" office:value="120.9375">
            <text:p>120.94</text:p>
          </table:table-cell>
          <table:table-cell office:value-type="float" office:value="121.40625">
            <text:p>121.41</text:p>
          </table:table-cell>
          <table:table-cell office:value-type="float" office:value="118.59375">
            <text:p>118.59</text:p>
          </table:table-cell>
          <table:table-cell office:value-type="float" office:value="115.3125">
            <text:p>115.31</text:p>
          </table:table-cell>
          <table:table-cell office:value-type="float" office:value="108.5625">
            <text:p>108.56</text:p>
          </table:table-cell>
          <table:table-cell office:value-type="float" office:value="99">
            <text:p>99</text:p>
          </table:table-cell>
          <table:table-cell office:value-type="float" office:value="87.84375">
            <text:p>87.84</text:p>
          </table:table-cell>
          <table:table-cell office:value-type="float" office:value="75.84375">
            <text:p>75.84</text:p>
          </table:table-cell>
          <table:table-cell office:value-type="float" office:value="64.875">
            <text:p>64.88</text:p>
          </table:table-cell>
          <table:table-cell office:value-type="float" office:value="56.15625">
            <text:p>56.16</text:p>
          </table:table-cell>
          <table:table-cell office:value-type="float" office:value="49.4375">
            <text:p>49.44</text:p>
          </table:table-cell>
          <table:table-cell office:value-type="float" office:value="34.59375">
            <text:p>34.59</text:p>
          </table:table-cell>
          <table:table-cell office:value-type="float" office:value="24.3125">
            <text:p>24.31</text:p>
          </table:table-cell>
          <table:table-cell office:value-type="float" office:value="17.28125">
            <text:p>17.28</text:p>
          </table:table-cell>
          <table:table-cell office:value-type="float" office:value="13.53125">
            <text:p>13.53</text:p>
          </table:table-cell>
          <table:table-cell office:value-type="float" office:value="12.65625">
            <text:p>12.66</text:p>
          </table:table-cell>
          <table:table-cell office:value-type="float" office:value="13.78125">
            <text:p>13.78</text:p>
          </table:table-cell>
          <table:table-cell office:value-type="float" office:value="24.375">
            <text:p>24.38</text:p>
          </table:table-cell>
          <table:table-cell office:value-type="float" office:value="32.1875">
            <text:p>32.19</text:p>
          </table:table-cell>
          <table:table-cell office:value-type="float" office:value="28.53125">
            <text:p>28.53</text:p>
          </table:table-cell>
          <table:table-cell office:value-type="float" office:value="27.34375">
            <text:p>27.34</text:p>
          </table:table-cell>
          <table:table-cell office:value-type="float" office:value="33.8125">
            <text:p>33.81</text:p>
          </table:table-cell>
          <table:table-cell office:value-type="float" office:value="38.6875">
            <text:p>38.69</text:p>
          </table:table-cell>
          <table:table-cell office:value-type="float" office:value="41.75">
            <text:p>41.75</text:p>
          </table:table-cell>
          <table:table-cell office:value-type="float" office:value="41.59375">
            <text:p>41.59</text:p>
          </table:table-cell>
          <table:table-cell office:value-type="float" office:value="43.3125">
            <text:p>43.31</text:p>
          </table:table-cell>
          <table:table-cell office:value-type="float" office:value="35.8125">
            <text:p>35.81</text:p>
          </table:table-cell>
          <table:table-cell office:value-type="float" office:value="37.0625">
            <text:p>37.06</text:p>
          </table:table-cell>
          <table:table-cell office:value-type="float" office:value="39.875">
            <text:p>39.88</text:p>
          </table:table-cell>
          <table:table-cell office:value-type="float" office:value="35.875">
            <text:p>35.88</text:p>
          </table:table-cell>
          <table:table-cell office:value-type="float" office:value="34.5625">
            <text:p>34.56</text:p>
          </table:table-cell>
          <table:table-cell office:value-type="float" office:value="35.59375">
            <text:p>35.59</text:p>
          </table:table-cell>
          <table:table-cell office:value-type="float" office:value="37.59375">
            <text:p>37.59</text:p>
          </table:table-cell>
          <table:table-cell office:value-type="float" office:value="38.96875">
            <text:p>38.97</text:p>
          </table:table-cell>
          <table:table-cell office:value-type="float" office:value="37.6875">
            <text:p>37.69</text:p>
          </table:table-cell>
          <table:table-cell office:value-type="float" office:value="52.125">
            <text:p>52.13</text:p>
          </table:table-cell>
          <table:table-cell office:value-type="float" office:value="60.03125">
            <text:p>60.03</text:p>
          </table:table-cell>
          <table:table-cell office:value-type="float" office:value="52.53125">
            <text:p>52.53</text:p>
          </table:table-cell>
          <table:table-cell table:number-columns-repeated="2" office:value-type="float" office:value="45.53125">
            <text:p>45.53</text:p>
          </table:table-cell>
          <table:table-cell office:value-type="float" office:value="44.125">
            <text:p>44.13</text:p>
          </table:table-cell>
          <table:table-cell office:value-type="float" office:value="42.40625">
            <text:p>42.41</text:p>
          </table:table-cell>
          <table:table-cell office:value-type="float" office:value="42.53125">
            <text:p>42.53</text:p>
          </table:table-cell>
          <table:table-cell office:value-type="float" office:value="43.03125">
            <text:p>43.03</text:p>
          </table:table-cell>
          <table:table-cell office:value-type="float" office:value="35.625">
            <text:p>35.63</text:p>
          </table:table-cell>
          <table:table-cell office:value-type="float" office:value="38">
            <text:p>38</text:p>
          </table:table-cell>
          <table:table-cell office:value-type="float" office:value="42.78125">
            <text:p>42.78</text:p>
          </table:table-cell>
          <table:table-cell office:value-type="float" office:value="40.9375">
            <text:p>40.94</text:p>
          </table:table-cell>
          <table:table-cell office:value-type="float" office:value="41.875">
            <text:p>41.88</text:p>
          </table:table-cell>
          <table:table-cell office:value-type="float" office:value="43.75">
            <text:p>43.75</text:p>
          </table:table-cell>
          <table:table-cell office:value-type="float" office:value="45.5625">
            <text:p>45.56</text:p>
          </table:table-cell>
          <table:table-cell office:value-type="float" office:value="47.21875">
            <text:p>47.22</text:p>
          </table:table-cell>
          <table:table-cell office:value-type="float" office:value="45.46875">
            <text:p>45.47</text:p>
          </table:table-cell>
          <table:table-cell office:value-type="float" office:value="58.5">
            <text:p>58.5</text:p>
          </table:table-cell>
          <table:table-cell office:value-type="float" office:value="64.71875">
            <text:p>64.72</text:p>
          </table:table-cell>
          <table:table-cell office:value-type="float" office:value="55.4375">
            <text:p>55.44</text:p>
          </table:table-cell>
          <table:table-cell office:value-type="float" office:value="46.84375">
            <text:p>46.84</text:p>
          </table:table-cell>
          <table:table-cell office:value-type="float" office:value="45.53125">
            <text:p>45.53</text:p>
          </table:table-cell>
          <table:table-cell office:value-type="float" office:value="44.125">
            <text:p>44.13</text:p>
          </table:table-cell>
          <table:table-cell office:value-type="float" office:value="41.65625">
            <text:p>41.66</text:p>
          </table:table-cell>
          <table:table-cell office:value-type="float" office:value="41.40625">
            <text:p>41.41</text:p>
          </table:table-cell>
          <table:table-cell office:value-type="float" office:value="41.8125">
            <text:p>41.81</text:p>
          </table:table-cell>
          <table:table-cell office:value-type="float" office:value="34.59375">
            <text:p>34.59</text:p>
          </table:table-cell>
          <table:table-cell office:value-type="float" office:value="37.25">
            <text:p>37.25</text:p>
          </table:table-cell>
          <table:table-cell office:value-type="float" office:value="42.40625">
            <text:p>42.41</text:p>
          </table:table-cell>
          <table:table-cell office:value-type="float" office:value="40.84375">
            <text:p>40.84</text:p>
          </table:table-cell>
          <table:table-cell office:value-type="float" office:value="41.875">
            <text:p>41.88</text:p>
          </table:table-cell>
          <table:table-cell office:value-type="float" office:value="43.46875">
            <text:p>43.47</text:p>
          </table:table-cell>
          <table:table-cell office:value-type="float" office:value="44.625">
            <text:p>44.63</text:p>
          </table:table-cell>
          <table:table-cell office:value-type="float" office:value="45.25">
            <text:p>45.25</text:p>
          </table:table-cell>
          <table:table-cell office:value-type="float" office:value="42.28125">
            <text:p>42.28</text:p>
          </table:table-cell>
          <table:table-cell office:value-type="float" office:value="54">
            <text:p>54</text:p>
          </table:table-cell>
          <table:table-cell office:value-type="float" office:value="58.71875">
            <text:p>58.72</text:p>
          </table:table-cell>
          <table:table-cell office:value-type="float" office:value="48.125">
            <text:p>48.13</text:p>
          </table:table-cell>
          <table:table-cell office:value-type="float" office:value="38.40625">
            <text:p>38.41</text:p>
          </table:table-cell>
          <table:table-cell office:value-type="float" office:value="37.09375">
            <text:p>37.09</text:p>
          </table:table-cell>
          <table:table-cell office:value-type="float" office:value="36.15625">
            <text:p>36.16</text:p>
          </table:table-cell>
          <table:table-cell office:value-type="float" office:value="33.40625">
            <text:p>33.41</text:p>
          </table:table-cell>
          <table:table-cell office:value-type="float" office:value="33.625">
            <text:p>33.63</text:p>
          </table:table-cell>
          <table:table-cell office:value-type="float" office:value="35.4375">
            <text:p>35.44</text:p>
          </table:table-cell>
          <table:table-cell office:value-type="float" office:value="29.90625">
            <text:p>29.91</text:p>
          </table:table-cell>
          <table:table-cell office:value-type="float" office:value="34.34375">
            <text:p>34.34</text:p>
          </table:table-cell>
          <table:table-cell office:value-type="float" office:value="41.09375">
            <text:p>41.09</text:p>
          </table:table-cell>
          <table:table-cell office:value-type="float" office:value="40">
            <text:p>40</text:p>
          </table:table-cell>
          <table:table-cell office:value-type="float" office:value="39.0625">
            <text:p>39.06</text:p>
          </table:table-cell>
          <table:table-cell office:value-type="float" office:value="38.3125">
            <text:p>38.31</text:p>
          </table:table-cell>
          <table:table-cell office:value-type="float" office:value="36.1875">
            <text:p>36.19</text:p>
          </table:table-cell>
          <table:table-cell office:value-type="float" office:value="32.96875">
            <text:p>32.97</text:p>
          </table:table-cell>
          <table:table-cell office:value-type="float" office:value="25.3125">
            <text:p>25.31</text:p>
          </table:table-cell>
          <table:table-cell office:value-type="float" office:value="32.71875">
            <text:p>32.72</text:p>
          </table:table-cell>
          <table:table-cell office:value-type="float" office:value="33.78125">
            <text:p>33.78</text:p>
          </table:table-cell>
          <table:table-cell office:value-type="float" office:value="24.03125">
            <text:p>24.03</text:p>
          </table:table-cell>
          <table:table-cell office:value-type="float" office:value="18.25">
            <text:p>18.25</text:p>
          </table:table-cell>
          <table:table-cell office:value-type="float" office:value="20.21875">
            <text:p>20.22</text:p>
          </table:table-cell>
          <table:table-cell office:value-type="float" office:value="25.5625">
            <text:p>25.56</text:p>
          </table:table-cell>
          <table:table-cell office:value-type="float" office:value="32.28125">
            <text:p>32.28</text:p>
          </table:table-cell>
          <table:table-cell office:value-type="float" office:value="43.5625">
            <text:p>43.56</text:p>
          </table:table-cell>
          <table:table-cell office:value-type="float" office:value="55.96875">
            <text:p>55.97</text:p>
          </table:table-cell>
          <table:table-cell office:value-type="float" office:value="59.71875">
            <text:p>59.72</text:p>
          </table:table-cell>
          <table:table-cell office:value-type="float" office:value="71.09375">
            <text:p>71.09</text:p>
          </table:table-cell>
          <table:table-cell office:value-type="float" office:value="82.96875">
            <text:p>82.97</text:p>
          </table:table-cell>
          <table:table-cell office:value-type="float" office:value="96.25">
            <text:p>96.25</text:p>
          </table:table-cell>
          <table:table-cell office:value-type="float" office:value="107.5625">
            <text:p>107.56</text:p>
          </table:table-cell>
          <table:table-cell office:value-type="float" office:value="115.46875">
            <text:p>115.47</text:p>
          </table:table-cell>
          <table:table-cell office:value-type="float" office:value="122.03125">
            <text:p>122.03</text:p>
          </table:table-cell>
          <table:table-cell office:value-type="float" office:value="124.5625">
            <text:p>124.56</text:p>
          </table:table-cell>
          <table:table-cell office:value-type="float" office:value="121.6875">
            <text:p>121.69</text:p>
          </table:table-cell>
          <table:table-cell office:value-type="float" office:value="124.125">
            <text:p>124.13</text:p>
          </table:table-cell>
          <table:table-cell office:value-type="float" office:value="122.53125">
            <text:p>122.53</text:p>
          </table:table-cell>
          <table:table-cell office:value-type="float" office:value="116.90625">
            <text:p>116.91</text:p>
          </table:table-cell>
          <table:table-cell office:value-type="float" office:value="109.5">
            <text:p>109.5</text:p>
          </table:table-cell>
          <table:table-cell office:value-type="float" office:value="101.34375">
            <text:p>101.34</text:p>
          </table:table-cell>
          <table:table-cell office:value-type="float" office:value="95.4375">
            <text:p>95.44</text:p>
          </table:table-cell>
          <table:table-cell office:value-type="float" office:value="89.90625">
            <text:p>89.91</text:p>
          </table:table-cell>
          <table:table-cell office:value-type="float" office:value="89.8125">
            <text:p>89.81</text:p>
          </table:table-cell>
          <table:table-cell office:value-type="float" office:value="88.5">
            <text:p>88.5</text:p>
          </table:table-cell>
          <table:table-cell office:value-type="float" office:value="88.78125">
            <text:p>88.78</text:p>
          </table:table-cell>
          <table:table-cell office:value-type="float" office:value="90.1875">
            <text:p>90.19</text:p>
          </table:table-cell>
          <table:table-cell office:value-type="float" office:value="92.53125">
            <text:p>92.53</text:p>
          </table:table-cell>
          <table:table-cell office:value-type="float" office:value="95.25">
            <text:p>95.25</text:p>
          </table:table-cell>
          <table:table-cell office:value-type="float" office:value="97.3125">
            <text:p>97.31</text:p>
          </table:table-cell>
          <table:table-cell office:value-type="float" office:value="98.15625">
            <text:p>98.16</text:p>
          </table:table-cell>
          <table:table-cell office:value-type="float" office:value="97.96875">
            <text:p>97.97</text:p>
          </table:table-cell>
          <table:table-cell office:value-type="float" office:value="98.25">
            <text:p>98.25</text:p>
          </table:table-cell>
          <table:table-cell office:value-type="float" office:value="97.78125">
            <text:p>97.78</text:p>
          </table:table-cell>
          <table:table-cell office:value-type="float" office:value="96.375">
            <text:p>96.38</text:p>
          </table:table-cell>
          <table:table-cell office:value-type="float" office:value="94.6875">
            <text:p>94.69</text:p>
          </table:table-cell>
          <table:table-cell office:value-type="float" office:value="92.90625">
            <text:p>92.91</text:p>
          </table:table-cell>
          <table:table-cell office:value-type="float" office:value="91.3125">
            <text:p>91.31</text:p>
          </table:table-cell>
          <table:table-cell table:number-columns-repeated="2" office:value-type="float" office:value="90">
            <text:p>90</text:p>
          </table:table-cell>
          <table:table-cell office:value-type="float" office:value="89.25">
            <text:p>89.25</text:p>
          </table:table-cell>
          <table:table-cell office:value-type="float" office:value="88.875">
            <text:p>88.88</text:p>
          </table:table-cell>
          <table:table-cell office:value-type="string">
            <text:p><text:s/>88.78125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102.0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table:number-columns-repeated="2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2"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111"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table:number-columns-repeated="2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string">
            <text:p><text:s/>154.0]</text:p>
          </table:table-cell>
        </table:table-row>
        <table:table-row table:style-name="ro1">
          <table:table-cell office:value-type="string">
            <text:p>[163.0</text:p>
          </table:table-cell>
          <table:table-cell table:number-columns-repeated="10"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74">
            <text:p>174</text:p>
          </table:table-cell>
          <table:table-cell table:number-columns-repeated="4" office:value-type="float" office:value="175">
            <text:p>175</text:p>
          </table:table-cell>
          <table:table-cell table:number-columns-repeated="14" office:value-type="float" office:value="174">
            <text:p>174</text:p>
          </table:table-cell>
          <table:table-cell office:value-type="float" office:value="172">
            <text:p>172</text:p>
          </table:table-cell>
          <table:table-cell office:value-type="float" office:value="167">
            <text:p>167</text:p>
          </table:table-cell>
          <table:table-cell office:value-type="float" office:value="161">
            <text:p>161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table:number-columns-repeated="12"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string">
            <text:p><text:s/>163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36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89.0</text:p>
          </table:table-cell>
          <table:table-cell table:number-columns-repeated="160" office:value-type="float" office:value="89">
            <text:p>89</text:p>
          </table:table-cell>
          <table:table-cell office:value-type="string">
            <text:p><text:s/>89.0]</text:p>
          </table:table-cell>
        </table:table-row>
        <table:table-row table:style-name="ro1">
          <table:table-cell office:value-type="string">
            <text:p>[151.0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table:number-columns-repeated="2"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127">
            <text:p>12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string">
            <text:p><text:s/>151.0]</text:p>
          </table:table-cell>
        </table:table-row>
        <table:table-row table:style-name="ro1">
          <table:table-cell office:value-type="string">
            <text:p>[73.0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2">
            <text:p>182</text:p>
          </table:table-cell>
          <table:table-cell office:value-type="float" office:value="169">
            <text:p>169</text:p>
          </table:table-cell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table:number-columns-repeated="110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string">
            <text:p><text:s/>73.0]</text:p>
          </table:table-cell>
        </table:table-row>
        <table:table-row table:style-name="ro1">
          <table:table-cell office:value-type="string">
            <text:p>[80.0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number-columns-repeated="2"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61">
            <text:p>161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92"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29">
            <text:p>129</text:p>
          </table:table-cell>
          <table:table-cell office:value-type="float" office:value="140">
            <text:p>140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61">
            <text:p>161</text:p>
          </table:table-cell>
          <table:table-cell office:value-type="float" office:value="164">
            <text:p>164</text:p>
          </table:table-cell>
          <table:table-cell office:value-type="float" office:value="157">
            <text:p>157</text:p>
          </table:table-cell>
          <table:table-cell office:value-type="float" office:value="143">
            <text:p>143</text:p>
          </table:table-cell>
          <table:table-cell office:value-type="float" office:value="124">
            <text:p>124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table:number-columns-repeated="2"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string">
            <text:p><text:s/>80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table:number-columns-repeated="4" office:value-type="float" office:value="89">
            <text:p>89</text:p>
          </table:table-cell>
          <table:table-cell table:number-columns-repeated="5" office:value-type="float" office:value="88">
            <text:p>88</text:p>
          </table:table-cell>
          <table:table-cell table:number-columns-repeated="7" office:value-type="float" office:value="87">
            <text:p>87</text:p>
          </table:table-cell>
          <table:table-cell table:number-columns-repeated="96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91.0</text:p>
          </table:table-cell>
          <table:table-cell table:number-columns-repeated="160" office:value-type="float" office:value="91">
            <text:p>91</text:p>
          </table:table-cell>
          <table:table-cell office:value-type="string">
            <text:p><text:s/>91.0]</text:p>
          </table:table-cell>
        </table:table-row>
        <table:table-row table:style-name="ro1">
          <table:table-cell office:value-type="string">
            <text:p>[28.0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2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table:number-columns-repeated="111"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table:number-columns-repeated="2"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string">
            <text:p><text:s/>28.0]</text:p>
          </table:table-cell>
        </table:table-row>
        <table:table-row table:style-name="ro1">
          <table:table-cell office:value-type="string">
            <text:p>[107.0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table:number-columns-repeated="2" office:value-type="float" office:value="73">
            <text:p>73</text:p>
          </table:table-cell>
          <table:table-cell office:value-type="float" office:value="80">
            <text:p>80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107.0]</text:p>
          </table:table-cell>
        </table:table-row>
        <table:table-row table:style-name="ro1">
          <table:table-cell office:value-type="string">
            <text:p>[101.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table:number-columns-repeated="3" office:value-type="float" office:value="143">
            <text:p>143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table:number-columns-repeated="2" office:value-type="float" office:value="87">
            <text:p>87</text:p>
          </table:table-cell>
          <table:table-cell office:value-type="float" office:value="93">
            <text:p>93</text:p>
          </table:table-cell>
          <table:table-cell table:number-columns-repeated="2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93"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string">
            <text:p><text:s/>101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9" table:number-columns-repeated="162" table:default-cell-style-name="Default"/>
        <table:table-row table:style-name="ro1"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table:number-columns-repeated="2" office:value-type="float" office:value="95">
            <text:p>95</text:p>
          </table:table-cell>
          <table:table-cell office:value-type="float" office:value="89">
            <text:p>89</text:p>
          </table:table-cell>
          <table:table-cell table:number-columns-repeated="2"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110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10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1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37"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table:number-columns-repeated="28" office:value-type="float" office:value="90">
            <text:p>90</text:p>
          </table:table-cell>
        </table:table-row>
        <table:table-row table:style-name="ro1">
          <table:table-cell table:number-columns-repeated="162"/>
        </table:table-row>
        <table:table-row table:style-name="ro1">
          <table:table-cell office:value-type="float" office:value="101.59375">
            <text:p>101.59</text:p>
          </table:table-cell>
          <table:table-cell office:value-type="float" office:value="113.125">
            <text:p>113.13</text:p>
          </table:table-cell>
          <table:table-cell office:value-type="float" office:value="124">
            <text:p>124</text:p>
          </table:table-cell>
          <table:table-cell office:value-type="float" office:value="133.9375">
            <text:p>133.94</text:p>
          </table:table-cell>
          <table:table-cell office:value-type="float" office:value="141.53125">
            <text:p>141.53</text:p>
          </table:table-cell>
          <table:table-cell office:value-type="float" office:value="146.40625">
            <text:p>146.41</text:p>
          </table:table-cell>
          <table:table-cell office:value-type="float" office:value="150.625">
            <text:p>150.63</text:p>
          </table:table-cell>
          <table:table-cell office:value-type="float" office:value="154.1875">
            <text:p>154.19</text:p>
          </table:table-cell>
          <table:table-cell office:value-type="float" office:value="158.21875">
            <text:p>158.22</text:p>
          </table:table-cell>
          <table:table-cell office:value-type="float" office:value="157.65625">
            <text:p>157.66</text:p>
          </table:table-cell>
          <table:table-cell office:value-type="float" office:value="165.75">
            <text:p>165.75</text:p>
          </table:table-cell>
          <table:table-cell office:value-type="float" office:value="164.875">
            <text:p>164.88</text:p>
          </table:table-cell>
          <table:table-cell office:value-type="float" office:value="161.125">
            <text:p>161.13</text:p>
          </table:table-cell>
          <table:table-cell office:value-type="float" office:value="153.5">
            <text:p>153.5</text:p>
          </table:table-cell>
          <table:table-cell office:value-type="float" office:value="145.25">
            <text:p>145.25</text:p>
          </table:table-cell>
          <table:table-cell office:value-type="float" office:value="136.375">
            <text:p>136.38</text:p>
          </table:table-cell>
          <table:table-cell office:value-type="float" office:value="129.875">
            <text:p>129.88</text:p>
          </table:table-cell>
          <table:table-cell office:value-type="float" office:value="119.09375">
            <text:p>119.09</text:p>
          </table:table-cell>
          <table:table-cell office:value-type="float" office:value="118.8125">
            <text:p>118.81</text:p>
          </table:table-cell>
          <table:table-cell office:value-type="float" office:value="109.53125">
            <text:p>109.53</text:p>
          </table:table-cell>
          <table:table-cell office:value-type="float" office:value="101.75">
            <text:p>101.75</text:p>
          </table:table-cell>
          <table:table-cell office:value-type="float" office:value="95.09375">
            <text:p>95.09</text:p>
          </table:table-cell>
          <table:table-cell office:value-type="float" office:value="89.0625">
            <text:p>89.06</text:p>
          </table:table-cell>
          <table:table-cell office:value-type="float" office:value="83.65625">
            <text:p>83.66</text:p>
          </table:table-cell>
          <table:table-cell office:value-type="float" office:value="80">
            <text:p>80</text:p>
          </table:table-cell>
          <table:table-cell office:value-type="float" office:value="78.625">
            <text:p>78.63</text:p>
          </table:table-cell>
          <table:table-cell office:value-type="float" office:value="78.21875">
            <text:p>78.22</text:p>
          </table:table-cell>
          <table:table-cell office:value-type="float" office:value="76.53125">
            <text:p>76.53</text:p>
          </table:table-cell>
          <table:table-cell office:value-type="float" office:value="77.09375">
            <text:p>77.09</text:p>
          </table:table-cell>
          <table:table-cell office:value-type="float" office:value="80.1875">
            <text:p>80.19</text:p>
          </table:table-cell>
          <table:table-cell office:value-type="float" office:value="83.9375">
            <text:p>83.94</text:p>
          </table:table-cell>
          <table:table-cell office:value-type="float" office:value="88.34375">
            <text:p>88.34</text:p>
          </table:table-cell>
          <table:table-cell office:value-type="float" office:value="92.5625">
            <text:p>92.56</text:p>
          </table:table-cell>
          <table:table-cell office:value-type="float" office:value="95">
            <text:p>95</text:p>
          </table:table-cell>
          <table:table-cell office:value-type="float" office:value="94.53125">
            <text:p>94.53</text:p>
          </table:table-cell>
          <table:table-cell table:number-columns-repeated="2" office:value-type="float" office:value="95.375">
            <text:p>95.38</text:p>
          </table:table-cell>
          <table:table-cell office:value-type="float" office:value="94.53125">
            <text:p>94.53</text:p>
          </table:table-cell>
          <table:table-cell office:value-type="float" office:value="93.40625">
            <text:p>93.41</text:p>
          </table:table-cell>
          <table:table-cell office:value-type="float" office:value="92">
            <text:p>92</text:p>
          </table:table-cell>
          <table:table-cell office:value-type="float" office:value="90.3125">
            <text:p>90.31</text:p>
          </table:table-cell>
          <table:table-cell office:value-type="float" office:value="89.75">
            <text:p>89.75</text:p>
          </table:table-cell>
          <table:table-cell office:value-type="float" office:value="89">
            <text:p>89</text:p>
          </table:table-cell>
          <table:table-cell office:value-type="float" office:value="89.1875">
            <text:p>89.19</text:p>
          </table:table-cell>
          <table:table-cell office:value-type="float" office:value="89.75">
            <text:p>89.75</text:p>
          </table:table-cell>
          <table:table-cell office:value-type="float" office:value="90.78125">
            <text:p>90.78</text:p>
          </table:table-cell>
          <table:table-cell office:value-type="float" office:value="91.90625">
            <text:p>91.91</text:p>
          </table:table-cell>
          <table:table-cell office:value-type="float" office:value="93.125">
            <text:p>93.13</text:p>
          </table:table-cell>
          <table:table-cell office:value-type="float" office:value="94.15625">
            <text:p>94.16</text:p>
          </table:table-cell>
          <table:table-cell table:number-columns-repeated="2" office:value-type="float" office:value="95">
            <text:p>95</text:p>
          </table:table-cell>
          <table:table-cell office:value-type="float" office:value="95.5625">
            <text:p>95.56</text:p>
          </table:table-cell>
          <table:table-cell table:number-columns-repeated="2" office:value-type="float" office:value="95.84375">
            <text:p>95.84</text:p>
          </table:table-cell>
          <table:table-cell office:value-type="float" office:value="95.75">
            <text:p>95.75</text:p>
          </table:table-cell>
          <table:table-cell office:value-type="float" office:value="95.5625">
            <text:p>95.56</text:p>
          </table:table-cell>
          <table:table-cell office:value-type="float" office:value="95.28125">
            <text:p>95.28</text:p>
          </table:table-cell>
          <table:table-cell office:value-type="float" office:value="95.09375">
            <text:p>95.09</text:p>
          </table:table-cell>
          <table:table-cell table:number-columns-repeated="46" office:value-type="float" office:value="95">
            <text:p>95</text:p>
          </table:table-cell>
          <table:table-cell office:value-type="float" office:value="94.90625">
            <text:p>94.91</text:p>
          </table:table-cell>
          <table:table-cell office:value-type="float" office:value="94.4375">
            <text:p>94.44</text:p>
          </table:table-cell>
          <table:table-cell office:value-type="float" office:value="93.78125">
            <text:p>93.78</text:p>
          </table:table-cell>
          <table:table-cell office:value-type="float" office:value="92.9375">
            <text:p>92.94</text:p>
          </table:table-cell>
          <table:table-cell office:value-type="float" office:value="92.09375">
            <text:p>92.09</text:p>
          </table:table-cell>
          <table:table-cell office:value-type="float" office:value="91.15625">
            <text:p>91.16</text:p>
          </table:table-cell>
          <table:table-cell office:value-type="float" office:value="90.3125">
            <text:p>90.31</text:p>
          </table:table-cell>
          <table:table-cell table:number-columns-repeated="2" office:value-type="float" office:value="89.46875">
            <text:p>89.47</text:p>
          </table:table-cell>
          <table:table-cell office:value-type="float" office:value="89.28125">
            <text:p>89.28</text:p>
          </table:table-cell>
          <table:table-cell office:value-type="float" office:value="90.03125">
            <text:p>90.03</text:p>
          </table:table-cell>
          <table:table-cell office:value-type="float" office:value="91.34375">
            <text:p>91.34</text:p>
          </table:table-cell>
          <table:table-cell office:value-type="float" office:value="93.21875">
            <text:p>93.22</text:p>
          </table:table-cell>
          <table:table-cell office:value-type="float" office:value="95.28125">
            <text:p>95.28</text:p>
          </table:table-cell>
          <table:table-cell office:value-type="float" office:value="97.4375">
            <text:p>97.44</text:p>
          </table:table-cell>
          <table:table-cell office:value-type="float" office:value="99.40625">
            <text:p>99.41</text:p>
          </table:table-cell>
          <table:table-cell office:value-type="float" office:value="100.8125">
            <text:p>100.81</text:p>
          </table:table-cell>
          <table:table-cell office:value-type="float" office:value="87.78125">
            <text:p>87.78</text:p>
          </table:table-cell>
          <table:table-cell office:value-type="float" office:value="85.625">
            <text:p>85.63</text:p>
          </table:table-cell>
          <table:table-cell office:value-type="float" office:value="83.84375">
            <text:p>83.84</text:p>
          </table:table-cell>
          <table:table-cell office:value-type="float" office:value="82.625">
            <text:p>82.63</text:p>
          </table:table-cell>
          <table:table-cell office:value-type="float" office:value="81.6875">
            <text:p>81.69</text:p>
          </table:table-cell>
          <table:table-cell office:value-type="float" office:value="81.21875">
            <text:p>81.22</text:p>
          </table:table-cell>
          <table:table-cell office:value-type="float" office:value="80.84375">
            <text:p>80.84</text:p>
          </table:table-cell>
          <table:table-cell office:value-type="float" office:value="83.1875">
            <text:p>83.19</text:p>
          </table:table-cell>
          <table:table-cell office:value-type="float" office:value="86.1875">
            <text:p>86.19</text:p>
          </table:table-cell>
          <table:table-cell office:value-type="float" office:value="91.0625">
            <text:p>91.06</text:p>
          </table:table-cell>
          <table:table-cell office:value-type="float" office:value="98.375">
            <text:p>98.38</text:p>
          </table:table-cell>
          <table:table-cell office:value-type="float" office:value="107.375">
            <text:p>107.38</text:p>
          </table:table-cell>
          <table:table-cell office:value-type="float" office:value="117.3125">
            <text:p>117.31</text:p>
          </table:table-cell>
          <table:table-cell office:value-type="float" office:value="127.15625">
            <text:p>127.16</text:p>
          </table:table-cell>
          <table:table-cell office:value-type="float" office:value="136.4375">
            <text:p>136.44</text:p>
          </table:table-cell>
          <table:table-cell office:value-type="float" office:value="142.5">
            <text:p>142.5</text:p>
          </table:table-cell>
          <table:table-cell office:value-type="float" office:value="113.375">
            <text:p>113.38</text:p>
          </table:table-cell>
          <table:table-cell office:value-type="float" office:value="116.8125">
            <text:p>116.81</text:p>
          </table:table-cell>
          <table:table-cell office:value-type="float" office:value="122.8125">
            <text:p>122.81</text:p>
          </table:table-cell>
          <table:table-cell office:value-type="float" office:value="128.25">
            <text:p>128.25</text:p>
          </table:table-cell>
          <table:table-cell office:value-type="float" office:value="135.625">
            <text:p>135.63</text:p>
          </table:table-cell>
          <table:table-cell office:value-type="float" office:value="142.1875">
            <text:p>142.19</text:p>
          </table:table-cell>
          <table:table-cell office:value-type="float" office:value="149.78125">
            <text:p>149.78</text:p>
          </table:table-cell>
          <table:table-cell office:value-type="float" office:value="149.3125">
            <text:p>149.31</text:p>
          </table:table-cell>
          <table:table-cell office:value-type="float" office:value="204.75">
            <text:p>204.75</text:p>
          </table:table-cell>
          <table:table-cell office:value-type="float" office:value="200.125">
            <text:p>200.13</text:p>
          </table:table-cell>
          <table:table-cell office:value-type="float" office:value="186.5">
            <text:p>186.5</text:p>
          </table:table-cell>
          <table:table-cell office:value-type="float" office:value="164.625">
            <text:p>164.63</text:p>
          </table:table-cell>
          <table:table-cell office:value-type="float" office:value="138.875">
            <text:p>138.88</text:p>
          </table:table-cell>
          <table:table-cell office:value-type="float" office:value="111">
            <text:p>111</text:p>
          </table:table-cell>
          <table:table-cell office:value-type="float" office:value="84.75">
            <text:p>84.75</text:p>
          </table:table-cell>
          <table:table-cell office:value-type="float" office:value="58.59375">
            <text:p>58.59</text:p>
          </table:table-cell>
          <table:table-cell office:value-type="float" office:value="175.1875">
            <text:p>175.19</text:p>
          </table:table-cell>
          <table:table-cell office:value-type="float" office:value="172.21875">
            <text:p>172.22</text:p>
          </table:table-cell>
          <table:table-cell office:value-type="float" office:value="156.4375">
            <text:p>156.44</text:p>
          </table:table-cell>
          <table:table-cell office:value-type="float" office:value="132.40625">
            <text:p>132.41</text:p>
          </table:table-cell>
          <table:table-cell office:value-type="float" office:value="101.34375">
            <text:p>101.34</text:p>
          </table:table-cell>
          <table:table-cell office:value-type="float" office:value="68.1875">
            <text:p>68.19</text:p>
          </table:table-cell>
          <table:table-cell office:value-type="float" office:value="34.78125">
            <text:p>34.78</text:p>
          </table:table-cell>
          <table:table-cell office:value-type="float" office:value="7.03125">
            <text:p>7.03</text:p>
          </table:table-cell>
          <table:table-cell office:value-type="float" office:value="34.96875">
            <text:p>34.97</text:p>
          </table:table-cell>
        </table:table-row>
        <table:table-row table:style-name="ro1">
          <table:table-cell office:value-type="float" office:value="19.84375">
            <text:p>19.84</text:p>
          </table:table-cell>
          <table:table-cell office:value-type="float" office:value="20.125">
            <text:p>20.13</text:p>
          </table:table-cell>
          <table:table-cell office:value-type="float" office:value="19.75">
            <text:p>19.75</text:p>
          </table:table-cell>
          <table:table-cell office:value-type="float" office:value="19.9375">
            <text:p>19.94</text:p>
          </table:table-cell>
          <table:table-cell office:value-type="float" office:value="19.5625">
            <text:p>19.56</text:p>
          </table:table-cell>
          <table:table-cell office:value-type="float" office:value="18.71875">
            <text:p>18.72</text:p>
          </table:table-cell>
          <table:table-cell office:value-type="float" office:value="17.875">
            <text:p>17.88</text:p>
          </table:table-cell>
          <table:table-cell office:value-type="float" office:value="16.1875">
            <text:p>16.19</text:p>
          </table:table-cell>
          <table:table-cell office:value-type="float" office:value="14.59375">
            <text:p>14.59</text:p>
          </table:table-cell>
          <table:table-cell office:value-type="float" office:value="13.28125">
            <text:p>13.28</text:p>
          </table:table-cell>
          <table:table-cell office:value-type="float" office:value="11.0625">
            <text:p>11.06</text:p>
          </table:table-cell>
          <table:table-cell office:value-type="float" office:value="8.46875">
            <text:p>8.47</text:p>
          </table:table-cell>
          <table:table-cell office:value-type="float" office:value="6.625">
            <text:p>6.63</text:p>
          </table:table-cell>
          <table:table-cell office:value-type="float" office:value="4.625">
            <text:p>4.63</text:p>
          </table:table-cell>
          <table:table-cell office:value-type="float" office:value="3.34375">
            <text:p>3.34</text:p>
          </table:table-cell>
          <table:table-cell office:value-type="float" office:value="1.90625">
            <text:p>1.91</text:p>
          </table:table-cell>
          <table:table-cell office:value-type="float" office:value="0.46875">
            <text:p>0.47</text:p>
          </table:table-cell>
          <table:table-cell office:value-type="float" office:value="0.40625">
            <text:p>0.41</text:p>
          </table:table-cell>
          <table:table-cell office:value-type="float" office:value="1.53125">
            <text:p>1.53</text:p>
          </table:table-cell>
          <table:table-cell office:value-type="float" office:value="0.375">
            <text:p>0.38</text:p>
          </table:table-cell>
          <table:table-cell office:value-type="float" office:value="1.03125">
            <text:p>1.03</text:p>
          </table:table-cell>
          <table:table-cell office:value-type="float" office:value="0.84375">
            <text:p>0.84</text:p>
          </table:table-cell>
          <table:table-cell office:value-type="float" office:value="-0.9375">
            <text:p>-0.94</text:p>
          </table:table-cell>
          <table:table-cell office:value-type="float" office:value="-2.28125">
            <text:p>-2.28</text:p>
          </table:table-cell>
          <table:table-cell office:value-type="float" office:value="-5.75">
            <text:p>-5.75</text:p>
          </table:table-cell>
          <table:table-cell office:value-type="float" office:value="-9.5">
            <text:p>-9.5</text:p>
          </table:table-cell>
          <table:table-cell office:value-type="float" office:value="-12.0625">
            <text:p>-12.06</text:p>
          </table:table-cell>
          <table:table-cell office:value-type="float" office:value="-16.09375">
            <text:p>-16.09</text:p>
          </table:table-cell>
          <table:table-cell office:value-type="float" office:value="-19.5625">
            <text:p>-19.56</text:p>
          </table:table-cell>
          <table:table-cell office:value-type="float" office:value="-19.65625">
            <text:p>-19.66</text:p>
          </table:table-cell>
          <table:table-cell office:value-type="float" office:value="-19.28125">
            <text:p>-19.28</text:p>
          </table:table-cell>
          <table:table-cell office:value-type="float" office:value="-15.15625">
            <text:p>-15.16</text:p>
          </table:table-cell>
          <table:table-cell office:value-type="float" office:value="-9.8125">
            <text:p>-9.81</text:p>
          </table:table-cell>
          <table:table-cell office:value-type="float" office:value="-2.78125">
            <text:p>-2.78</text:p>
          </table:table-cell>
          <table:table-cell office:value-type="float" office:value="5.28125">
            <text:p>5.28</text:p>
          </table:table-cell>
          <table:table-cell office:value-type="float" office:value="13.8125">
            <text:p>13.81</text:p>
          </table:table-cell>
          <table:table-cell office:value-type="float" office:value="21.40625">
            <text:p>21.41</text:p>
          </table:table-cell>
          <table:table-cell office:value-type="float" office:value="26.15625">
            <text:p>26.16</text:p>
          </table:table-cell>
          <table:table-cell office:value-type="float" office:value="33.3125">
            <text:p>33.31</text:p>
          </table:table-cell>
          <table:table-cell office:value-type="float" office:value="41.25">
            <text:p>41.25</text:p>
          </table:table-cell>
          <table:table-cell office:value-type="float" office:value="47.4375">
            <text:p>47.44</text:p>
          </table:table-cell>
          <table:table-cell office:value-type="float" office:value="52.375">
            <text:p>52.38</text:p>
          </table:table-cell>
          <table:table-cell office:value-type="float" office:value="54.40625">
            <text:p>54.41</text:p>
          </table:table-cell>
          <table:table-cell office:value-type="float" office:value="54.96875">
            <text:p>54.97</text:p>
          </table:table-cell>
          <table:table-cell office:value-type="float" office:value="55.25">
            <text:p>55.25</text:p>
          </table:table-cell>
          <table:table-cell office:value-type="float" office:value="48.3125">
            <text:p>48.31</text:p>
          </table:table-cell>
          <table:table-cell office:value-type="float" office:value="49.25">
            <text:p>49.25</text:p>
          </table:table-cell>
          <table:table-cell office:value-type="float" office:value="47.53125">
            <text:p>47.53</text:p>
          </table:table-cell>
          <table:table-cell office:value-type="float" office:value="44.0625">
            <text:p>44.06</text:p>
          </table:table-cell>
          <table:table-cell office:value-type="float" office:value="40.71875">
            <text:p>40.72</text:p>
          </table:table-cell>
          <table:table-cell office:value-type="float" office:value="38">
            <text:p>38</text:p>
          </table:table-cell>
          <table:table-cell office:value-type="float" office:value="35.6875">
            <text:p>35.69</text:p>
          </table:table-cell>
          <table:table-cell office:value-type="float" office:value="36.875">
            <text:p>36.88</text:p>
          </table:table-cell>
          <table:table-cell office:value-type="float" office:value="36.3125">
            <text:p>36.31</text:p>
          </table:table-cell>
          <table:table-cell office:value-type="float" office:value="44">
            <text:p>44</text:p>
          </table:table-cell>
          <table:table-cell office:value-type="float" office:value="40.9375">
            <text:p>40.94</text:p>
          </table:table-cell>
          <table:table-cell office:value-type="float" office:value="40.3125">
            <text:p>40.31</text:p>
          </table:table-cell>
          <table:table-cell office:value-type="float" office:value="40.96875">
            <text:p>40.97</text:p>
          </table:table-cell>
          <table:table-cell office:value-type="float" office:value="41.75">
            <text:p>41.75</text:p>
          </table:table-cell>
          <table:table-cell office:value-type="float" office:value="40.28125">
            <text:p>40.28</text:p>
          </table:table-cell>
          <table:table-cell office:value-type="float" office:value="38.84375">
            <text:p>38.84</text:p>
          </table:table-cell>
          <table:table-cell office:value-type="float" office:value="37.9375">
            <text:p>37.94</text:p>
          </table:table-cell>
          <table:table-cell office:value-type="float" office:value="38.28125">
            <text:p>38.28</text:p>
          </table:table-cell>
          <table:table-cell office:value-type="float" office:value="29.84375">
            <text:p>29.84</text:p>
          </table:table-cell>
          <table:table-cell office:value-type="float" office:value="31.25">
            <text:p>31.25</text:p>
          </table:table-cell>
          <table:table-cell office:value-type="float" office:value="31.78125">
            <text:p>31.78</text:p>
          </table:table-cell>
          <table:table-cell office:value-type="float" office:value="32.25">
            <text:p>32.25</text:p>
          </table:table-cell>
          <table:table-cell office:value-type="float" office:value="32.84375">
            <text:p>32.84</text:p>
          </table:table-cell>
          <table:table-cell office:value-type="float" office:value="34.34375">
            <text:p>34.34</text:p>
          </table:table-cell>
          <table:table-cell office:value-type="float" office:value="35.03125">
            <text:p>35.03</text:p>
          </table:table-cell>
          <table:table-cell office:value-type="float" office:value="36.125">
            <text:p>36.13</text:p>
          </table:table-cell>
          <table:table-cell office:value-type="float" office:value="36.3125">
            <text:p>36.31</text:p>
          </table:table-cell>
          <table:table-cell office:value-type="float" office:value="44">
            <text:p>44</text:p>
          </table:table-cell>
          <table:table-cell office:value-type="float" office:value="40.375">
            <text:p>40.38</text:p>
          </table:table-cell>
          <table:table-cell office:value-type="float" office:value="38.25">
            <text:p>38.25</text:p>
          </table:table-cell>
          <table:table-cell office:value-type="float" office:value="37.78125">
            <text:p>37.78</text:p>
          </table:table-cell>
          <table:table-cell office:value-type="float" office:value="36.96875">
            <text:p>36.97</text:p>
          </table:table-cell>
          <table:table-cell office:value-type="float" office:value="34.9375">
            <text:p>34.94</text:p>
          </table:table-cell>
          <table:table-cell office:value-type="float" office:value="32.9375">
            <text:p>32.94</text:p>
          </table:table-cell>
          <table:table-cell office:value-type="float" office:value="32.21875">
            <text:p>32.22</text:p>
          </table:table-cell>
          <table:table-cell office:value-type="float" office:value="33.125">
            <text:p>33.13</text:p>
          </table:table-cell>
          <table:table-cell office:value-type="float" office:value="25.625">
            <text:p>25.63</text:p>
          </table:table-cell>
          <table:table-cell office:value-type="float" office:value="28.15625">
            <text:p>28.16</text:p>
          </table:table-cell>
          <table:table-cell office:value-type="float" office:value="29.90625">
            <text:p>29.91</text:p>
          </table:table-cell>
          <table:table-cell office:value-type="float" office:value="31.40625">
            <text:p>31.41</text:p>
          </table:table-cell>
          <table:table-cell office:value-type="float" office:value="32.84375">
            <text:p>32.84</text:p>
          </table:table-cell>
          <table:table-cell office:value-type="float" office:value="34.34375">
            <text:p>34.34</text:p>
          </table:table-cell>
          <table:table-cell office:value-type="float" office:value="35.5">
            <text:p>35.5</text:p>
          </table:table-cell>
          <table:table-cell office:value-type="float" office:value="36.875">
            <text:p>36.88</text:p>
          </table:table-cell>
          <table:table-cell office:value-type="float" office:value="37.15625">
            <text:p>37.16</text:p>
          </table:table-cell>
          <table:table-cell office:value-type="float" office:value="44.65625">
            <text:p>44.66</text:p>
          </table:table-cell>
          <table:table-cell office:value-type="float" office:value="40.9375">
            <text:p>40.94</text:p>
          </table:table-cell>
          <table:table-cell office:value-type="float" office:value="38.53125">
            <text:p>38.53</text:p>
          </table:table-cell>
          <table:table-cell office:value-type="float" office:value="37.875">
            <text:p>37.88</text:p>
          </table:table-cell>
          <table:table-cell office:value-type="float" office:value="36.96875">
            <text:p>36.97</text:p>
          </table:table-cell>
          <table:table-cell office:value-type="float" office:value="35.03125">
            <text:p>35.03</text:p>
          </table:table-cell>
          <table:table-cell office:value-type="float" office:value="32.9375">
            <text:p>32.94</text:p>
          </table:table-cell>
          <table:table-cell office:value-type="float" office:value="32.78125">
            <text:p>32.78</text:p>
          </table:table-cell>
          <table:table-cell office:value-type="float" office:value="34.8125">
            <text:p>34.81</text:p>
          </table:table-cell>
          <table:table-cell office:value-type="float" office:value="28.53125">
            <text:p>28.53</text:p>
          </table:table-cell>
          <table:table-cell office:value-type="float" office:value="32.09375">
            <text:p>32.09</text:p>
          </table:table-cell>
          <table:table-cell office:value-type="float" office:value="34.6875">
            <text:p>34.69</text:p>
          </table:table-cell>
          <table:table-cell office:value-type="float" office:value="37.03125">
            <text:p>37.03</text:p>
          </table:table-cell>
          <table:table-cell office:value-type="float" office:value="38.46875">
            <text:p>38.47</text:p>
          </table:table-cell>
          <table:table-cell office:value-type="float" office:value="40.25">
            <text:p>40.25</text:p>
          </table:table-cell>
          <table:table-cell office:value-type="float" office:value="41.21875">
            <text:p>41.22</text:p>
          </table:table-cell>
          <table:table-cell office:value-type="float" office:value="42.03125">
            <text:p>42.03</text:p>
          </table:table-cell>
          <table:table-cell office:value-type="float" office:value="41.375">
            <text:p>41.38</text:p>
          </table:table-cell>
          <table:table-cell office:value-type="float" office:value="47.75">
            <text:p>47.75</text:p>
          </table:table-cell>
          <table:table-cell office:value-type="float" office:value="42.8125">
            <text:p>42.81</text:p>
          </table:table-cell>
          <table:table-cell office:value-type="float" office:value="39.375">
            <text:p>39.38</text:p>
          </table:table-cell>
          <table:table-cell office:value-type="float" office:value="38.15625">
            <text:p>38.16</text:p>
          </table:table-cell>
          <table:table-cell office:value-type="float" office:value="36.96875">
            <text:p>36.97</text:p>
          </table:table-cell>
          <table:table-cell office:value-type="float" office:value="36.25">
            <text:p>36.25</text:p>
          </table:table-cell>
          <table:table-cell office:value-type="float" office:value="37.71875">
            <text:p>37.72</text:p>
          </table:table-cell>
          <table:table-cell office:value-type="float" office:value="41.125">
            <text:p>41.13</text:p>
          </table:table-cell>
          <table:table-cell office:value-type="float" office:value="45.96875">
            <text:p>45.97</text:p>
          </table:table-cell>
          <table:table-cell office:value-type="float" office:value="41.9375">
            <text:p>41.94</text:p>
          </table:table-cell>
          <table:table-cell office:value-type="float" office:value="48.03125">
            <text:p>48.03</text:p>
          </table:table-cell>
          <table:table-cell office:value-type="float" office:value="50.25">
            <text:p>50.25</text:p>
          </table:table-cell>
          <table:table-cell office:value-type="float" office:value="53.71875">
            <text:p>53.72</text:p>
          </table:table-cell>
          <table:table-cell office:value-type="float" office:value="53.375">
            <text:p>53.38</text:p>
          </table:table-cell>
          <table:table-cell office:value-type="float" office:value="48.96875">
            <text:p>48.97</text:p>
          </table:table-cell>
          <table:table-cell office:value-type="float" office:value="42.15625">
            <text:p>42.16</text:p>
          </table:table-cell>
          <table:table-cell office:value-type="float" office:value="35.375">
            <text:p>35.38</text:p>
          </table:table-cell>
          <table:table-cell office:value-type="float" office:value="27.5">
            <text:p>27.5</text:p>
          </table:table-cell>
          <table:table-cell office:value-type="float" office:value="27.3125">
            <text:p>27.31</text:p>
          </table:table-cell>
          <table:table-cell office:value-type="float" office:value="18.65625">
            <text:p>18.66</text:p>
          </table:table-cell>
          <table:table-cell office:value-type="float" office:value="14.90625">
            <text:p>14.91</text:p>
          </table:table-cell>
          <table:table-cell office:value-type="float" office:value="6.84375">
            <text:p>6.84</text:p>
          </table:table-cell>
          <table:table-cell office:value-type="float" office:value="-3.53125">
            <text:p>-3.53</text:p>
          </table:table-cell>
          <table:table-cell office:value-type="float" office:value="-13.78125">
            <text:p>-13.78</text:p>
          </table:table-cell>
          <table:table-cell office:value-type="float" office:value="-19.5625">
            <text:p>-19.56</text:p>
          </table:table-cell>
          <table:table-cell office:value-type="float" office:value="-21.03125">
            <text:p>-21.03</text:p>
          </table:table-cell>
          <table:table-cell office:value-type="float" office:value="-20.875">
            <text:p>-20.88</text:p>
          </table:table-cell>
          <table:table-cell office:value-type="float" office:value="-21.8125">
            <text:p>-21.81</text:p>
          </table:table-cell>
          <table:table-cell office:value-type="float" office:value="-18.4375">
            <text:p>-18.44</text:p>
          </table:table-cell>
          <table:table-cell office:value-type="float" office:value="-11.3125">
            <text:p>-11.31</text:p>
          </table:table-cell>
          <table:table-cell office:value-type="float" office:value="-6.90625">
            <text:p>-6.91</text:p>
          </table:table-cell>
          <table:table-cell office:value-type="float" office:value="-3.0625">
            <text:p>-3.06</text:p>
          </table:table-cell>
          <table:table-cell office:value-type="float" office:value="1.25">
            <text:p>1.25</text:p>
          </table:table-cell>
          <table:table-cell office:value-type="float" office:value="4.71875">
            <text:p>4.72</text:p>
          </table:table-cell>
          <table:table-cell office:value-type="float" office:value="5.375">
            <text:p>5.38</text:p>
          </table:table-cell>
          <table:table-cell office:value-type="float" office:value="6.40625">
            <text:p>6.41</text:p>
          </table:table-cell>
          <table:table-cell office:value-type="float" office:value="4.71875">
            <text:p>4.72</text:p>
          </table:table-cell>
          <table:table-cell office:value-type="float" office:value="-1">
            <text:p>-1</text:p>
          </table:table-cell>
          <table:table-cell office:value-type="float" office:value="-0.9375">
            <text:p>-0.94</text:p>
          </table:table-cell>
          <table:table-cell office:value-type="float" office:value="-0.03125">
            <text:p>-0.03</text:p>
          </table:table-cell>
          <table:table-cell office:value-type="float" office:value="0.84375">
            <text:p>0.84</text:p>
          </table:table-cell>
          <table:table-cell office:value-type="float" office:value="2.03125">
            <text:p>2.03</text:p>
          </table:table-cell>
          <table:table-cell office:value-type="float" office:value="3.84375">
            <text:p>3.84</text:p>
          </table:table-cell>
          <table:table-cell office:value-type="float" office:value="6.78125">
            <text:p>6.78</text:p>
          </table:table-cell>
          <table:table-cell office:value-type="float" office:value="10.09375">
            <text:p>10.09</text:p>
          </table:table-cell>
          <table:table-cell office:value-type="float" office:value="0.78125">
            <text:p>0.78</text:p>
          </table:table-cell>
          <table:table-cell office:value-type="float" office:value="2.28125">
            <text:p>2.28</text:p>
          </table:table-cell>
          <table:table-cell office:value-type="float" office:value="4.875">
            <text:p>4.88</text:p>
          </table:table-cell>
          <table:table-cell office:value-type="float" office:value="7.65625">
            <text:p>7.66</text:p>
          </table:table-cell>
          <table:table-cell office:value-type="float" office:value="10.875">
            <text:p>10.88</text:p>
          </table:table-cell>
          <table:table-cell office:value-type="float" office:value="12.625">
            <text:p>12.63</text:p>
          </table:table-cell>
          <table:table-cell office:value-type="float" office:value="15.84375">
            <text:p>15.84</text:p>
          </table:table-cell>
          <table:table-cell office:value-type="float" office:value="18.3125">
            <text:p>18.31</text:p>
          </table:table-cell>
          <table:table-cell office:value-type="float" office:value="16.1875">
            <text:p>16.19</text:p>
          </table:table-cell>
        </table:table-row>
        <table:table-row table:style-name="ro1">
          <table:table-cell table:number-columns-repeated="5" office:value-type="float" office:value="90">
            <text:p>90</text:p>
          </table:table-cell>
          <table:table-cell office:value-type="float" office:value="90.28125">
            <text:p>90.28</text:p>
          </table:table-cell>
          <table:table-cell office:value-type="float" office:value="90.9375">
            <text:p>90.94</text:p>
          </table:table-cell>
          <table:table-cell office:value-type="float" office:value="91.96875">
            <text:p>91.97</text:p>
          </table:table-cell>
          <table:table-cell office:value-type="float" office:value="93.1875">
            <text:p>93.19</text:p>
          </table:table-cell>
          <table:table-cell office:value-type="float" office:value="94.59375">
            <text:p>94.59</text:p>
          </table:table-cell>
          <table:table-cell office:value-type="float" office:value="96">
            <text:p>96</text:p>
          </table:table-cell>
          <table:table-cell office:value-type="float" office:value="97.3125">
            <text:p>97.31</text:p>
          </table:table-cell>
          <table:table-cell table:number-columns-repeated="2" office:value-type="float" office:value="98.4375">
            <text:p>98.44</text:p>
          </table:table-cell>
          <table:table-cell office:value-type="float" office:value="97.96875">
            <text:p>97.97</text:p>
          </table:table-cell>
          <table:table-cell office:value-type="float" office:value="98.25">
            <text:p>98.25</text:p>
          </table:table-cell>
          <table:table-cell office:value-type="float" office:value="97.78125">
            <text:p>97.78</text:p>
          </table:table-cell>
          <table:table-cell office:value-type="float" office:value="96.375">
            <text:p>96.38</text:p>
          </table:table-cell>
          <table:table-cell office:value-type="float" office:value="94.6875">
            <text:p>94.69</text:p>
          </table:table-cell>
          <table:table-cell office:value-type="float" office:value="92.90625">
            <text:p>92.91</text:p>
          </table:table-cell>
          <table:table-cell office:value-type="float" office:value="91.3125">
            <text:p>91.31</text:p>
          </table:table-cell>
          <table:table-cell office:value-type="float" office:value="90.84375">
            <text:p>90.84</text:p>
          </table:table-cell>
          <table:table-cell office:value-type="float" office:value="92.8125">
            <text:p>92.81</text:p>
          </table:table-cell>
          <table:table-cell office:value-type="float" office:value="95.4375">
            <text:p>95.44</text:p>
          </table:table-cell>
          <table:table-cell office:value-type="float" office:value="99.375">
            <text:p>99.38</text:p>
          </table:table-cell>
          <table:table-cell office:value-type="float" office:value="104.53125">
            <text:p>104.53</text:p>
          </table:table-cell>
          <table:table-cell office:value-type="float" office:value="110.15625">
            <text:p>110.16</text:p>
          </table:table-cell>
          <table:table-cell office:value-type="float" office:value="115.78125">
            <text:p>115.78</text:p>
          </table:table-cell>
          <table:table-cell office:value-type="float" office:value="120.9375">
            <text:p>120.94</text:p>
          </table:table-cell>
          <table:table-cell office:value-type="float" office:value="121.40625">
            <text:p>121.41</text:p>
          </table:table-cell>
          <table:table-cell office:value-type="float" office:value="118.59375">
            <text:p>118.59</text:p>
          </table:table-cell>
          <table:table-cell office:value-type="float" office:value="115.3125">
            <text:p>115.31</text:p>
          </table:table-cell>
          <table:table-cell office:value-type="float" office:value="108.5625">
            <text:p>108.56</text:p>
          </table:table-cell>
          <table:table-cell office:value-type="float" office:value="99">
            <text:p>99</text:p>
          </table:table-cell>
          <table:table-cell office:value-type="float" office:value="87.84375">
            <text:p>87.84</text:p>
          </table:table-cell>
          <table:table-cell office:value-type="float" office:value="75.84375">
            <text:p>75.84</text:p>
          </table:table-cell>
          <table:table-cell office:value-type="float" office:value="64.875">
            <text:p>64.88</text:p>
          </table:table-cell>
          <table:table-cell office:value-type="float" office:value="56.15625">
            <text:p>56.16</text:p>
          </table:table-cell>
          <table:table-cell office:value-type="float" office:value="49.4375">
            <text:p>49.44</text:p>
          </table:table-cell>
          <table:table-cell office:value-type="float" office:value="34.59375">
            <text:p>34.59</text:p>
          </table:table-cell>
          <table:table-cell office:value-type="float" office:value="24.3125">
            <text:p>24.31</text:p>
          </table:table-cell>
          <table:table-cell office:value-type="float" office:value="17.28125">
            <text:p>17.28</text:p>
          </table:table-cell>
          <table:table-cell office:value-type="float" office:value="13.53125">
            <text:p>13.53</text:p>
          </table:table-cell>
          <table:table-cell office:value-type="float" office:value="12.65625">
            <text:p>12.66</text:p>
          </table:table-cell>
          <table:table-cell office:value-type="float" office:value="13.78125">
            <text:p>13.78</text:p>
          </table:table-cell>
          <table:table-cell office:value-type="float" office:value="24.375">
            <text:p>24.38</text:p>
          </table:table-cell>
          <table:table-cell office:value-type="float" office:value="32.1875">
            <text:p>32.19</text:p>
          </table:table-cell>
          <table:table-cell office:value-type="float" office:value="28.53125">
            <text:p>28.53</text:p>
          </table:table-cell>
          <table:table-cell office:value-type="float" office:value="27.34375">
            <text:p>27.34</text:p>
          </table:table-cell>
          <table:table-cell office:value-type="float" office:value="33.8125">
            <text:p>33.81</text:p>
          </table:table-cell>
          <table:table-cell office:value-type="float" office:value="38.6875">
            <text:p>38.69</text:p>
          </table:table-cell>
          <table:table-cell office:value-type="float" office:value="41.75">
            <text:p>41.75</text:p>
          </table:table-cell>
          <table:table-cell office:value-type="float" office:value="41.59375">
            <text:p>41.59</text:p>
          </table:table-cell>
          <table:table-cell office:value-type="float" office:value="43.3125">
            <text:p>43.31</text:p>
          </table:table-cell>
          <table:table-cell office:value-type="float" office:value="35.8125">
            <text:p>35.81</text:p>
          </table:table-cell>
          <table:table-cell office:value-type="float" office:value="37.0625">
            <text:p>37.06</text:p>
          </table:table-cell>
          <table:table-cell office:value-type="float" office:value="39.875">
            <text:p>39.88</text:p>
          </table:table-cell>
          <table:table-cell office:value-type="float" office:value="35.875">
            <text:p>35.88</text:p>
          </table:table-cell>
          <table:table-cell office:value-type="float" office:value="34.5625">
            <text:p>34.56</text:p>
          </table:table-cell>
          <table:table-cell office:value-type="float" office:value="35.59375">
            <text:p>35.59</text:p>
          </table:table-cell>
          <table:table-cell office:value-type="float" office:value="37.59375">
            <text:p>37.59</text:p>
          </table:table-cell>
          <table:table-cell office:value-type="float" office:value="38.96875">
            <text:p>38.97</text:p>
          </table:table-cell>
          <table:table-cell office:value-type="float" office:value="37.6875">
            <text:p>37.69</text:p>
          </table:table-cell>
          <table:table-cell office:value-type="float" office:value="52.125">
            <text:p>52.13</text:p>
          </table:table-cell>
          <table:table-cell office:value-type="float" office:value="60.03125">
            <text:p>60.03</text:p>
          </table:table-cell>
          <table:table-cell office:value-type="float" office:value="52.53125">
            <text:p>52.53</text:p>
          </table:table-cell>
          <table:table-cell table:number-columns-repeated="2" office:value-type="float" office:value="45.53125">
            <text:p>45.53</text:p>
          </table:table-cell>
          <table:table-cell office:value-type="float" office:value="44.125">
            <text:p>44.13</text:p>
          </table:table-cell>
          <table:table-cell office:value-type="float" office:value="42.40625">
            <text:p>42.41</text:p>
          </table:table-cell>
          <table:table-cell office:value-type="float" office:value="42.53125">
            <text:p>42.53</text:p>
          </table:table-cell>
          <table:table-cell office:value-type="float" office:value="43.03125">
            <text:p>43.03</text:p>
          </table:table-cell>
          <table:table-cell office:value-type="float" office:value="35.625">
            <text:p>35.63</text:p>
          </table:table-cell>
          <table:table-cell office:value-type="float" office:value="38">
            <text:p>38</text:p>
          </table:table-cell>
          <table:table-cell office:value-type="float" office:value="42.78125">
            <text:p>42.78</text:p>
          </table:table-cell>
          <table:table-cell office:value-type="float" office:value="40.9375">
            <text:p>40.94</text:p>
          </table:table-cell>
          <table:table-cell office:value-type="float" office:value="41.875">
            <text:p>41.88</text:p>
          </table:table-cell>
          <table:table-cell office:value-type="float" office:value="43.75">
            <text:p>43.75</text:p>
          </table:table-cell>
          <table:table-cell office:value-type="float" office:value="45.5625">
            <text:p>45.56</text:p>
          </table:table-cell>
          <table:table-cell office:value-type="float" office:value="47.21875">
            <text:p>47.22</text:p>
          </table:table-cell>
          <table:table-cell office:value-type="float" office:value="45.46875">
            <text:p>45.47</text:p>
          </table:table-cell>
          <table:table-cell office:value-type="float" office:value="58.5">
            <text:p>58.5</text:p>
          </table:table-cell>
          <table:table-cell office:value-type="float" office:value="64.71875">
            <text:p>64.72</text:p>
          </table:table-cell>
          <table:table-cell office:value-type="float" office:value="55.4375">
            <text:p>55.44</text:p>
          </table:table-cell>
          <table:table-cell office:value-type="float" office:value="46.84375">
            <text:p>46.84</text:p>
          </table:table-cell>
          <table:table-cell office:value-type="float" office:value="45.53125">
            <text:p>45.53</text:p>
          </table:table-cell>
          <table:table-cell office:value-type="float" office:value="44.125">
            <text:p>44.13</text:p>
          </table:table-cell>
          <table:table-cell office:value-type="float" office:value="41.65625">
            <text:p>41.66</text:p>
          </table:table-cell>
          <table:table-cell office:value-type="float" office:value="41.40625">
            <text:p>41.41</text:p>
          </table:table-cell>
          <table:table-cell office:value-type="float" office:value="41.8125">
            <text:p>41.81</text:p>
          </table:table-cell>
          <table:table-cell office:value-type="float" office:value="34.59375">
            <text:p>34.59</text:p>
          </table:table-cell>
          <table:table-cell office:value-type="float" office:value="37.25">
            <text:p>37.25</text:p>
          </table:table-cell>
          <table:table-cell office:value-type="float" office:value="42.40625">
            <text:p>42.41</text:p>
          </table:table-cell>
          <table:table-cell office:value-type="float" office:value="40.84375">
            <text:p>40.84</text:p>
          </table:table-cell>
          <table:table-cell office:value-type="float" office:value="41.875">
            <text:p>41.88</text:p>
          </table:table-cell>
          <table:table-cell office:value-type="float" office:value="43.46875">
            <text:p>43.47</text:p>
          </table:table-cell>
          <table:table-cell office:value-type="float" office:value="44.625">
            <text:p>44.63</text:p>
          </table:table-cell>
          <table:table-cell office:value-type="float" office:value="45.25">
            <text:p>45.25</text:p>
          </table:table-cell>
          <table:table-cell office:value-type="float" office:value="42.28125">
            <text:p>42.28</text:p>
          </table:table-cell>
          <table:table-cell office:value-type="float" office:value="54">
            <text:p>54</text:p>
          </table:table-cell>
          <table:table-cell office:value-type="float" office:value="58.71875">
            <text:p>58.72</text:p>
          </table:table-cell>
          <table:table-cell office:value-type="float" office:value="48.125">
            <text:p>48.13</text:p>
          </table:table-cell>
          <table:table-cell office:value-type="float" office:value="38.40625">
            <text:p>38.41</text:p>
          </table:table-cell>
          <table:table-cell office:value-type="float" office:value="37.09375">
            <text:p>37.09</text:p>
          </table:table-cell>
          <table:table-cell office:value-type="float" office:value="36.15625">
            <text:p>36.16</text:p>
          </table:table-cell>
          <table:table-cell office:value-type="float" office:value="33.40625">
            <text:p>33.41</text:p>
          </table:table-cell>
          <table:table-cell office:value-type="float" office:value="33.625">
            <text:p>33.63</text:p>
          </table:table-cell>
          <table:table-cell office:value-type="float" office:value="35.4375">
            <text:p>35.44</text:p>
          </table:table-cell>
          <table:table-cell office:value-type="float" office:value="29.90625">
            <text:p>29.91</text:p>
          </table:table-cell>
          <table:table-cell office:value-type="float" office:value="34.34375">
            <text:p>34.34</text:p>
          </table:table-cell>
          <table:table-cell office:value-type="float" office:value="41.09375">
            <text:p>41.09</text:p>
          </table:table-cell>
          <table:table-cell office:value-type="float" office:value="40">
            <text:p>40</text:p>
          </table:table-cell>
          <table:table-cell office:value-type="float" office:value="39.0625">
            <text:p>39.06</text:p>
          </table:table-cell>
          <table:table-cell office:value-type="float" office:value="38.3125">
            <text:p>38.31</text:p>
          </table:table-cell>
          <table:table-cell office:value-type="float" office:value="36.1875">
            <text:p>36.19</text:p>
          </table:table-cell>
          <table:table-cell office:value-type="float" office:value="32.96875">
            <text:p>32.97</text:p>
          </table:table-cell>
          <table:table-cell office:value-type="float" office:value="25.3125">
            <text:p>25.31</text:p>
          </table:table-cell>
          <table:table-cell office:value-type="float" office:value="32.71875">
            <text:p>32.72</text:p>
          </table:table-cell>
          <table:table-cell office:value-type="float" office:value="33.78125">
            <text:p>33.78</text:p>
          </table:table-cell>
          <table:table-cell office:value-type="float" office:value="24.03125">
            <text:p>24.03</text:p>
          </table:table-cell>
          <table:table-cell office:value-type="float" office:value="18.25">
            <text:p>18.25</text:p>
          </table:table-cell>
          <table:table-cell office:value-type="float" office:value="20.21875">
            <text:p>20.22</text:p>
          </table:table-cell>
          <table:table-cell office:value-type="float" office:value="25.5625">
            <text:p>25.56</text:p>
          </table:table-cell>
          <table:table-cell office:value-type="float" office:value="32.28125">
            <text:p>32.28</text:p>
          </table:table-cell>
          <table:table-cell office:value-type="float" office:value="43.5625">
            <text:p>43.56</text:p>
          </table:table-cell>
          <table:table-cell office:value-type="float" office:value="55.96875">
            <text:p>55.97</text:p>
          </table:table-cell>
          <table:table-cell office:value-type="float" office:value="59.71875">
            <text:p>59.72</text:p>
          </table:table-cell>
          <table:table-cell office:value-type="float" office:value="71.09375">
            <text:p>71.09</text:p>
          </table:table-cell>
          <table:table-cell office:value-type="float" office:value="82.96875">
            <text:p>82.97</text:p>
          </table:table-cell>
          <table:table-cell office:value-type="float" office:value="96.25">
            <text:p>96.25</text:p>
          </table:table-cell>
          <table:table-cell office:value-type="float" office:value="107.5625">
            <text:p>107.56</text:p>
          </table:table-cell>
          <table:table-cell office:value-type="float" office:value="115.46875">
            <text:p>115.47</text:p>
          </table:table-cell>
          <table:table-cell office:value-type="float" office:value="122.03125">
            <text:p>122.03</text:p>
          </table:table-cell>
          <table:table-cell office:value-type="float" office:value="124.5625">
            <text:p>124.56</text:p>
          </table:table-cell>
          <table:table-cell office:value-type="float" office:value="121.6875">
            <text:p>121.69</text:p>
          </table:table-cell>
          <table:table-cell office:value-type="float" office:value="124.125">
            <text:p>124.13</text:p>
          </table:table-cell>
          <table:table-cell office:value-type="float" office:value="122.53125">
            <text:p>122.53</text:p>
          </table:table-cell>
          <table:table-cell office:value-type="float" office:value="116.90625">
            <text:p>116.91</text:p>
          </table:table-cell>
          <table:table-cell office:value-type="float" office:value="109.5">
            <text:p>109.5</text:p>
          </table:table-cell>
          <table:table-cell office:value-type="float" office:value="101.34375">
            <text:p>101.34</text:p>
          </table:table-cell>
          <table:table-cell office:value-type="float" office:value="95.4375">
            <text:p>95.44</text:p>
          </table:table-cell>
          <table:table-cell office:value-type="float" office:value="89.90625">
            <text:p>89.91</text:p>
          </table:table-cell>
          <table:table-cell office:value-type="float" office:value="89.8125">
            <text:p>89.81</text:p>
          </table:table-cell>
          <table:table-cell office:value-type="float" office:value="88.5">
            <text:p>88.5</text:p>
          </table:table-cell>
          <table:table-cell office:value-type="float" office:value="88.78125">
            <text:p>88.78</text:p>
          </table:table-cell>
          <table:table-cell office:value-type="float" office:value="90.1875">
            <text:p>90.19</text:p>
          </table:table-cell>
          <table:table-cell office:value-type="float" office:value="92.53125">
            <text:p>92.53</text:p>
          </table:table-cell>
          <table:table-cell office:value-type="float" office:value="95.25">
            <text:p>95.25</text:p>
          </table:table-cell>
          <table:table-cell office:value-type="float" office:value="97.3125">
            <text:p>97.31</text:p>
          </table:table-cell>
          <table:table-cell office:value-type="float" office:value="98.15625">
            <text:p>98.16</text:p>
          </table:table-cell>
          <table:table-cell office:value-type="float" office:value="97.96875">
            <text:p>97.97</text:p>
          </table:table-cell>
          <table:table-cell office:value-type="float" office:value="98.25">
            <text:p>98.25</text:p>
          </table:table-cell>
          <table:table-cell office:value-type="float" office:value="97.78125">
            <text:p>97.78</text:p>
          </table:table-cell>
          <table:table-cell office:value-type="float" office:value="96.375">
            <text:p>96.38</text:p>
          </table:table-cell>
          <table:table-cell office:value-type="float" office:value="94.6875">
            <text:p>94.69</text:p>
          </table:table-cell>
          <table:table-cell office:value-type="float" office:value="92.90625">
            <text:p>92.91</text:p>
          </table:table-cell>
          <table:table-cell office:value-type="float" office:value="91.3125">
            <text:p>91.31</text:p>
          </table:table-cell>
          <table:table-cell table:number-columns-repeated="2" office:value-type="float" office:value="90">
            <text:p>90</text:p>
          </table:table-cell>
          <table:table-cell office:value-type="float" office:value="89.25">
            <text:p>89.25</text:p>
          </table:table-cell>
          <table:table-cell office:value-type="float" office:value="88.875">
            <text:p>88.88</text:p>
          </table:table-cell>
          <table:table-cell office:value-type="float" office:value="88.78125">
            <text:p>88.78</text:p>
          </table:table-cell>
        </table:table-row>
        <table:table-row table:style-name="ro1">
          <table:table-cell>
            <draw:frame table:end-cell-address="Sheet2.G24" table:end-x="2.175cm" table:end-y="0.246cm" draw:z-index="0" draw:style-name="gr1" svg:width="15.65cm" svg:height="6.999cm" svg:x="0.073cm" svg:y="0.444cm">
              <draw:object draw:notify-on-update-of-ranges="Sheet2.A1:Sheet2.FF1 Sheet2.A2:Sheet2.FF2 Sheet2.A3:Sheet2.FF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Sheet2.N24" table:end-x="2.175cm" table:end-y="0.247cm" draw:z-index="1" draw:style-name="gr1" svg:width="15.707cm" svg:height="6.999cm" svg:x="0.017cm" svg:y="0.445cm">
              <draw:object draw:notify-on-update-of-ranges="Sheet2.A5:Sheet2.FF5 Sheet2.A6:Sheet2.FF6 Sheet2.A7:Sheet2.FF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6">26/01/2009</text:date>, <text:time>00:4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ias</dc:creator>
    <dc:date>2009-01-26T00:48:14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cell-count="97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651cm" svg:height="7cm" chart:class="chart:line" chart:style-name="ch1">
        <chart:title svg:x="4.888cm" svg:y="0.141cm" chart:style-name="ch2">
          <text:p>Multiresolution Filtering Effects</text:p>
        </chart:title>
        <chart:subtitle svg:x="6.7cm" svg:y="0.784cm" chart:style-name="ch3">
          <text:p>Original Data</text:p>
        </chart:subtitle>
        <chart:legend chart:legend-position="end" svg:x="14.53cm" svg:y="2.844cm" chart:style-name="ch4"/>
        <chart:plot-area chart:style-name="ch5" table:cell-range-address="Sheet2.A1:Sheet2.FF3" svg:x="0.425cm" svg:y="1.375cm" svg:width="13.792cm" svg:height="5.405cm">
          <chart:axis chart:dimension="x" chart:name="primary-x" chart:style-name="ch6">
            <chart:title svg:x="6.588cm" svg:y="6.349cm" chart:style-name="ch7">
              <text:p>Frames/steps</text:p>
            </chart:title>
          </chart:axis>
          <chart:axis chart:dimension="y" chart:name="primary-y" chart:style-name="ch6">
            <chart:title svg:x="0.314cm" svg:y="4.295cm" chart:style-name="ch8">
              <text:p>Angles</text:p>
            </chart:title>
            <chart:grid chart:style-name="ch9" chart:class="major"/>
          </chart:axis>
          <chart:series chart:style-name="ch10" chart:values-cell-range-address="Sheet2.A1:Sheet2.FF1" chart:class="chart:line">
            <chart:data-point chart:repeated="162"/>
          </chart:series>
          <chart:series chart:style-name="ch11" chart:values-cell-range-address="Sheet2.A2:Sheet2.FF2" chart:class="chart:line">
            <chart:data-point chart:repeated="162"/>
          </chart:series>
          <chart:series chart:style-name="ch12" chart:values-cell-range-address="Sheet2.A3:Sheet2.FF3" chart:class="chart:line">
            <chart:data-point chart:repeated="16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BO</text:p>
              </table:table-cell>
              <table:table-cell office:value-type="string">
                <text:p>Column BP</text:p>
              </table:table-cell>
              <table:table-cell office:value-type="string">
                <text:p>Column BQ</text:p>
              </table:table-cell>
              <table:table-cell office:value-type="string">
                <text:p>Column BR</text:p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  <table:table-cell office:value-type="string">
                <text:p>Column BU</text:p>
              </table:table-cell>
              <table:table-cell office:value-type="string">
                <text:p>Column BV</text:p>
              </table:table-cell>
              <table:table-cell office:value-type="string">
                <text:p>Column BW</text:p>
              </table:table-cell>
              <table:table-cell office:value-type="string">
                <text:p>Column BX</text:p>
              </table:table-cell>
              <table:table-cell office:value-type="string">
                <text:p>Column BY</text:p>
              </table:table-cell>
              <table:table-cell office:value-type="string">
                <text:p>Column BZ</text:p>
              </table:table-cell>
              <table:table-cell office:value-type="string">
                <text:p>Column CA</text:p>
              </table:table-cell>
              <table:table-cell office:value-type="string">
                <text:p>Column CB</text:p>
              </table:table-cell>
              <table:table-cell office:value-type="string">
                <text:p>Column CC</text:p>
              </table:table-cell>
              <table:table-cell office:value-type="string">
                <text:p>Column CD</text:p>
              </table:table-cell>
              <table:table-cell office:value-type="string">
                <text:p>Column CE</text:p>
              </table:table-cell>
              <table:table-cell office:value-type="string">
                <text:p>Column CF</text:p>
              </table:table-cell>
              <table:table-cell office:value-type="string">
                <text:p>Column CG</text:p>
              </table:table-cell>
              <table:table-cell office:value-type="string">
                <text:p>Column CH</text:p>
              </table:table-cell>
              <table:table-cell office:value-type="string">
                <text:p>Column CI</text:p>
              </table:table-cell>
              <table:table-cell office:value-type="string">
                <text:p>Column CJ</text:p>
              </table:table-cell>
              <table:table-cell office:value-type="string">
                <text:p>Column CK</text:p>
              </table:table-cell>
              <table:table-cell office:value-type="string">
                <text:p>Column CL</text:p>
              </table:table-cell>
              <table:table-cell office:value-type="string">
                <text:p>Column CM</text:p>
              </table:table-cell>
              <table:table-cell office:value-type="string">
                <text:p>Column CN</text:p>
              </table:table-cell>
              <table:table-cell office:value-type="string">
                <text:p>Column CO</text:p>
              </table:table-cell>
              <table:table-cell office:value-type="string">
                <text:p>Column CP</text:p>
              </table:table-cell>
              <table:table-cell office:value-type="string">
                <text:p>Column CQ</text:p>
              </table:table-cell>
              <table:table-cell office:value-type="string">
                <text:p>Column CR</text:p>
              </table:table-cell>
              <table:table-cell office:value-type="string">
                <text:p>Column CS</text:p>
              </table:table-cell>
              <table:table-cell office:value-type="string">
                <text:p>Column CT</text:p>
              </table:table-cell>
              <table:table-cell office:value-type="string">
                <text:p>Column CU</text:p>
              </table:table-cell>
              <table:table-cell office:value-type="string">
                <text:p>Column CV</text:p>
              </table:table-cell>
              <table:table-cell office:value-type="string">
                <text:p>Column CW</text:p>
              </table:table-cell>
              <table:table-cell office:value-type="string">
                <text:p>Column CX</text:p>
              </table:table-cell>
              <table:table-cell office:value-type="string">
                <text:p>Column CY</text:p>
              </table:table-cell>
              <table:table-cell office:value-type="string">
                <text:p>Column CZ</text:p>
              </table:table-cell>
              <table:table-cell office:value-type="string">
                <text:p>Column DA</text:p>
              </table:table-cell>
              <table:table-cell office:value-type="string">
                <text:p>Column DB</text:p>
              </table:table-cell>
              <table:table-cell office:value-type="string">
                <text:p>Column DC</text:p>
              </table:table-cell>
              <table:table-cell office:value-type="string">
                <text:p>Column DD</text:p>
              </table:table-cell>
              <table:table-cell office:value-type="string">
                <text:p>Column DE</text:p>
              </table:table-cell>
              <table:table-cell office:value-type="string">
                <text:p>Column DF</text:p>
              </table:table-cell>
              <table:table-cell office:value-type="string">
                <text:p>Column DG</text:p>
              </table:table-cell>
              <table:table-cell office:value-type="string">
                <text:p>Column DH</text:p>
              </table:table-cell>
              <table:table-cell office:value-type="string">
                <text:p>Column DI</text:p>
              </table:table-cell>
              <table:table-cell office:value-type="string">
                <text:p>Column DJ</text:p>
              </table:table-cell>
              <table:table-cell office:value-type="string">
                <text:p>Column DK</text:p>
              </table:table-cell>
              <table:table-cell office:value-type="string">
                <text:p>Column DL</text:p>
              </table:table-cell>
              <table:table-cell office:value-type="string">
                <text:p>Column DM</text:p>
              </table:table-cell>
              <table:table-cell office:value-type="string">
                <text:p>Column DN</text:p>
              </table:table-cell>
              <table:table-cell office:value-type="string">
                <text:p>Column DO</text:p>
              </table:table-cell>
              <table:table-cell office:value-type="string">
                <text:p>Column DP</text:p>
              </table:table-cell>
              <table:table-cell office:value-type="string">
                <text:p>Column DQ</text:p>
              </table:table-cell>
              <table:table-cell office:value-type="string">
                <text:p>Column DR</text:p>
              </table:table-cell>
              <table:table-cell office:value-type="string">
                <text:p>Column DS</text:p>
              </table:table-cell>
              <table:table-cell office:value-type="string">
                <text:p>Column DT</text:p>
              </table:table-cell>
              <table:table-cell office:value-type="string">
                <text:p>Column DU</text:p>
              </table:table-cell>
              <table:table-cell office:value-type="string">
                <text:p>Column DV</text:p>
              </table:table-cell>
              <table:table-cell office:value-type="string">
                <text:p>Column DW</text:p>
              </table:table-cell>
              <table:table-cell office:value-type="string">
                <text:p>Column DX</text:p>
              </table:table-cell>
              <table:table-cell office:value-type="string">
                <text:p>Column DY</text:p>
              </table:table-cell>
              <table:table-cell office:value-type="string">
                <text:p>Column DZ</text:p>
              </table:table-cell>
              <table:table-cell office:value-type="string">
                <text:p>Column EA</text:p>
              </table:table-cell>
              <table:table-cell office:value-type="string">
                <text:p>Column EB</text:p>
              </table:table-cell>
              <table:table-cell office:value-type="string">
                <text:p>Column EC</text:p>
              </table:table-cell>
              <table:table-cell office:value-type="string">
                <text:p>Column ED</text:p>
              </table:table-cell>
              <table:table-cell office:value-type="string">
                <text:p>Column EE</text:p>
              </table:table-cell>
              <table:table-cell office:value-type="string">
                <text:p>Column EF</text:p>
              </table:table-cell>
              <table:table-cell office:value-type="string">
                <text:p>Column EG</text:p>
              </table:table-cell>
              <table:table-cell office:value-type="string">
                <text:p>Column EH</text:p>
              </table:table-cell>
              <table:table-cell office:value-type="string">
                <text:p>Column EI</text:p>
              </table:table-cell>
              <table:table-cell office:value-type="string">
                <text:p>Column EJ</text:p>
              </table:table-cell>
              <table:table-cell office:value-type="string">
                <text:p>Column EK</text:p>
              </table:table-cell>
              <table:table-cell office:value-type="string">
                <text:p>Column EL</text:p>
              </table:table-cell>
              <table:table-cell office:value-type="string">
                <text:p>Column EM</text:p>
              </table:table-cell>
              <table:table-cell office:value-type="string">
                <text:p>Column EN</text:p>
              </table:table-cell>
              <table:table-cell office:value-type="string">
                <text:p>Column EO</text:p>
              </table:table-cell>
              <table:table-cell office:value-type="string">
                <text:p>Column EP</text:p>
              </table:table-cell>
              <table:table-cell office:value-type="string">
                <text:p>Column EQ</text:p>
              </table:table-cell>
              <table:table-cell office:value-type="string">
                <text:p>Column ER</text:p>
              </table:table-cell>
              <table:table-cell office:value-type="string">
                <text:p>Column ES</text:p>
              </table:table-cell>
              <table:table-cell office:value-type="string">
                <text:p>Column ET</text:p>
              </table:table-cell>
              <table:table-cell office:value-type="string">
                <text:p>Column EU</text:p>
              </table:table-cell>
              <table:table-cell office:value-type="string">
                <text:p>Column EV</text:p>
              </table:table-cell>
              <table:table-cell office:value-type="string">
                <text:p>Column EW</text:p>
              </table:table-cell>
              <table:table-cell office:value-type="string">
                <text:p>Column EX</text:p>
              </table:table-cell>
              <table:table-cell office:value-type="string">
                <text:p>Column EY</text:p>
              </table:table-cell>
              <table:table-cell office:value-type="string">
                <text:p>Column EZ</text:p>
              </table:table-cell>
              <table:table-cell office:value-type="string">
                <text:p>Column FA</text:p>
              </table:table-cell>
              <table:table-cell office:value-type="string">
                <text:p>Column FB</text:p>
              </table:table-cell>
              <table:table-cell office:value-type="string">
                <text:p>Column FC</text:p>
              </table:table-cell>
              <table:table-cell office:value-type="string">
                <text:p>Column FD</text:p>
              </table:table-cell>
              <table:table-cell office:value-type="string">
                <text:p>Column FE</text:p>
              </table:table-cell>
              <table:table-cell office:value-type="string">
                <text:p>Column 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">
                <text:p>82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109">
                <text:p>109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136">
                <text:p>136</text:p>
              </table:table-cell>
              <table:table-cell office:value-type="float" office:value="145">
                <text:p>145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9">
                <text:p>159</text:p>
              </table:table-cell>
              <table:table-cell office:value-type="float" office:value="157">
                <text:p>157</text:p>
              </table:table-cell>
              <table:table-cell office:value-type="float" office:value="151">
                <text:p>151</text:p>
              </table:table-cell>
              <table:table-cell office:value-type="float" office:value="140">
                <text:p>140</text:p>
              </table:table-cell>
              <table:table-cell office:value-type="float" office:value="128">
                <text:p>128</text:p>
              </table:table-cell>
              <table:table-cell office:value-type="float" office:value="115">
                <text:p>115</text:p>
              </table:table-cell>
              <table:table-cell office:value-type="float" office:value="104">
                <text:p>10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101">
                <text:p>101</text:p>
              </table:table-cell>
              <table:table-cell office:value-type="float" office:value="108">
                <text:p>108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  <table:table-cell office:value-type="float" office:value="136">
                <text:p>136</text:p>
              </table:table-cell>
              <table:table-cell office:value-type="float" office:value="145">
                <text:p>145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48">
                <text:p>148</text:p>
              </table:table-cell>
              <table:table-cell office:value-type="float" office:value="134">
                <text:p>134</text:p>
              </table:table-cell>
              <table:table-cell office:value-type="float" office:value="114">
                <text:p>114</text:p>
              </table:table-cell>
              <table:table-cell office:value-type="float" office:value="92">
                <text:p>92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48">
                <text:p>148</text:p>
              </table:table-cell>
              <table:table-cell office:value-type="float" office:value="134">
                <text:p>134</text:p>
              </table:table-cell>
              <table:table-cell office:value-type="float" office:value="114">
                <text:p>114</text:p>
              </table:table-cell>
              <table:table-cell office:value-type="float" office:value="92">
                <text:p>92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80">
                <text:p>80</text:p>
              </table:table-cell>
              <table:table-cell office:value-type="float" office:value="69">
                <text:p>69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8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1">
                <text:p>101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708cm" svg:height="7cm" chart:class="chart:line" chart:style-name="ch1">
        <chart:title svg:x="4.917cm" svg:y="0.141cm" chart:style-name="ch2">
          <text:p>Multiresolution Filtering Effects</text:p>
        </chart:title>
        <chart:subtitle svg:x="5.869cm" svg:y="0.784cm" chart:style-name="ch3">
          <text:p>CH: 1-3, G = 4, w = 1.5</text:p>
        </chart:subtitle>
        <chart:legend chart:legend-position="end" svg:x="14.586cm" svg:y="2.844cm" chart:style-name="ch4"/>
        <chart:plot-area chart:style-name="ch5" table:cell-range-address="Sheet2.A5:Sheet2.FF7" svg:x="0.427cm" svg:y="1.375cm" svg:width="13.845cm" svg:height="5.405cm">
          <chart:axis chart:dimension="x" chart:name="primary-x" chart:style-name="ch6">
            <chart:title svg:x="6.617cm" svg:y="6.349cm" chart:style-name="ch7">
              <text:p>Frames/steps</text:p>
            </chart:title>
          </chart:axis>
          <chart:axis chart:dimension="y" chart:name="primary-y" chart:style-name="ch6">
            <chart:title svg:x="0.315cm" svg:y="4.295cm" chart:style-name="ch8">
              <text:p>Angles</text:p>
            </chart:title>
            <chart:grid chart:style-name="ch9" chart:class="major"/>
          </chart:axis>
          <chart:series chart:style-name="ch10" chart:values-cell-range-address="Sheet2.A5:Sheet2.FF5" chart:class="chart:line">
            <chart:data-point chart:repeated="162"/>
          </chart:series>
          <chart:series chart:style-name="ch11" chart:values-cell-range-address="Sheet2.A6:Sheet2.FF6" chart:class="chart:line">
            <chart:data-point chart:repeated="162"/>
          </chart:series>
          <chart:series chart:style-name="ch12" chart:values-cell-range-address="Sheet2.A7:Sheet2.FF7" chart:class="chart:line">
            <chart:data-point chart:repeated="16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BO</text:p>
              </table:table-cell>
              <table:table-cell office:value-type="string">
                <text:p>Column BP</text:p>
              </table:table-cell>
              <table:table-cell office:value-type="string">
                <text:p>Column BQ</text:p>
              </table:table-cell>
              <table:table-cell office:value-type="string">
                <text:p>Column BR</text:p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  <table:table-cell office:value-type="string">
                <text:p>Column BU</text:p>
              </table:table-cell>
              <table:table-cell office:value-type="string">
                <text:p>Column BV</text:p>
              </table:table-cell>
              <table:table-cell office:value-type="string">
                <text:p>Column BW</text:p>
              </table:table-cell>
              <table:table-cell office:value-type="string">
                <text:p>Column BX</text:p>
              </table:table-cell>
              <table:table-cell office:value-type="string">
                <text:p>Column BY</text:p>
              </table:table-cell>
              <table:table-cell office:value-type="string">
                <text:p>Column BZ</text:p>
              </table:table-cell>
              <table:table-cell office:value-type="string">
                <text:p>Column CA</text:p>
              </table:table-cell>
              <table:table-cell office:value-type="string">
                <text:p>Column CB</text:p>
              </table:table-cell>
              <table:table-cell office:value-type="string">
                <text:p>Column CC</text:p>
              </table:table-cell>
              <table:table-cell office:value-type="string">
                <text:p>Column CD</text:p>
              </table:table-cell>
              <table:table-cell office:value-type="string">
                <text:p>Column CE</text:p>
              </table:table-cell>
              <table:table-cell office:value-type="string">
                <text:p>Column CF</text:p>
              </table:table-cell>
              <table:table-cell office:value-type="string">
                <text:p>Column CG</text:p>
              </table:table-cell>
              <table:table-cell office:value-type="string">
                <text:p>Column CH</text:p>
              </table:table-cell>
              <table:table-cell office:value-type="string">
                <text:p>Column CI</text:p>
              </table:table-cell>
              <table:table-cell office:value-type="string">
                <text:p>Column CJ</text:p>
              </table:table-cell>
              <table:table-cell office:value-type="string">
                <text:p>Column CK</text:p>
              </table:table-cell>
              <table:table-cell office:value-type="string">
                <text:p>Column CL</text:p>
              </table:table-cell>
              <table:table-cell office:value-type="string">
                <text:p>Column CM</text:p>
              </table:table-cell>
              <table:table-cell office:value-type="string">
                <text:p>Column CN</text:p>
              </table:table-cell>
              <table:table-cell office:value-type="string">
                <text:p>Column CO</text:p>
              </table:table-cell>
              <table:table-cell office:value-type="string">
                <text:p>Column CP</text:p>
              </table:table-cell>
              <table:table-cell office:value-type="string">
                <text:p>Column CQ</text:p>
              </table:table-cell>
              <table:table-cell office:value-type="string">
                <text:p>Column CR</text:p>
              </table:table-cell>
              <table:table-cell office:value-type="string">
                <text:p>Column CS</text:p>
              </table:table-cell>
              <table:table-cell office:value-type="string">
                <text:p>Column CT</text:p>
              </table:table-cell>
              <table:table-cell office:value-type="string">
                <text:p>Column CU</text:p>
              </table:table-cell>
              <table:table-cell office:value-type="string">
                <text:p>Column CV</text:p>
              </table:table-cell>
              <table:table-cell office:value-type="string">
                <text:p>Column CW</text:p>
              </table:table-cell>
              <table:table-cell office:value-type="string">
                <text:p>Column CX</text:p>
              </table:table-cell>
              <table:table-cell office:value-type="string">
                <text:p>Column CY</text:p>
              </table:table-cell>
              <table:table-cell office:value-type="string">
                <text:p>Column CZ</text:p>
              </table:table-cell>
              <table:table-cell office:value-type="string">
                <text:p>Column DA</text:p>
              </table:table-cell>
              <table:table-cell office:value-type="string">
                <text:p>Column DB</text:p>
              </table:table-cell>
              <table:table-cell office:value-type="string">
                <text:p>Column DC</text:p>
              </table:table-cell>
              <table:table-cell office:value-type="string">
                <text:p>Column DD</text:p>
              </table:table-cell>
              <table:table-cell office:value-type="string">
                <text:p>Column DE</text:p>
              </table:table-cell>
              <table:table-cell office:value-type="string">
                <text:p>Column DF</text:p>
              </table:table-cell>
              <table:table-cell office:value-type="string">
                <text:p>Column DG</text:p>
              </table:table-cell>
              <table:table-cell office:value-type="string">
                <text:p>Column DH</text:p>
              </table:table-cell>
              <table:table-cell office:value-type="string">
                <text:p>Column DI</text:p>
              </table:table-cell>
              <table:table-cell office:value-type="string">
                <text:p>Column DJ</text:p>
              </table:table-cell>
              <table:table-cell office:value-type="string">
                <text:p>Column DK</text:p>
              </table:table-cell>
              <table:table-cell office:value-type="string">
                <text:p>Column DL</text:p>
              </table:table-cell>
              <table:table-cell office:value-type="string">
                <text:p>Column DM</text:p>
              </table:table-cell>
              <table:table-cell office:value-type="string">
                <text:p>Column DN</text:p>
              </table:table-cell>
              <table:table-cell office:value-type="string">
                <text:p>Column DO</text:p>
              </table:table-cell>
              <table:table-cell office:value-type="string">
                <text:p>Column DP</text:p>
              </table:table-cell>
              <table:table-cell office:value-type="string">
                <text:p>Column DQ</text:p>
              </table:table-cell>
              <table:table-cell office:value-type="string">
                <text:p>Column DR</text:p>
              </table:table-cell>
              <table:table-cell office:value-type="string">
                <text:p>Column DS</text:p>
              </table:table-cell>
              <table:table-cell office:value-type="string">
                <text:p>Column DT</text:p>
              </table:table-cell>
              <table:table-cell office:value-type="string">
                <text:p>Column DU</text:p>
              </table:table-cell>
              <table:table-cell office:value-type="string">
                <text:p>Column DV</text:p>
              </table:table-cell>
              <table:table-cell office:value-type="string">
                <text:p>Column DW</text:p>
              </table:table-cell>
              <table:table-cell office:value-type="string">
                <text:p>Column DX</text:p>
              </table:table-cell>
              <table:table-cell office:value-type="string">
                <text:p>Column DY</text:p>
              </table:table-cell>
              <table:table-cell office:value-type="string">
                <text:p>Column DZ</text:p>
              </table:table-cell>
              <table:table-cell office:value-type="string">
                <text:p>Column EA</text:p>
              </table:table-cell>
              <table:table-cell office:value-type="string">
                <text:p>Column EB</text:p>
              </table:table-cell>
              <table:table-cell office:value-type="string">
                <text:p>Column EC</text:p>
              </table:table-cell>
              <table:table-cell office:value-type="string">
                <text:p>Column ED</text:p>
              </table:table-cell>
              <table:table-cell office:value-type="string">
                <text:p>Column EE</text:p>
              </table:table-cell>
              <table:table-cell office:value-type="string">
                <text:p>Column EF</text:p>
              </table:table-cell>
              <table:table-cell office:value-type="string">
                <text:p>Column EG</text:p>
              </table:table-cell>
              <table:table-cell office:value-type="string">
                <text:p>Column EH</text:p>
              </table:table-cell>
              <table:table-cell office:value-type="string">
                <text:p>Column EI</text:p>
              </table:table-cell>
              <table:table-cell office:value-type="string">
                <text:p>Column EJ</text:p>
              </table:table-cell>
              <table:table-cell office:value-type="string">
                <text:p>Column EK</text:p>
              </table:table-cell>
              <table:table-cell office:value-type="string">
                <text:p>Column EL</text:p>
              </table:table-cell>
              <table:table-cell office:value-type="string">
                <text:p>Column EM</text:p>
              </table:table-cell>
              <table:table-cell office:value-type="string">
                <text:p>Column EN</text:p>
              </table:table-cell>
              <table:table-cell office:value-type="string">
                <text:p>Column EO</text:p>
              </table:table-cell>
              <table:table-cell office:value-type="string">
                <text:p>Column EP</text:p>
              </table:table-cell>
              <table:table-cell office:value-type="string">
                <text:p>Column EQ</text:p>
              </table:table-cell>
              <table:table-cell office:value-type="string">
                <text:p>Column ER</text:p>
              </table:table-cell>
              <table:table-cell office:value-type="string">
                <text:p>Column ES</text:p>
              </table:table-cell>
              <table:table-cell office:value-type="string">
                <text:p>Column ET</text:p>
              </table:table-cell>
              <table:table-cell office:value-type="string">
                <text:p>Column EU</text:p>
              </table:table-cell>
              <table:table-cell office:value-type="string">
                <text:p>Column EV</text:p>
              </table:table-cell>
              <table:table-cell office:value-type="string">
                <text:p>Column EW</text:p>
              </table:table-cell>
              <table:table-cell office:value-type="string">
                <text:p>Column EX</text:p>
              </table:table-cell>
              <table:table-cell office:value-type="string">
                <text:p>Column EY</text:p>
              </table:table-cell>
              <table:table-cell office:value-type="string">
                <text:p>Column EZ</text:p>
              </table:table-cell>
              <table:table-cell office:value-type="string">
                <text:p>Column FA</text:p>
              </table:table-cell>
              <table:table-cell office:value-type="string">
                <text:p>Column FB</text:p>
              </table:table-cell>
              <table:table-cell office:value-type="string">
                <text:p>Column FC</text:p>
              </table:table-cell>
              <table:table-cell office:value-type="string">
                <text:p>Column FD</text:p>
              </table:table-cell>
              <table:table-cell office:value-type="string">
                <text:p>Column FE</text:p>
              </table:table-cell>
              <table:table-cell office:value-type="string">
                <text:p>Column 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.59375">
                <text:p>101.59375</text:p>
              </table:table-cell>
              <table:table-cell office:value-type="float" office:value="113.125">
                <text:p>113.125</text:p>
              </table:table-cell>
              <table:table-cell office:value-type="float" office:value="124">
                <text:p>124</text:p>
              </table:table-cell>
              <table:table-cell office:value-type="float" office:value="133.9375">
                <text:p>133.9375</text:p>
              </table:table-cell>
              <table:table-cell office:value-type="float" office:value="141.53125">
                <text:p>141.53125</text:p>
              </table:table-cell>
              <table:table-cell office:value-type="float" office:value="146.40625">
                <text:p>146.40625</text:p>
              </table:table-cell>
              <table:table-cell office:value-type="float" office:value="150.625">
                <text:p>150.625</text:p>
              </table:table-cell>
              <table:table-cell office:value-type="float" office:value="154.1875">
                <text:p>154.1875</text:p>
              </table:table-cell>
              <table:table-cell office:value-type="float" office:value="158.21875">
                <text:p>158.21875</text:p>
              </table:table-cell>
              <table:table-cell office:value-type="float" office:value="157.65625">
                <text:p>157.65625</text:p>
              </table:table-cell>
              <table:table-cell office:value-type="float" office:value="165.75">
                <text:p>165.75</text:p>
              </table:table-cell>
              <table:table-cell office:value-type="float" office:value="164.875">
                <text:p>164.875</text:p>
              </table:table-cell>
              <table:table-cell office:value-type="float" office:value="161.125">
                <text:p>161.125</text:p>
              </table:table-cell>
              <table:table-cell office:value-type="float" office:value="153.5">
                <text:p>153.5</text:p>
              </table:table-cell>
              <table:table-cell office:value-type="float" office:value="145.25">
                <text:p>145.25</text:p>
              </table:table-cell>
              <table:table-cell office:value-type="float" office:value="136.375">
                <text:p>136.375</text:p>
              </table:table-cell>
              <table:table-cell office:value-type="float" office:value="129.875">
                <text:p>129.875</text:p>
              </table:table-cell>
              <table:table-cell office:value-type="float" office:value="119.09375">
                <text:p>119.09375</text:p>
              </table:table-cell>
              <table:table-cell office:value-type="float" office:value="118.8125">
                <text:p>118.8125</text:p>
              </table:table-cell>
              <table:table-cell office:value-type="float" office:value="109.53125">
                <text:p>109.53125</text:p>
              </table:table-cell>
              <table:table-cell office:value-type="float" office:value="101.75">
                <text:p>101.75</text:p>
              </table:table-cell>
              <table:table-cell office:value-type="float" office:value="95.09375">
                <text:p>95.09375</text:p>
              </table:table-cell>
              <table:table-cell office:value-type="float" office:value="89.0625">
                <text:p>89.0625</text:p>
              </table:table-cell>
              <table:table-cell office:value-type="float" office:value="83.65625">
                <text:p>83.65625</text:p>
              </table:table-cell>
              <table:table-cell office:value-type="float" office:value="80">
                <text:p>80</text:p>
              </table:table-cell>
              <table:table-cell office:value-type="float" office:value="78.625">
                <text:p>78.625</text:p>
              </table:table-cell>
              <table:table-cell office:value-type="float" office:value="78.21875">
                <text:p>78.21875</text:p>
              </table:table-cell>
              <table:table-cell office:value-type="float" office:value="76.53125">
                <text:p>76.53125</text:p>
              </table:table-cell>
              <table:table-cell office:value-type="float" office:value="77.09375">
                <text:p>77.09375</text:p>
              </table:table-cell>
              <table:table-cell office:value-type="float" office:value="80.1875">
                <text:p>80.1875</text:p>
              </table:table-cell>
              <table:table-cell office:value-type="float" office:value="83.9375">
                <text:p>83.9375</text:p>
              </table:table-cell>
              <table:table-cell office:value-type="float" office:value="88.34375">
                <text:p>88.34375</text:p>
              </table:table-cell>
              <table:table-cell office:value-type="float" office:value="92.5625">
                <text:p>92.5625</text:p>
              </table:table-cell>
              <table:table-cell office:value-type="float" office:value="95">
                <text:p>95</text:p>
              </table:table-cell>
              <table:table-cell office:value-type="float" office:value="94.53125">
                <text:p>94.53125</text:p>
              </table:table-cell>
              <table:table-cell office:value-type="float" office:value="95.375">
                <text:p>95.375</text:p>
              </table:table-cell>
              <table:table-cell office:value-type="float" office:value="95.375">
                <text:p>95.375</text:p>
              </table:table-cell>
              <table:table-cell office:value-type="float" office:value="94.53125">
                <text:p>94.53125</text:p>
              </table:table-cell>
              <table:table-cell office:value-type="float" office:value="93.40625">
                <text:p>93.40625</text:p>
              </table:table-cell>
              <table:table-cell office:value-type="float" office:value="92">
                <text:p>92</text:p>
              </table:table-cell>
              <table:table-cell office:value-type="float" office:value="90.3125">
                <text:p>90.3125</text:p>
              </table:table-cell>
              <table:table-cell office:value-type="float" office:value="89.75">
                <text:p>89.75</text:p>
              </table:table-cell>
              <table:table-cell office:value-type="float" office:value="89">
                <text:p>89</text:p>
              </table:table-cell>
              <table:table-cell office:value-type="float" office:value="89.1875">
                <text:p>89.1875</text:p>
              </table:table-cell>
              <table:table-cell office:value-type="float" office:value="89.75">
                <text:p>89.75</text:p>
              </table:table-cell>
              <table:table-cell office:value-type="float" office:value="90.78125">
                <text:p>90.78125</text:p>
              </table:table-cell>
              <table:table-cell office:value-type="float" office:value="91.90625">
                <text:p>91.90625</text:p>
              </table:table-cell>
              <table:table-cell office:value-type="float" office:value="93.125">
                <text:p>93.125</text:p>
              </table:table-cell>
              <table:table-cell office:value-type="float" office:value="94.15625">
                <text:p>94.1562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.5625">
                <text:p>95.5625</text:p>
              </table:table-cell>
              <table:table-cell office:value-type="float" office:value="95.84375">
                <text:p>95.84375</text:p>
              </table:table-cell>
              <table:table-cell office:value-type="float" office:value="95.84375">
                <text:p>95.84375</text:p>
              </table:table-cell>
              <table:table-cell office:value-type="float" office:value="95.75">
                <text:p>95.75</text:p>
              </table:table-cell>
              <table:table-cell office:value-type="float" office:value="95.5625">
                <text:p>95.5625</text:p>
              </table:table-cell>
              <table:table-cell office:value-type="float" office:value="95.28125">
                <text:p>95.28125</text:p>
              </table:table-cell>
              <table:table-cell office:value-type="float" office:value="95.09375">
                <text:p>95.0937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4.90625">
                <text:p>94.90625</text:p>
              </table:table-cell>
              <table:table-cell office:value-type="float" office:value="94.4375">
                <text:p>94.4375</text:p>
              </table:table-cell>
              <table:table-cell office:value-type="float" office:value="93.78125">
                <text:p>93.78125</text:p>
              </table:table-cell>
              <table:table-cell office:value-type="float" office:value="92.9375">
                <text:p>92.9375</text:p>
              </table:table-cell>
              <table:table-cell office:value-type="float" office:value="92.09375">
                <text:p>92.09375</text:p>
              </table:table-cell>
              <table:table-cell office:value-type="float" office:value="91.15625">
                <text:p>91.15625</text:p>
              </table:table-cell>
              <table:table-cell office:value-type="float" office:value="90.3125">
                <text:p>90.3125</text:p>
              </table:table-cell>
              <table:table-cell office:value-type="float" office:value="89.46875">
                <text:p>89.46875</text:p>
              </table:table-cell>
              <table:table-cell office:value-type="float" office:value="89.46875">
                <text:p>89.46875</text:p>
              </table:table-cell>
              <table:table-cell office:value-type="float" office:value="89.28125">
                <text:p>89.28125</text:p>
              </table:table-cell>
              <table:table-cell office:value-type="float" office:value="90.03125">
                <text:p>90.03125</text:p>
              </table:table-cell>
              <table:table-cell office:value-type="float" office:value="91.34375">
                <text:p>91.34375</text:p>
              </table:table-cell>
              <table:table-cell office:value-type="float" office:value="93.21875">
                <text:p>93.21875</text:p>
              </table:table-cell>
              <table:table-cell office:value-type="float" office:value="95.28125">
                <text:p>95.28125</text:p>
              </table:table-cell>
              <table:table-cell office:value-type="float" office:value="97.4375">
                <text:p>97.4375</text:p>
              </table:table-cell>
              <table:table-cell office:value-type="float" office:value="99.40625">
                <text:p>99.40625</text:p>
              </table:table-cell>
              <table:table-cell office:value-type="float" office:value="100.8125">
                <text:p>100.8125</text:p>
              </table:table-cell>
              <table:table-cell office:value-type="float" office:value="87.78125">
                <text:p>87.78125</text:p>
              </table:table-cell>
              <table:table-cell office:value-type="float" office:value="85.625">
                <text:p>85.625</text:p>
              </table:table-cell>
              <table:table-cell office:value-type="float" office:value="83.84375">
                <text:p>83.84375</text:p>
              </table:table-cell>
              <table:table-cell office:value-type="float" office:value="82.625">
                <text:p>82.625</text:p>
              </table:table-cell>
              <table:table-cell office:value-type="float" office:value="81.6875">
                <text:p>81.6875</text:p>
              </table:table-cell>
              <table:table-cell office:value-type="float" office:value="81.21875">
                <text:p>81.21875</text:p>
              </table:table-cell>
              <table:table-cell office:value-type="float" office:value="80.84375">
                <text:p>80.84375</text:p>
              </table:table-cell>
              <table:table-cell office:value-type="float" office:value="83.1875">
                <text:p>83.1875</text:p>
              </table:table-cell>
              <table:table-cell office:value-type="float" office:value="86.1875">
                <text:p>86.1875</text:p>
              </table:table-cell>
              <table:table-cell office:value-type="float" office:value="91.0625">
                <text:p>91.0625</text:p>
              </table:table-cell>
              <table:table-cell office:value-type="float" office:value="98.375">
                <text:p>98.375</text:p>
              </table:table-cell>
              <table:table-cell office:value-type="float" office:value="107.375">
                <text:p>107.375</text:p>
              </table:table-cell>
              <table:table-cell office:value-type="float" office:value="117.3125">
                <text:p>117.3125</text:p>
              </table:table-cell>
              <table:table-cell office:value-type="float" office:value="127.15625">
                <text:p>127.15625</text:p>
              </table:table-cell>
              <table:table-cell office:value-type="float" office:value="136.4375">
                <text:p>136.4375</text:p>
              </table:table-cell>
              <table:table-cell office:value-type="float" office:value="142.5">
                <text:p>142.5</text:p>
              </table:table-cell>
              <table:table-cell office:value-type="float" office:value="113.375">
                <text:p>113.375</text:p>
              </table:table-cell>
              <table:table-cell office:value-type="float" office:value="116.8125">
                <text:p>116.8125</text:p>
              </table:table-cell>
              <table:table-cell office:value-type="float" office:value="122.8125">
                <text:p>122.8125</text:p>
              </table:table-cell>
              <table:table-cell office:value-type="float" office:value="128.25">
                <text:p>128.25</text:p>
              </table:table-cell>
              <table:table-cell office:value-type="float" office:value="135.625">
                <text:p>135.625</text:p>
              </table:table-cell>
              <table:table-cell office:value-type="float" office:value="142.1875">
                <text:p>142.1875</text:p>
              </table:table-cell>
              <table:table-cell office:value-type="float" office:value="149.78125">
                <text:p>149.78125</text:p>
              </table:table-cell>
              <table:table-cell office:value-type="float" office:value="149.3125">
                <text:p>149.3125</text:p>
              </table:table-cell>
              <table:table-cell office:value-type="float" office:value="204.75">
                <text:p>204.75</text:p>
              </table:table-cell>
              <table:table-cell office:value-type="float" office:value="200.125">
                <text:p>200.125</text:p>
              </table:table-cell>
              <table:table-cell office:value-type="float" office:value="186.5">
                <text:p>186.5</text:p>
              </table:table-cell>
              <table:table-cell office:value-type="float" office:value="164.625">
                <text:p>164.625</text:p>
              </table:table-cell>
              <table:table-cell office:value-type="float" office:value="138.875">
                <text:p>138.875</text:p>
              </table:table-cell>
              <table:table-cell office:value-type="float" office:value="111">
                <text:p>111</text:p>
              </table:table-cell>
              <table:table-cell office:value-type="float" office:value="84.75">
                <text:p>84.75</text:p>
              </table:table-cell>
              <table:table-cell office:value-type="float" office:value="58.59375">
                <text:p>58.59375</text:p>
              </table:table-cell>
              <table:table-cell office:value-type="float" office:value="175.1875">
                <text:p>175.1875</text:p>
              </table:table-cell>
              <table:table-cell office:value-type="float" office:value="172.21875">
                <text:p>172.21875</text:p>
              </table:table-cell>
              <table:table-cell office:value-type="float" office:value="156.4375">
                <text:p>156.4375</text:p>
              </table:table-cell>
              <table:table-cell office:value-type="float" office:value="132.40625">
                <text:p>132.40625</text:p>
              </table:table-cell>
              <table:table-cell office:value-type="float" office:value="101.34375">
                <text:p>101.34375</text:p>
              </table:table-cell>
              <table:table-cell office:value-type="float" office:value="68.1875">
                <text:p>68.1875</text:p>
              </table:table-cell>
              <table:table-cell office:value-type="float" office:value="34.78125">
                <text:p>34.78125</text:p>
              </table:table-cell>
              <table:table-cell office:value-type="float" office:value="7.03125">
                <text:p>7.03125</text:p>
              </table:table-cell>
              <table:table-cell office:value-type="float" office:value="34.96875">
                <text:p>34.9687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9.84375">
                <text:p>19.84375</text:p>
              </table:table-cell>
              <table:table-cell office:value-type="float" office:value="20.125">
                <text:p>20.125</text:p>
              </table:table-cell>
              <table:table-cell office:value-type="float" office:value="19.75">
                <text:p>19.75</text:p>
              </table:table-cell>
              <table:table-cell office:value-type="float" office:value="19.9375">
                <text:p>19.9375</text:p>
              </table:table-cell>
              <table:table-cell office:value-type="float" office:value="19.5625">
                <text:p>19.5625</text:p>
              </table:table-cell>
              <table:table-cell office:value-type="float" office:value="18.71875">
                <text:p>18.71875</text:p>
              </table:table-cell>
              <table:table-cell office:value-type="float" office:value="17.875">
                <text:p>17.875</text:p>
              </table:table-cell>
              <table:table-cell office:value-type="float" office:value="16.1875">
                <text:p>16.1875</text:p>
              </table:table-cell>
              <table:table-cell office:value-type="float" office:value="14.59375">
                <text:p>14.59375</text:p>
              </table:table-cell>
              <table:table-cell office:value-type="float" office:value="13.28125">
                <text:p>13.28125</text:p>
              </table:table-cell>
              <table:table-cell office:value-type="float" office:value="11.0625">
                <text:p>11.0625</text:p>
              </table:table-cell>
              <table:table-cell office:value-type="float" office:value="8.46875">
                <text:p>8.46875</text:p>
              </table:table-cell>
              <table:table-cell office:value-type="float" office:value="6.625">
                <text:p>6.625</text:p>
              </table:table-cell>
              <table:table-cell office:value-type="float" office:value="4.625">
                <text:p>4.625</text:p>
              </table:table-cell>
              <table:table-cell office:value-type="float" office:value="3.34375">
                <text:p>3.34375</text:p>
              </table:table-cell>
              <table:table-cell office:value-type="float" office:value="1.90625">
                <text:p>1.90625</text:p>
              </table:table-cell>
              <table:table-cell office:value-type="float" office:value="0.46875">
                <text:p>0.46875</text:p>
              </table:table-cell>
              <table:table-cell office:value-type="float" office:value="0.40625">
                <text:p>0.40625</text:p>
              </table:table-cell>
              <table:table-cell office:value-type="float" office:value="1.53125">
                <text:p>1.53125</text:p>
              </table:table-cell>
              <table:table-cell office:value-type="float" office:value="0.375">
                <text:p>0.375</text:p>
              </table:table-cell>
              <table:table-cell office:value-type="float" office:value="1.03125">
                <text:p>1.03125</text:p>
              </table:table-cell>
              <table:table-cell office:value-type="float" office:value="0.84375">
                <text:p>0.84375</text:p>
              </table:table-cell>
              <table:table-cell office:value-type="float" office:value="-0.9375">
                <text:p>-0.9375</text:p>
              </table:table-cell>
              <table:table-cell office:value-type="float" office:value="-2.28125">
                <text:p>-2.28125</text:p>
              </table:table-cell>
              <table:table-cell office:value-type="float" office:value="-5.75">
                <text:p>-5.75</text:p>
              </table:table-cell>
              <table:table-cell office:value-type="float" office:value="-9.5">
                <text:p>-9.5</text:p>
              </table:table-cell>
              <table:table-cell office:value-type="float" office:value="-12.0625">
                <text:p>-12.0625</text:p>
              </table:table-cell>
              <table:table-cell office:value-type="float" office:value="-16.09375">
                <text:p>-16.09375</text:p>
              </table:table-cell>
              <table:table-cell office:value-type="float" office:value="-19.5625">
                <text:p>-19.5625</text:p>
              </table:table-cell>
              <table:table-cell office:value-type="float" office:value="-19.65625">
                <text:p>-19.65625</text:p>
              </table:table-cell>
              <table:table-cell office:value-type="float" office:value="-19.28125">
                <text:p>-19.28125</text:p>
              </table:table-cell>
              <table:table-cell office:value-type="float" office:value="-15.15625">
                <text:p>-15.15625</text:p>
              </table:table-cell>
              <table:table-cell office:value-type="float" office:value="-9.8125">
                <text:p>-9.8125</text:p>
              </table:table-cell>
              <table:table-cell office:value-type="float" office:value="-2.78125">
                <text:p>-2.78125</text:p>
              </table:table-cell>
              <table:table-cell office:value-type="float" office:value="5.28125">
                <text:p>5.28125</text:p>
              </table:table-cell>
              <table:table-cell office:value-type="float" office:value="13.8125">
                <text:p>13.8125</text:p>
              </table:table-cell>
              <table:table-cell office:value-type="float" office:value="21.40625">
                <text:p>21.40625</text:p>
              </table:table-cell>
              <table:table-cell office:value-type="float" office:value="26.15625">
                <text:p>26.15625</text:p>
              </table:table-cell>
              <table:table-cell office:value-type="float" office:value="33.3125">
                <text:p>33.3125</text:p>
              </table:table-cell>
              <table:table-cell office:value-type="float" office:value="41.25">
                <text:p>41.25</text:p>
              </table:table-cell>
              <table:table-cell office:value-type="float" office:value="47.4375">
                <text:p>47.4375</text:p>
              </table:table-cell>
              <table:table-cell office:value-type="float" office:value="52.375">
                <text:p>52.375</text:p>
              </table:table-cell>
              <table:table-cell office:value-type="float" office:value="54.40625">
                <text:p>54.40625</text:p>
              </table:table-cell>
              <table:table-cell office:value-type="float" office:value="54.96875">
                <text:p>54.96875</text:p>
              </table:table-cell>
              <table:table-cell office:value-type="float" office:value="55.25">
                <text:p>55.25</text:p>
              </table:table-cell>
              <table:table-cell office:value-type="float" office:value="48.3125">
                <text:p>48.3125</text:p>
              </table:table-cell>
              <table:table-cell office:value-type="float" office:value="49.25">
                <text:p>49.25</text:p>
              </table:table-cell>
              <table:table-cell office:value-type="float" office:value="47.53125">
                <text:p>47.53125</text:p>
              </table:table-cell>
              <table:table-cell office:value-type="float" office:value="44.0625">
                <text:p>44.0625</text:p>
              </table:table-cell>
              <table:table-cell office:value-type="float" office:value="40.71875">
                <text:p>40.71875</text:p>
              </table:table-cell>
              <table:table-cell office:value-type="float" office:value="38">
                <text:p>38</text:p>
              </table:table-cell>
              <table:table-cell office:value-type="float" office:value="35.6875">
                <text:p>35.6875</text:p>
              </table:table-cell>
              <table:table-cell office:value-type="float" office:value="36.875">
                <text:p>36.875</text:p>
              </table:table-cell>
              <table:table-cell office:value-type="float" office:value="36.3125">
                <text:p>36.3125</text:p>
              </table:table-cell>
              <table:table-cell office:value-type="float" office:value="44">
                <text:p>44</text:p>
              </table:table-cell>
              <table:table-cell office:value-type="float" office:value="40.9375">
                <text:p>40.9375</text:p>
              </table:table-cell>
              <table:table-cell office:value-type="float" office:value="40.3125">
                <text:p>40.3125</text:p>
              </table:table-cell>
              <table:table-cell office:value-type="float" office:value="40.96875">
                <text:p>40.96875</text:p>
              </table:table-cell>
              <table:table-cell office:value-type="float" office:value="41.75">
                <text:p>41.75</text:p>
              </table:table-cell>
              <table:table-cell office:value-type="float" office:value="40.28125">
                <text:p>40.28125</text:p>
              </table:table-cell>
              <table:table-cell office:value-type="float" office:value="38.84375">
                <text:p>38.84375</text:p>
              </table:table-cell>
              <table:table-cell office:value-type="float" office:value="37.9375">
                <text:p>37.9375</text:p>
              </table:table-cell>
              <table:table-cell office:value-type="float" office:value="38.28125">
                <text:p>38.28125</text:p>
              </table:table-cell>
              <table:table-cell office:value-type="float" office:value="29.84375">
                <text:p>29.84375</text:p>
              </table:table-cell>
              <table:table-cell office:value-type="float" office:value="31.25">
                <text:p>31.25</text:p>
              </table:table-cell>
              <table:table-cell office:value-type="float" office:value="31.78125">
                <text:p>31.78125</text:p>
              </table:table-cell>
              <table:table-cell office:value-type="float" office:value="32.25">
                <text:p>32.25</text:p>
              </table:table-cell>
              <table:table-cell office:value-type="float" office:value="32.84375">
                <text:p>32.84375</text:p>
              </table:table-cell>
              <table:table-cell office:value-type="float" office:value="34.34375">
                <text:p>34.34375</text:p>
              </table:table-cell>
              <table:table-cell office:value-type="float" office:value="35.03125">
                <text:p>35.03125</text:p>
              </table:table-cell>
              <table:table-cell office:value-type="float" office:value="36.125">
                <text:p>36.125</text:p>
              </table:table-cell>
              <table:table-cell office:value-type="float" office:value="36.3125">
                <text:p>36.3125</text:p>
              </table:table-cell>
              <table:table-cell office:value-type="float" office:value="44">
                <text:p>44</text:p>
              </table:table-cell>
              <table:table-cell office:value-type="float" office:value="40.375">
                <text:p>40.375</text:p>
              </table:table-cell>
              <table:table-cell office:value-type="float" office:value="38.25">
                <text:p>38.25</text:p>
              </table:table-cell>
              <table:table-cell office:value-type="float" office:value="37.78125">
                <text:p>37.78125</text:p>
              </table:table-cell>
              <table:table-cell office:value-type="float" office:value="36.96875">
                <text:p>36.96875</text:p>
              </table:table-cell>
              <table:table-cell office:value-type="float" office:value="34.9375">
                <text:p>34.9375</text:p>
              </table:table-cell>
              <table:table-cell office:value-type="float" office:value="32.9375">
                <text:p>32.9375</text:p>
              </table:table-cell>
              <table:table-cell office:value-type="float" office:value="32.21875">
                <text:p>32.21875</text:p>
              </table:table-cell>
              <table:table-cell office:value-type="float" office:value="33.125">
                <text:p>33.125</text:p>
              </table:table-cell>
              <table:table-cell office:value-type="float" office:value="25.625">
                <text:p>25.625</text:p>
              </table:table-cell>
              <table:table-cell office:value-type="float" office:value="28.15625">
                <text:p>28.15625</text:p>
              </table:table-cell>
              <table:table-cell office:value-type="float" office:value="29.90625">
                <text:p>29.90625</text:p>
              </table:table-cell>
              <table:table-cell office:value-type="float" office:value="31.40625">
                <text:p>31.40625</text:p>
              </table:table-cell>
              <table:table-cell office:value-type="float" office:value="32.84375">
                <text:p>32.84375</text:p>
              </table:table-cell>
              <table:table-cell office:value-type="float" office:value="34.34375">
                <text:p>34.34375</text:p>
              </table:table-cell>
              <table:table-cell office:value-type="float" office:value="35.5">
                <text:p>35.5</text:p>
              </table:table-cell>
              <table:table-cell office:value-type="float" office:value="36.875">
                <text:p>36.875</text:p>
              </table:table-cell>
              <table:table-cell office:value-type="float" office:value="37.15625">
                <text:p>37.15625</text:p>
              </table:table-cell>
              <table:table-cell office:value-type="float" office:value="44.65625">
                <text:p>44.65625</text:p>
              </table:table-cell>
              <table:table-cell office:value-type="float" office:value="40.9375">
                <text:p>40.9375</text:p>
              </table:table-cell>
              <table:table-cell office:value-type="float" office:value="38.53125">
                <text:p>38.53125</text:p>
              </table:table-cell>
              <table:table-cell office:value-type="float" office:value="37.875">
                <text:p>37.875</text:p>
              </table:table-cell>
              <table:table-cell office:value-type="float" office:value="36.96875">
                <text:p>36.96875</text:p>
              </table:table-cell>
              <table:table-cell office:value-type="float" office:value="35.03125">
                <text:p>35.03125</text:p>
              </table:table-cell>
              <table:table-cell office:value-type="float" office:value="32.9375">
                <text:p>32.9375</text:p>
              </table:table-cell>
              <table:table-cell office:value-type="float" office:value="32.78125">
                <text:p>32.78125</text:p>
              </table:table-cell>
              <table:table-cell office:value-type="float" office:value="34.8125">
                <text:p>34.8125</text:p>
              </table:table-cell>
              <table:table-cell office:value-type="float" office:value="28.53125">
                <text:p>28.53125</text:p>
              </table:table-cell>
              <table:table-cell office:value-type="float" office:value="32.09375">
                <text:p>32.09375</text:p>
              </table:table-cell>
              <table:table-cell office:value-type="float" office:value="34.6875">
                <text:p>34.6875</text:p>
              </table:table-cell>
              <table:table-cell office:value-type="float" office:value="37.03125">
                <text:p>37.03125</text:p>
              </table:table-cell>
              <table:table-cell office:value-type="float" office:value="38.46875">
                <text:p>38.46875</text:p>
              </table:table-cell>
              <table:table-cell office:value-type="float" office:value="40.25">
                <text:p>40.25</text:p>
              </table:table-cell>
              <table:table-cell office:value-type="float" office:value="41.21875">
                <text:p>41.21875</text:p>
              </table:table-cell>
              <table:table-cell office:value-type="float" office:value="42.03125">
                <text:p>42.03125</text:p>
              </table:table-cell>
              <table:table-cell office:value-type="float" office:value="41.375">
                <text:p>41.375</text:p>
              </table:table-cell>
              <table:table-cell office:value-type="float" office:value="47.75">
                <text:p>47.75</text:p>
              </table:table-cell>
              <table:table-cell office:value-type="float" office:value="42.8125">
                <text:p>42.8125</text:p>
              </table:table-cell>
              <table:table-cell office:value-type="float" office:value="39.375">
                <text:p>39.375</text:p>
              </table:table-cell>
              <table:table-cell office:value-type="float" office:value="38.15625">
                <text:p>38.15625</text:p>
              </table:table-cell>
              <table:table-cell office:value-type="float" office:value="36.96875">
                <text:p>36.96875</text:p>
              </table:table-cell>
              <table:table-cell office:value-type="float" office:value="36.25">
                <text:p>36.25</text:p>
              </table:table-cell>
              <table:table-cell office:value-type="float" office:value="37.71875">
                <text:p>37.71875</text:p>
              </table:table-cell>
              <table:table-cell office:value-type="float" office:value="41.125">
                <text:p>41.125</text:p>
              </table:table-cell>
              <table:table-cell office:value-type="float" office:value="45.96875">
                <text:p>45.96875</text:p>
              </table:table-cell>
              <table:table-cell office:value-type="float" office:value="41.9375">
                <text:p>41.9375</text:p>
              </table:table-cell>
              <table:table-cell office:value-type="float" office:value="48.03125">
                <text:p>48.03125</text:p>
              </table:table-cell>
              <table:table-cell office:value-type="float" office:value="50.25">
                <text:p>50.25</text:p>
              </table:table-cell>
              <table:table-cell office:value-type="float" office:value="53.71875">
                <text:p>53.71875</text:p>
              </table:table-cell>
              <table:table-cell office:value-type="float" office:value="53.375">
                <text:p>53.375</text:p>
              </table:table-cell>
              <table:table-cell office:value-type="float" office:value="48.96875">
                <text:p>48.96875</text:p>
              </table:table-cell>
              <table:table-cell office:value-type="float" office:value="42.15625">
                <text:p>42.15625</text:p>
              </table:table-cell>
              <table:table-cell office:value-type="float" office:value="35.375">
                <text:p>35.375</text:p>
              </table:table-cell>
              <table:table-cell office:value-type="float" office:value="27.5">
                <text:p>27.5</text:p>
              </table:table-cell>
              <table:table-cell office:value-type="float" office:value="27.3125">
                <text:p>27.3125</text:p>
              </table:table-cell>
              <table:table-cell office:value-type="float" office:value="18.65625">
                <text:p>18.65625</text:p>
              </table:table-cell>
              <table:table-cell office:value-type="float" office:value="14.90625">
                <text:p>14.90625</text:p>
              </table:table-cell>
              <table:table-cell office:value-type="float" office:value="6.84375">
                <text:p>6.84375</text:p>
              </table:table-cell>
              <table:table-cell office:value-type="float" office:value="-3.53125">
                <text:p>-3.53125</text:p>
              </table:table-cell>
              <table:table-cell office:value-type="float" office:value="-13.78125">
                <text:p>-13.78125</text:p>
              </table:table-cell>
              <table:table-cell office:value-type="float" office:value="-19.5625">
                <text:p>-19.5625</text:p>
              </table:table-cell>
              <table:table-cell office:value-type="float" office:value="-21.03125">
                <text:p>-21.03125</text:p>
              </table:table-cell>
              <table:table-cell office:value-type="float" office:value="-20.875">
                <text:p>-20.875</text:p>
              </table:table-cell>
              <table:table-cell office:value-type="float" office:value="-21.8125">
                <text:p>-21.8125</text:p>
              </table:table-cell>
              <table:table-cell office:value-type="float" office:value="-18.4375">
                <text:p>-18.4375</text:p>
              </table:table-cell>
              <table:table-cell office:value-type="float" office:value="-11.3125">
                <text:p>-11.3125</text:p>
              </table:table-cell>
              <table:table-cell office:value-type="float" office:value="-6.90625">
                <text:p>-6.90625</text:p>
              </table:table-cell>
              <table:table-cell office:value-type="float" office:value="-3.0625">
                <text:p>-3.0625</text:p>
              </table:table-cell>
              <table:table-cell office:value-type="float" office:value="1.25">
                <text:p>1.25</text:p>
              </table:table-cell>
              <table:table-cell office:value-type="float" office:value="4.71875">
                <text:p>4.71875</text:p>
              </table:table-cell>
              <table:table-cell office:value-type="float" office:value="5.375">
                <text:p>5.375</text:p>
              </table:table-cell>
              <table:table-cell office:value-type="float" office:value="6.40625">
                <text:p>6.40625</text:p>
              </table:table-cell>
              <table:table-cell office:value-type="float" office:value="4.71875">
                <text:p>4.71875</text:p>
              </table:table-cell>
              <table:table-cell office:value-type="float" office:value="-1">
                <text:p>-1</text:p>
              </table:table-cell>
              <table:table-cell office:value-type="float" office:value="-0.9375">
                <text:p>-0.9375</text:p>
              </table:table-cell>
              <table:table-cell office:value-type="float" office:value="-0.03125">
                <text:p>-0.03125</text:p>
              </table:table-cell>
              <table:table-cell office:value-type="float" office:value="0.84375">
                <text:p>0.84375</text:p>
              </table:table-cell>
              <table:table-cell office:value-type="float" office:value="2.03125">
                <text:p>2.03125</text:p>
              </table:table-cell>
              <table:table-cell office:value-type="float" office:value="3.84375">
                <text:p>3.84375</text:p>
              </table:table-cell>
              <table:table-cell office:value-type="float" office:value="6.78125">
                <text:p>6.78125</text:p>
              </table:table-cell>
              <table:table-cell office:value-type="float" office:value="10.09375">
                <text:p>10.09375</text:p>
              </table:table-cell>
              <table:table-cell office:value-type="float" office:value="0.78125">
                <text:p>0.78125</text:p>
              </table:table-cell>
              <table:table-cell office:value-type="float" office:value="2.28125">
                <text:p>2.28125</text:p>
              </table:table-cell>
              <table:table-cell office:value-type="float" office:value="4.875">
                <text:p>4.875</text:p>
              </table:table-cell>
              <table:table-cell office:value-type="float" office:value="7.65625">
                <text:p>7.65625</text:p>
              </table:table-cell>
              <table:table-cell office:value-type="float" office:value="10.875">
                <text:p>10.875</text:p>
              </table:table-cell>
              <table:table-cell office:value-type="float" office:value="12.625">
                <text:p>12.625</text:p>
              </table:table-cell>
              <table:table-cell office:value-type="float" office:value="15.84375">
                <text:p>15.84375</text:p>
              </table:table-cell>
              <table:table-cell office:value-type="float" office:value="18.3125">
                <text:p>18.3125</text:p>
              </table:table-cell>
              <table:table-cell office:value-type="float" office:value="16.1875">
                <text:p>16.187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.28125">
                <text:p>90.28125</text:p>
              </table:table-cell>
              <table:table-cell office:value-type="float" office:value="90.9375">
                <text:p>90.9375</text:p>
              </table:table-cell>
              <table:table-cell office:value-type="float" office:value="91.96875">
                <text:p>91.96875</text:p>
              </table:table-cell>
              <table:table-cell office:value-type="float" office:value="93.1875">
                <text:p>93.1875</text:p>
              </table:table-cell>
              <table:table-cell office:value-type="float" office:value="94.59375">
                <text:p>94.59375</text:p>
              </table:table-cell>
              <table:table-cell office:value-type="float" office:value="96">
                <text:p>96</text:p>
              </table:table-cell>
              <table:table-cell office:value-type="float" office:value="97.3125">
                <text:p>97.3125</text:p>
              </table:table-cell>
              <table:table-cell office:value-type="float" office:value="98.4375">
                <text:p>98.4375</text:p>
              </table:table-cell>
              <table:table-cell office:value-type="float" office:value="98.4375">
                <text:p>98.4375</text:p>
              </table:table-cell>
              <table:table-cell office:value-type="float" office:value="97.96875">
                <text:p>97.96875</text:p>
              </table:table-cell>
              <table:table-cell office:value-type="float" office:value="98.25">
                <text:p>98.25</text:p>
              </table:table-cell>
              <table:table-cell office:value-type="float" office:value="97.78125">
                <text:p>97.78125</text:p>
              </table:table-cell>
              <table:table-cell office:value-type="float" office:value="96.375">
                <text:p>96.375</text:p>
              </table:table-cell>
              <table:table-cell office:value-type="float" office:value="94.6875">
                <text:p>94.6875</text:p>
              </table:table-cell>
              <table:table-cell office:value-type="float" office:value="92.90625">
                <text:p>92.90625</text:p>
              </table:table-cell>
              <table:table-cell office:value-type="float" office:value="91.3125">
                <text:p>91.3125</text:p>
              </table:table-cell>
              <table:table-cell office:value-type="float" office:value="90.84375">
                <text:p>90.84375</text:p>
              </table:table-cell>
              <table:table-cell office:value-type="float" office:value="92.8125">
                <text:p>92.8125</text:p>
              </table:table-cell>
              <table:table-cell office:value-type="float" office:value="95.4375">
                <text:p>95.4375</text:p>
              </table:table-cell>
              <table:table-cell office:value-type="float" office:value="99.375">
                <text:p>99.375</text:p>
              </table:table-cell>
              <table:table-cell office:value-type="float" office:value="104.53125">
                <text:p>104.53125</text:p>
              </table:table-cell>
              <table:table-cell office:value-type="float" office:value="110.15625">
                <text:p>110.15625</text:p>
              </table:table-cell>
              <table:table-cell office:value-type="float" office:value="115.78125">
                <text:p>115.78125</text:p>
              </table:table-cell>
              <table:table-cell office:value-type="float" office:value="120.9375">
                <text:p>120.9375</text:p>
              </table:table-cell>
              <table:table-cell office:value-type="float" office:value="121.40625">
                <text:p>121.40625</text:p>
              </table:table-cell>
              <table:table-cell office:value-type="float" office:value="118.59375">
                <text:p>118.59375</text:p>
              </table:table-cell>
              <table:table-cell office:value-type="float" office:value="115.3125">
                <text:p>115.3125</text:p>
              </table:table-cell>
              <table:table-cell office:value-type="float" office:value="108.5625">
                <text:p>108.5625</text:p>
              </table:table-cell>
              <table:table-cell office:value-type="float" office:value="99">
                <text:p>99</text:p>
              </table:table-cell>
              <table:table-cell office:value-type="float" office:value="87.84375">
                <text:p>87.84375</text:p>
              </table:table-cell>
              <table:table-cell office:value-type="float" office:value="75.84375">
                <text:p>75.84375</text:p>
              </table:table-cell>
              <table:table-cell office:value-type="float" office:value="64.875">
                <text:p>64.875</text:p>
              </table:table-cell>
              <table:table-cell office:value-type="float" office:value="56.15625">
                <text:p>56.15625</text:p>
              </table:table-cell>
              <table:table-cell office:value-type="float" office:value="49.4375">
                <text:p>49.4375</text:p>
              </table:table-cell>
              <table:table-cell office:value-type="float" office:value="34.59375">
                <text:p>34.59375</text:p>
              </table:table-cell>
              <table:table-cell office:value-type="float" office:value="24.3125">
                <text:p>24.3125</text:p>
              </table:table-cell>
              <table:table-cell office:value-type="float" office:value="17.28125">
                <text:p>17.28125</text:p>
              </table:table-cell>
              <table:table-cell office:value-type="float" office:value="13.53125">
                <text:p>13.53125</text:p>
              </table:table-cell>
              <table:table-cell office:value-type="float" office:value="12.65625">
                <text:p>12.65625</text:p>
              </table:table-cell>
              <table:table-cell office:value-type="float" office:value="13.78125">
                <text:p>13.78125</text:p>
              </table:table-cell>
              <table:table-cell office:value-type="float" office:value="24.375">
                <text:p>24.375</text:p>
              </table:table-cell>
              <table:table-cell office:value-type="float" office:value="32.1875">
                <text:p>32.1875</text:p>
              </table:table-cell>
              <table:table-cell office:value-type="float" office:value="28.53125">
                <text:p>28.53125</text:p>
              </table:table-cell>
              <table:table-cell office:value-type="float" office:value="27.34375">
                <text:p>27.34375</text:p>
              </table:table-cell>
              <table:table-cell office:value-type="float" office:value="33.8125">
                <text:p>33.8125</text:p>
              </table:table-cell>
              <table:table-cell office:value-type="float" office:value="38.6875">
                <text:p>38.6875</text:p>
              </table:table-cell>
              <table:table-cell office:value-type="float" office:value="41.75">
                <text:p>41.75</text:p>
              </table:table-cell>
              <table:table-cell office:value-type="float" office:value="41.59375">
                <text:p>41.59375</text:p>
              </table:table-cell>
              <table:table-cell office:value-type="float" office:value="43.3125">
                <text:p>43.3125</text:p>
              </table:table-cell>
              <table:table-cell office:value-type="float" office:value="35.8125">
                <text:p>35.8125</text:p>
              </table:table-cell>
              <table:table-cell office:value-type="float" office:value="37.0625">
                <text:p>37.0625</text:p>
              </table:table-cell>
              <table:table-cell office:value-type="float" office:value="39.875">
                <text:p>39.875</text:p>
              </table:table-cell>
              <table:table-cell office:value-type="float" office:value="35.875">
                <text:p>35.875</text:p>
              </table:table-cell>
              <table:table-cell office:value-type="float" office:value="34.5625">
                <text:p>34.5625</text:p>
              </table:table-cell>
              <table:table-cell office:value-type="float" office:value="35.59375">
                <text:p>35.59375</text:p>
              </table:table-cell>
              <table:table-cell office:value-type="float" office:value="37.59375">
                <text:p>37.59375</text:p>
              </table:table-cell>
              <table:table-cell office:value-type="float" office:value="38.96875">
                <text:p>38.96875</text:p>
              </table:table-cell>
              <table:table-cell office:value-type="float" office:value="37.6875">
                <text:p>37.6875</text:p>
              </table:table-cell>
              <table:table-cell office:value-type="float" office:value="52.125">
                <text:p>52.125</text:p>
              </table:table-cell>
              <table:table-cell office:value-type="float" office:value="60.03125">
                <text:p>60.03125</text:p>
              </table:table-cell>
              <table:table-cell office:value-type="float" office:value="52.53125">
                <text:p>52.53125</text:p>
              </table:table-cell>
              <table:table-cell office:value-type="float" office:value="45.53125">
                <text:p>45.53125</text:p>
              </table:table-cell>
              <table:table-cell office:value-type="float" office:value="45.53125">
                <text:p>45.53125</text:p>
              </table:table-cell>
              <table:table-cell office:value-type="float" office:value="44.125">
                <text:p>44.125</text:p>
              </table:table-cell>
              <table:table-cell office:value-type="float" office:value="42.40625">
                <text:p>42.40625</text:p>
              </table:table-cell>
              <table:table-cell office:value-type="float" office:value="42.53125">
                <text:p>42.53125</text:p>
              </table:table-cell>
              <table:table-cell office:value-type="float" office:value="43.03125">
                <text:p>43.03125</text:p>
              </table:table-cell>
              <table:table-cell office:value-type="float" office:value="35.625">
                <text:p>35.625</text:p>
              </table:table-cell>
              <table:table-cell office:value-type="float" office:value="38">
                <text:p>38</text:p>
              </table:table-cell>
              <table:table-cell office:value-type="float" office:value="42.78125">
                <text:p>42.78125</text:p>
              </table:table-cell>
              <table:table-cell office:value-type="float" office:value="40.9375">
                <text:p>40.9375</text:p>
              </table:table-cell>
              <table:table-cell office:value-type="float" office:value="41.875">
                <text:p>41.875</text:p>
              </table:table-cell>
              <table:table-cell office:value-type="float" office:value="43.75">
                <text:p>43.75</text:p>
              </table:table-cell>
              <table:table-cell office:value-type="float" office:value="45.5625">
                <text:p>45.5625</text:p>
              </table:table-cell>
              <table:table-cell office:value-type="float" office:value="47.21875">
                <text:p>47.21875</text:p>
              </table:table-cell>
              <table:table-cell office:value-type="float" office:value="45.46875">
                <text:p>45.46875</text:p>
              </table:table-cell>
              <table:table-cell office:value-type="float" office:value="58.5">
                <text:p>58.5</text:p>
              </table:table-cell>
              <table:table-cell office:value-type="float" office:value="64.71875">
                <text:p>64.71875</text:p>
              </table:table-cell>
              <table:table-cell office:value-type="float" office:value="55.4375">
                <text:p>55.4375</text:p>
              </table:table-cell>
              <table:table-cell office:value-type="float" office:value="46.84375">
                <text:p>46.84375</text:p>
              </table:table-cell>
              <table:table-cell office:value-type="float" office:value="45.53125">
                <text:p>45.53125</text:p>
              </table:table-cell>
              <table:table-cell office:value-type="float" office:value="44.125">
                <text:p>44.125</text:p>
              </table:table-cell>
              <table:table-cell office:value-type="float" office:value="41.65625">
                <text:p>41.65625</text:p>
              </table:table-cell>
              <table:table-cell office:value-type="float" office:value="41.40625">
                <text:p>41.40625</text:p>
              </table:table-cell>
              <table:table-cell office:value-type="float" office:value="41.8125">
                <text:p>41.8125</text:p>
              </table:table-cell>
              <table:table-cell office:value-type="float" office:value="34.59375">
                <text:p>34.59375</text:p>
              </table:table-cell>
              <table:table-cell office:value-type="float" office:value="37.25">
                <text:p>37.25</text:p>
              </table:table-cell>
              <table:table-cell office:value-type="float" office:value="42.40625">
                <text:p>42.40625</text:p>
              </table:table-cell>
              <table:table-cell office:value-type="float" office:value="40.84375">
                <text:p>40.84375</text:p>
              </table:table-cell>
              <table:table-cell office:value-type="float" office:value="41.875">
                <text:p>41.875</text:p>
              </table:table-cell>
              <table:table-cell office:value-type="float" office:value="43.46875">
                <text:p>43.46875</text:p>
              </table:table-cell>
              <table:table-cell office:value-type="float" office:value="44.625">
                <text:p>44.625</text:p>
              </table:table-cell>
              <table:table-cell office:value-type="float" office:value="45.25">
                <text:p>45.25</text:p>
              </table:table-cell>
              <table:table-cell office:value-type="float" office:value="42.28125">
                <text:p>42.28125</text:p>
              </table:table-cell>
              <table:table-cell office:value-type="float" office:value="54">
                <text:p>54</text:p>
              </table:table-cell>
              <table:table-cell office:value-type="float" office:value="58.71875">
                <text:p>58.71875</text:p>
              </table:table-cell>
              <table:table-cell office:value-type="float" office:value="48.125">
                <text:p>48.125</text:p>
              </table:table-cell>
              <table:table-cell office:value-type="float" office:value="38.40625">
                <text:p>38.40625</text:p>
              </table:table-cell>
              <table:table-cell office:value-type="float" office:value="37.09375">
                <text:p>37.09375</text:p>
              </table:table-cell>
              <table:table-cell office:value-type="float" office:value="36.15625">
                <text:p>36.15625</text:p>
              </table:table-cell>
              <table:table-cell office:value-type="float" office:value="33.40625">
                <text:p>33.40625</text:p>
              </table:table-cell>
              <table:table-cell office:value-type="float" office:value="33.625">
                <text:p>33.625</text:p>
              </table:table-cell>
              <table:table-cell office:value-type="float" office:value="35.4375">
                <text:p>35.4375</text:p>
              </table:table-cell>
              <table:table-cell office:value-type="float" office:value="29.90625">
                <text:p>29.90625</text:p>
              </table:table-cell>
              <table:table-cell office:value-type="float" office:value="34.34375">
                <text:p>34.34375</text:p>
              </table:table-cell>
              <table:table-cell office:value-type="float" office:value="41.09375">
                <text:p>41.09375</text:p>
              </table:table-cell>
              <table:table-cell office:value-type="float" office:value="40">
                <text:p>40</text:p>
              </table:table-cell>
              <table:table-cell office:value-type="float" office:value="39.0625">
                <text:p>39.0625</text:p>
              </table:table-cell>
              <table:table-cell office:value-type="float" office:value="38.3125">
                <text:p>38.3125</text:p>
              </table:table-cell>
              <table:table-cell office:value-type="float" office:value="36.1875">
                <text:p>36.1875</text:p>
              </table:table-cell>
              <table:table-cell office:value-type="float" office:value="32.96875">
                <text:p>32.96875</text:p>
              </table:table-cell>
              <table:table-cell office:value-type="float" office:value="25.3125">
                <text:p>25.3125</text:p>
              </table:table-cell>
              <table:table-cell office:value-type="float" office:value="32.71875">
                <text:p>32.71875</text:p>
              </table:table-cell>
              <table:table-cell office:value-type="float" office:value="33.78125">
                <text:p>33.78125</text:p>
              </table:table-cell>
              <table:table-cell office:value-type="float" office:value="24.03125">
                <text:p>24.03125</text:p>
              </table:table-cell>
              <table:table-cell office:value-type="float" office:value="18.25">
                <text:p>18.25</text:p>
              </table:table-cell>
              <table:table-cell office:value-type="float" office:value="20.21875">
                <text:p>20.21875</text:p>
              </table:table-cell>
              <table:table-cell office:value-type="float" office:value="25.5625">
                <text:p>25.5625</text:p>
              </table:table-cell>
              <table:table-cell office:value-type="float" office:value="32.28125">
                <text:p>32.28125</text:p>
              </table:table-cell>
              <table:table-cell office:value-type="float" office:value="43.5625">
                <text:p>43.5625</text:p>
              </table:table-cell>
              <table:table-cell office:value-type="float" office:value="55.96875">
                <text:p>55.96875</text:p>
              </table:table-cell>
              <table:table-cell office:value-type="float" office:value="59.71875">
                <text:p>59.71875</text:p>
              </table:table-cell>
              <table:table-cell office:value-type="float" office:value="71.09375">
                <text:p>71.09375</text:p>
              </table:table-cell>
              <table:table-cell office:value-type="float" office:value="82.96875">
                <text:p>82.96875</text:p>
              </table:table-cell>
              <table:table-cell office:value-type="float" office:value="96.25">
                <text:p>96.25</text:p>
              </table:table-cell>
              <table:table-cell office:value-type="float" office:value="107.5625">
                <text:p>107.5625</text:p>
              </table:table-cell>
              <table:table-cell office:value-type="float" office:value="115.46875">
                <text:p>115.46875</text:p>
              </table:table-cell>
              <table:table-cell office:value-type="float" office:value="122.03125">
                <text:p>122.03125</text:p>
              </table:table-cell>
              <table:table-cell office:value-type="float" office:value="124.5625">
                <text:p>124.5625</text:p>
              </table:table-cell>
              <table:table-cell office:value-type="float" office:value="121.6875">
                <text:p>121.6875</text:p>
              </table:table-cell>
              <table:table-cell office:value-type="float" office:value="124.125">
                <text:p>124.125</text:p>
              </table:table-cell>
              <table:table-cell office:value-type="float" office:value="122.53125">
                <text:p>122.53125</text:p>
              </table:table-cell>
              <table:table-cell office:value-type="float" office:value="116.90625">
                <text:p>116.90625</text:p>
              </table:table-cell>
              <table:table-cell office:value-type="float" office:value="109.5">
                <text:p>109.5</text:p>
              </table:table-cell>
              <table:table-cell office:value-type="float" office:value="101.34375">
                <text:p>101.34375</text:p>
              </table:table-cell>
              <table:table-cell office:value-type="float" office:value="95.4375">
                <text:p>95.4375</text:p>
              </table:table-cell>
              <table:table-cell office:value-type="float" office:value="89.90625">
                <text:p>89.90625</text:p>
              </table:table-cell>
              <table:table-cell office:value-type="float" office:value="89.8125">
                <text:p>89.8125</text:p>
              </table:table-cell>
              <table:table-cell office:value-type="float" office:value="88.5">
                <text:p>88.5</text:p>
              </table:table-cell>
              <table:table-cell office:value-type="float" office:value="88.78125">
                <text:p>88.78125</text:p>
              </table:table-cell>
              <table:table-cell office:value-type="float" office:value="90.1875">
                <text:p>90.1875</text:p>
              </table:table-cell>
              <table:table-cell office:value-type="float" office:value="92.53125">
                <text:p>92.53125</text:p>
              </table:table-cell>
              <table:table-cell office:value-type="float" office:value="95.25">
                <text:p>95.25</text:p>
              </table:table-cell>
              <table:table-cell office:value-type="float" office:value="97.3125">
                <text:p>97.3125</text:p>
              </table:table-cell>
              <table:table-cell office:value-type="float" office:value="98.15625">
                <text:p>98.15625</text:p>
              </table:table-cell>
              <table:table-cell office:value-type="float" office:value="97.96875">
                <text:p>97.96875</text:p>
              </table:table-cell>
              <table:table-cell office:value-type="float" office:value="98.25">
                <text:p>98.25</text:p>
              </table:table-cell>
              <table:table-cell office:value-type="float" office:value="97.78125">
                <text:p>97.78125</text:p>
              </table:table-cell>
              <table:table-cell office:value-type="float" office:value="96.375">
                <text:p>96.375</text:p>
              </table:table-cell>
              <table:table-cell office:value-type="float" office:value="94.6875">
                <text:p>94.6875</text:p>
              </table:table-cell>
              <table:table-cell office:value-type="float" office:value="92.90625">
                <text:p>92.90625</text:p>
              </table:table-cell>
              <table:table-cell office:value-type="float" office:value="91.3125">
                <text:p>91.312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9.25">
                <text:p>89.25</text:p>
              </table:table-cell>
              <table:table-cell office:value-type="float" office:value="88.875">
                <text:p>88.875</text:p>
              </table:table-cell>
              <table:table-cell office:value-type="float" office:value="88.78125">
                <text:p>88.78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